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4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adrr</text:p>
          </table:table-cell>
          <table:table-cell office:value-type="string" calcext:value-type="string">
            <text:p>hex addr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2]*512"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number-columns-repeated="2"/>
          <table:table-cell office:value-type="string" calcext:value-type="string">
            <text:p>fat12 only</text:p>
          </table:table-cell>
          <table:table-cell office:value-type="string" calcext:value-type="string">
            <text:p>sectors size can be found at 11 &amp; 12<text:span text:style-name="T1">th</text:span> byte in partition in little endian forma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3]*512" office:value-type="float" office:value="512" calcext:value-type="float">
            <text:p>512</text:p>
          </table:table-cell>
          <table:table-cell table:formula="of:=DEC2HEX([.B3];8)" office:value-type="string" office:string-value="00000200" calcext:value-type="string">
            <text:p>00000200</text:p>
          </table:table-cell>
          <table:table-cell table:style-name="ce3"/>
          <table:table-cell office:value-type="string" calcext:value-type="string">
            <text:p>#store linked list for files</text:p>
          </table:table-cell>
          <table:table-cell/>
          <table:table-cell office:value-type="string" calcext:value-type="string">
            <text:p>at 13<text:span text:style-name="T1">th</text:span> byte there are shown that how many sectors in each bl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512" office:value-type="float" office:value="1024" calcext:value-type="float">
            <text:p>1024</text:p>
          </table:table-cell>
          <table:table-cell table:formula="of:=DEC2HEX([.B4];8)" office:value-type="string" office:string-value="00000400" calcext:value-type="string">
            <text:p>00000400</text:p>
          </table:table-cell>
          <table:table-cell table:style-name="ce3" office:value-type="string" calcext:value-type="string">
            <text:p>fa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512" office:value-type="float" office:value="1536" calcext:value-type="float">
            <text:p>1536</text:p>
          </table:table-cell>
          <table:table-cell table:formula="of:=DEC2HEX([.B5];8)" office:value-type="string" office:string-value="00000600" calcext:value-type="string">
            <text:p>000006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512" office:value-type="float" office:value="2048" calcext:value-type="float">
            <text:p>2048</text:p>
          </table:table-cell>
          <table:table-cell table:formula="of:=DEC2HEX([.B6];8)" office:value-type="string" office:string-value="00000800" calcext:value-type="string">
            <text:p>000008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512" office:value-type="float" office:value="2560" calcext:value-type="float">
            <text:p>2560</text:p>
          </table:table-cell>
          <table:table-cell table:formula="of:=DEC2HEX([.B7];8)" office:value-type="string" office:string-value="00000A00" calcext:value-type="string">
            <text:p>00000A00</text:p>
          </table:table-cell>
          <table:table-cell table:style-name="ce4" office:value-type="string" calcext:value-type="string">
            <text:p>root dir</text:p>
          </table:table-cell>
          <table:table-cell office:value-type="string" calcext:value-type="string">
            <text:p>#file info name/date etc store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512" office:value-type="float" office:value="3072" calcext:value-type="float">
            <text:p>3072</text:p>
          </table:table-cell>
          <table:table-cell table:formula="of:=DEC2HEX([.B8];8)" office:value-type="string" office:string-value="00000C00" calcext:value-type="string">
            <text:p>00000C00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512" office:value-type="float" office:value="3584" calcext:value-type="float">
            <text:p>3584</text:p>
          </table:table-cell>
          <table:table-cell table:formula="of:=DEC2HEX([.B9];8)" office:value-type="string" office:string-value="00000E00" calcext:value-type="string">
            <text:p>00000E00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512" office:value-type="float" office:value="4096" calcext:value-type="float">
            <text:p>4096</text:p>
          </table:table-cell>
          <table:table-cell table:formula="of:=DEC2HEX([.B10];8)" office:value-type="string" office:string-value="00001000" calcext:value-type="string">
            <text:p>00001000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string" calcext:value-type="string">
            <text:p>#block start fro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512" office:value-type="float" office:value="4608" calcext:value-type="float">
            <text:p>4608</text:p>
          </table:table-cell>
          <table:table-cell table:formula="of:=DEC2HEX([.B11];8)" office:value-type="string" office:string-value="00001200" calcext:value-type="string">
            <text:p>00001200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#actual file data stored in block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512" office:value-type="float" office:value="5120" calcext:value-type="float">
            <text:p>5120</text:p>
          </table:table-cell>
          <table:table-cell table:formula="of:=DEC2HEX([.B12];8)" office:value-type="string" office:string-value="00001400" calcext:value-type="string">
            <text:p>00001400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512" office:value-type="float" office:value="5632" calcext:value-type="float">
            <text:p>5632</text:p>
          </table:table-cell>
          <table:table-cell table:formula="of:=DEC2HEX([.B13];8)" office:value-type="string" office:string-value="00001600" calcext:value-type="string">
            <text:p>00001600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512" office:value-type="float" office:value="6144" calcext:value-type="float">
            <text:p>6144</text:p>
          </table:table-cell>
          <table:table-cell table:formula="of:=DEC2HEX([.B14];8)" office:value-type="string" office:string-value="00001800" calcext:value-type="string">
            <text:p>00001800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512" office:value-type="float" office:value="6656" calcext:value-type="float">
            <text:p>6656</text:p>
          </table:table-cell>
          <table:table-cell table:formula="of:=DEC2HEX([.B15];8)" office:value-type="string" office:string-value="00001A00" calcext:value-type="string">
            <text:p>00001A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512" office:value-type="float" office:value="7168" calcext:value-type="float">
            <text:p>7168</text:p>
          </table:table-cell>
          <table:table-cell table:formula="of:=DEC2HEX([.B16];8)" office:value-type="string" office:string-value="00001C00" calcext:value-type="string">
            <text:p>00001C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512" office:value-type="float" office:value="7680" calcext:value-type="float">
            <text:p>7680</text:p>
          </table:table-cell>
          <table:table-cell table:formula="of:=DEC2HEX([.B17];8)" office:value-type="string" office:string-value="00001E00" calcext:value-type="string">
            <text:p>00001E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512" office:value-type="float" office:value="8192" calcext:value-type="float">
            <text:p>8192</text:p>
          </table:table-cell>
          <table:table-cell table:formula="of:=DEC2HEX([.B18];8)" office:value-type="string" office:string-value="00002000" calcext:value-type="string">
            <text:p>000020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512" office:value-type="float" office:value="8704" calcext:value-type="float">
            <text:p>8704</text:p>
          </table:table-cell>
          <table:table-cell table:formula="of:=DEC2HEX([.B19];8)" office:value-type="string" office:string-value="00002200" calcext:value-type="string">
            <text:p>000022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512" office:value-type="float" office:value="9216" calcext:value-type="float">
            <text:p>9216</text:p>
          </table:table-cell>
          <table:table-cell table:formula="of:=DEC2HEX([.B20];8)" office:value-type="string" office:string-value="00002400" calcext:value-type="string">
            <text:p>000024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512" office:value-type="float" office:value="9728" calcext:value-type="float">
            <text:p>9728</text:p>
          </table:table-cell>
          <table:table-cell table:formula="of:=DEC2HEX([.B21];8)" office:value-type="string" office:string-value="00002600" calcext:value-type="string">
            <text:p>000026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512" office:value-type="float" office:value="10240" calcext:value-type="float">
            <text:p>10240</text:p>
          </table:table-cell>
          <table:table-cell table:formula="of:=DEC2HEX([.B22];8)" office:value-type="string" office:string-value="00002800" calcext:value-type="string">
            <text:p>000028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512" office:value-type="float" office:value="10752" calcext:value-type="float">
            <text:p>10752</text:p>
          </table:table-cell>
          <table:table-cell table:formula="of:=DEC2HEX([.B23];8)" office:value-type="string" office:string-value="00002A00" calcext:value-type="string">
            <text:p>00002A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512" office:value-type="float" office:value="11264" calcext:value-type="float">
            <text:p>11264</text:p>
          </table:table-cell>
          <table:table-cell table:formula="of:=DEC2HEX([.B24];8)" office:value-type="string" office:string-value="00002C00" calcext:value-type="string">
            <text:p>00002C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512" office:value-type="float" office:value="11776" calcext:value-type="float">
            <text:p>11776</text:p>
          </table:table-cell>
          <table:table-cell table:formula="of:=DEC2HEX([.B25];8)" office:value-type="string" office:string-value="00002E00" calcext:value-type="string">
            <text:p>00002E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512" office:value-type="float" office:value="12288" calcext:value-type="float">
            <text:p>12288</text:p>
          </table:table-cell>
          <table:table-cell table:formula="of:=DEC2HEX([.B26];8)" office:value-type="string" office:string-value="00003000" calcext:value-type="string">
            <text:p>000030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512" office:value-type="float" office:value="12800" calcext:value-type="float">
            <text:p>12800</text:p>
          </table:table-cell>
          <table:table-cell table:formula="of:=DEC2HEX([.B27];8)" office:value-type="string" office:string-value="00003200" calcext:value-type="string">
            <text:p>000032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512" office:value-type="float" office:value="13312" calcext:value-type="float">
            <text:p>13312</text:p>
          </table:table-cell>
          <table:table-cell table:formula="of:=DEC2HEX([.B28];8)" office:value-type="string" office:string-value="00003400" calcext:value-type="string">
            <text:p>000034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512" office:value-type="float" office:value="13824" calcext:value-type="float">
            <text:p>13824</text:p>
          </table:table-cell>
          <table:table-cell table:formula="of:=DEC2HEX([.B29];8)" office:value-type="string" office:string-value="00003600" calcext:value-type="string">
            <text:p>000036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512" office:value-type="float" office:value="14336" calcext:value-type="float">
            <text:p>14336</text:p>
          </table:table-cell>
          <table:table-cell table:formula="of:=DEC2HEX([.B30];8)" office:value-type="string" office:string-value="00003800" calcext:value-type="string">
            <text:p>000038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512" office:value-type="float" office:value="14848" calcext:value-type="float">
            <text:p>14848</text:p>
          </table:table-cell>
          <table:table-cell table:formula="of:=DEC2HEX([.B31];8)" office:value-type="string" office:string-value="00003A00" calcext:value-type="string">
            <text:p>00003A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512" office:value-type="float" office:value="15360" calcext:value-type="float">
            <text:p>15360</text:p>
          </table:table-cell>
          <table:table-cell table:formula="of:=DEC2HEX([.B32];8)" office:value-type="string" office:string-value="00003C00" calcext:value-type="string">
            <text:p>00003C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512" office:value-type="float" office:value="15872" calcext:value-type="float">
            <text:p>15872</text:p>
          </table:table-cell>
          <table:table-cell table:formula="of:=DEC2HEX([.B33];8)" office:value-type="string" office:string-value="00003E00" calcext:value-type="string">
            <text:p>00003E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512" office:value-type="float" office:value="16384" calcext:value-type="float">
            <text:p>16384</text:p>
          </table:table-cell>
          <table:table-cell table:formula="of:=DEC2HEX([.B34];8)" office:value-type="string" office:string-value="00004000" calcext:value-type="string">
            <text:p>000040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512" office:value-type="float" office:value="16896" calcext:value-type="float">
            <text:p>16896</text:p>
          </table:table-cell>
          <table:table-cell table:formula="of:=DEC2HEX([.B35];8)" office:value-type="string" office:string-value="00004200" calcext:value-type="string">
            <text:p>000042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512" office:value-type="float" office:value="17408" calcext:value-type="float">
            <text:p>17408</text:p>
          </table:table-cell>
          <table:table-cell table:formula="of:=DEC2HEX([.B36];8)" office:value-type="string" office:string-value="00004400" calcext:value-type="string">
            <text:p>000044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512" office:value-type="float" office:value="17920" calcext:value-type="float">
            <text:p>17920</text:p>
          </table:table-cell>
          <table:table-cell table:formula="of:=DEC2HEX([.B37];8)" office:value-type="string" office:string-value="00004600" calcext:value-type="string">
            <text:p>000046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512" office:value-type="float" office:value="18432" calcext:value-type="float">
            <text:p>18432</text:p>
          </table:table-cell>
          <table:table-cell table:formula="of:=DEC2HEX([.B38];8)" office:value-type="string" office:string-value="00004800" calcext:value-type="string">
            <text:p>000048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512" office:value-type="float" office:value="18944" calcext:value-type="float">
            <text:p>18944</text:p>
          </table:table-cell>
          <table:table-cell table:formula="of:=DEC2HEX([.B39];8)" office:value-type="string" office:string-value="00004A00" calcext:value-type="string">
            <text:p>00004A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512" office:value-type="float" office:value="19456" calcext:value-type="float">
            <text:p>19456</text:p>
          </table:table-cell>
          <table:table-cell table:formula="of:=DEC2HEX([.B40];8)" office:value-type="string" office:string-value="00004C00" calcext:value-type="string">
            <text:p>00004C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512" office:value-type="float" office:value="19968" calcext:value-type="float">
            <text:p>19968</text:p>
          </table:table-cell>
          <table:table-cell table:formula="of:=DEC2HEX([.B41];8)" office:value-type="string" office:string-value="00004E00" calcext:value-type="string">
            <text:p>00004E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512" office:value-type="float" office:value="20480" calcext:value-type="float">
            <text:p>20480</text:p>
          </table:table-cell>
          <table:table-cell table:formula="of:=DEC2HEX([.B42];8)" office:value-type="string" office:string-value="00005000" calcext:value-type="string">
            <text:p>000050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512" office:value-type="float" office:value="20992" calcext:value-type="float">
            <text:p>20992</text:p>
          </table:table-cell>
          <table:table-cell table:formula="of:=DEC2HEX([.B43];8)" office:value-type="string" office:string-value="00005200" calcext:value-type="string">
            <text:p>000052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512" office:value-type="float" office:value="21504" calcext:value-type="float">
            <text:p>21504</text:p>
          </table:table-cell>
          <table:table-cell table:formula="of:=DEC2HEX([.B44];8)" office:value-type="string" office:string-value="00005400" calcext:value-type="string">
            <text:p>000054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512" office:value-type="float" office:value="22016" calcext:value-type="float">
            <text:p>22016</text:p>
          </table:table-cell>
          <table:table-cell table:formula="of:=DEC2HEX([.B45];8)" office:value-type="string" office:string-value="00005600" calcext:value-type="string">
            <text:p>000056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512" office:value-type="float" office:value="22528" calcext:value-type="float">
            <text:p>22528</text:p>
          </table:table-cell>
          <table:table-cell table:formula="of:=DEC2HEX([.B46];8)" office:value-type="string" office:string-value="00005800" calcext:value-type="string">
            <text:p>000058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512" office:value-type="float" office:value="23040" calcext:value-type="float">
            <text:p>23040</text:p>
          </table:table-cell>
          <table:table-cell table:formula="of:=DEC2HEX([.B47];8)" office:value-type="string" office:string-value="00005A00" calcext:value-type="string">
            <text:p>00005A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512" office:value-type="float" office:value="23552" calcext:value-type="float">
            <text:p>23552</text:p>
          </table:table-cell>
          <table:table-cell table:formula="of:=DEC2HEX([.B48];8)" office:value-type="string" office:string-value="00005C00" calcext:value-type="string">
            <text:p>00005C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512" office:value-type="float" office:value="24064" calcext:value-type="float">
            <text:p>24064</text:p>
          </table:table-cell>
          <table:table-cell table:formula="of:=DEC2HEX([.B49];8)" office:value-type="string" office:string-value="00005E00" calcext:value-type="string">
            <text:p>00005E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512" office:value-type="float" office:value="24576" calcext:value-type="float">
            <text:p>24576</text:p>
          </table:table-cell>
          <table:table-cell table:formula="of:=DEC2HEX([.B50];8)" office:value-type="string" office:string-value="00006000" calcext:value-type="string">
            <text:p>000060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512" office:value-type="float" office:value="25088" calcext:value-type="float">
            <text:p>25088</text:p>
          </table:table-cell>
          <table:table-cell table:formula="of:=DEC2HEX([.B51];8)" office:value-type="string" office:string-value="00006200" calcext:value-type="string">
            <text:p>000062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512" office:value-type="float" office:value="25600" calcext:value-type="float">
            <text:p>25600</text:p>
          </table:table-cell>
          <table:table-cell table:formula="of:=DEC2HEX([.B52];8)" office:value-type="string" office:string-value="00006400" calcext:value-type="string">
            <text:p>0000640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512" office:value-type="float" office:value="26112" calcext:value-type="float">
            <text:p>26112</text:p>
          </table:table-cell>
          <table:table-cell table:formula="of:=DEC2HEX([.B53];8)" office:value-type="string" office:string-value="00006600" calcext:value-type="string">
            <text:p>0000660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512" office:value-type="float" office:value="26624" calcext:value-type="float">
            <text:p>26624</text:p>
          </table:table-cell>
          <table:table-cell table:formula="of:=DEC2HEX([.B54];8)" office:value-type="string" office:string-value="00006800" calcext:value-type="string">
            <text:p>0000680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512" office:value-type="float" office:value="27136" calcext:value-type="float">
            <text:p>27136</text:p>
          </table:table-cell>
          <table:table-cell table:formula="of:=DEC2HEX([.B55];8)" office:value-type="string" office:string-value="00006A00" calcext:value-type="string">
            <text:p>00006A0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512" office:value-type="float" office:value="27648" calcext:value-type="float">
            <text:p>27648</text:p>
          </table:table-cell>
          <table:table-cell table:formula="of:=DEC2HEX([.B56];8)" office:value-type="string" office:string-value="00006C00" calcext:value-type="string">
            <text:p>00006C0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512" office:value-type="float" office:value="28160" calcext:value-type="float">
            <text:p>28160</text:p>
          </table:table-cell>
          <table:table-cell table:formula="of:=DEC2HEX([.B57];8)" office:value-type="string" office:string-value="00006E00" calcext:value-type="string">
            <text:p>00006E0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512" office:value-type="float" office:value="28672" calcext:value-type="float">
            <text:p>28672</text:p>
          </table:table-cell>
          <table:table-cell table:formula="of:=DEC2HEX([.B58];8)" office:value-type="string" office:string-value="00007000" calcext:value-type="string">
            <text:p>0000700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512" office:value-type="float" office:value="29184" calcext:value-type="float">
            <text:p>29184</text:p>
          </table:table-cell>
          <table:table-cell table:formula="of:=DEC2HEX([.B59];8)" office:value-type="string" office:string-value="00007200" calcext:value-type="string">
            <text:p>0000720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512" office:value-type="float" office:value="29696" calcext:value-type="float">
            <text:p>29696</text:p>
          </table:table-cell>
          <table:table-cell table:formula="of:=DEC2HEX([.B60];8)" office:value-type="string" office:string-value="00007400" calcext:value-type="string">
            <text:p>0000740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512" office:value-type="float" office:value="30208" calcext:value-type="float">
            <text:p>30208</text:p>
          </table:table-cell>
          <table:table-cell table:formula="of:=DEC2HEX([.B61];8)" office:value-type="string" office:string-value="00007600" calcext:value-type="string">
            <text:p>000076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512" office:value-type="float" office:value="30720" calcext:value-type="float">
            <text:p>30720</text:p>
          </table:table-cell>
          <table:table-cell table:formula="of:=DEC2HEX([.B62];8)" office:value-type="string" office:string-value="00007800" calcext:value-type="string">
            <text:p>000078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512" office:value-type="float" office:value="31232" calcext:value-type="float">
            <text:p>31232</text:p>
          </table:table-cell>
          <table:table-cell table:formula="of:=DEC2HEX([.B63];8)" office:value-type="string" office:string-value="00007A00" calcext:value-type="string">
            <text:p>00007A0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512" office:value-type="float" office:value="31744" calcext:value-type="float">
            <text:p>31744</text:p>
          </table:table-cell>
          <table:table-cell table:formula="of:=DEC2HEX([.B64];8)" office:value-type="string" office:string-value="00007C00" calcext:value-type="string">
            <text:p>00007C0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512" office:value-type="float" office:value="32256" calcext:value-type="float">
            <text:p>32256</text:p>
          </table:table-cell>
          <table:table-cell table:formula="of:=DEC2HEX([.B65];8)" office:value-type="string" office:string-value="00007E00" calcext:value-type="string">
            <text:p>00007E0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512" office:value-type="float" office:value="32768" calcext:value-type="float">
            <text:p>32768</text:p>
          </table:table-cell>
          <table:table-cell table:formula="of:=DEC2HEX([.B66];8)" office:value-type="string" office:string-value="00008000" calcext:value-type="string">
            <text:p>0000800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512" office:value-type="float" office:value="33280" calcext:value-type="float">
            <text:p>33280</text:p>
          </table:table-cell>
          <table:table-cell table:formula="of:=DEC2HEX([.B67];8)" office:value-type="string" office:string-value="00008200" calcext:value-type="string">
            <text:p>0000820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512" office:value-type="float" office:value="33792" calcext:value-type="float">
            <text:p>33792</text:p>
          </table:table-cell>
          <table:table-cell table:formula="of:=DEC2HEX([.B68];8)" office:value-type="string" office:string-value="00008400" calcext:value-type="string">
            <text:p>0000840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512" office:value-type="float" office:value="34304" calcext:value-type="float">
            <text:p>34304</text:p>
          </table:table-cell>
          <table:table-cell table:formula="of:=DEC2HEX([.B69];8)" office:value-type="string" office:string-value="00008600" calcext:value-type="string">
            <text:p>0000860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512" office:value-type="float" office:value="34816" calcext:value-type="float">
            <text:p>34816</text:p>
          </table:table-cell>
          <table:table-cell table:formula="of:=DEC2HEX([.B70];8)" office:value-type="string" office:string-value="00008800" calcext:value-type="string">
            <text:p>0000880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512" office:value-type="float" office:value="35328" calcext:value-type="float">
            <text:p>35328</text:p>
          </table:table-cell>
          <table:table-cell table:formula="of:=DEC2HEX([.B71];8)" office:value-type="string" office:string-value="00008A00" calcext:value-type="string">
            <text:p>00008A0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512" office:value-type="float" office:value="35840" calcext:value-type="float">
            <text:p>35840</text:p>
          </table:table-cell>
          <table:table-cell table:formula="of:=DEC2HEX([.B72];8)" office:value-type="string" office:string-value="00008C00" calcext:value-type="string">
            <text:p>00008C0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512" office:value-type="float" office:value="36352" calcext:value-type="float">
            <text:p>36352</text:p>
          </table:table-cell>
          <table:table-cell table:formula="of:=DEC2HEX([.B73];8)" office:value-type="string" office:string-value="00008E00" calcext:value-type="string">
            <text:p>00008E0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512" office:value-type="float" office:value="36864" calcext:value-type="float">
            <text:p>36864</text:p>
          </table:table-cell>
          <table:table-cell table:formula="of:=DEC2HEX([.B74];8)" office:value-type="string" office:string-value="00009000" calcext:value-type="string">
            <text:p>0000900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512" office:value-type="float" office:value="37376" calcext:value-type="float">
            <text:p>37376</text:p>
          </table:table-cell>
          <table:table-cell table:formula="of:=DEC2HEX([.B75];8)" office:value-type="string" office:string-value="00009200" calcext:value-type="string">
            <text:p>0000920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512" office:value-type="float" office:value="37888" calcext:value-type="float">
            <text:p>37888</text:p>
          </table:table-cell>
          <table:table-cell table:formula="of:=DEC2HEX([.B76];8)" office:value-type="string" office:string-value="00009400" calcext:value-type="string">
            <text:p>0000940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512" office:value-type="float" office:value="38400" calcext:value-type="float">
            <text:p>38400</text:p>
          </table:table-cell>
          <table:table-cell table:formula="of:=DEC2HEX([.B77];8)" office:value-type="string" office:string-value="00009600" calcext:value-type="string">
            <text:p>0000960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512" office:value-type="float" office:value="38912" calcext:value-type="float">
            <text:p>38912</text:p>
          </table:table-cell>
          <table:table-cell table:formula="of:=DEC2HEX([.B78];8)" office:value-type="string" office:string-value="00009800" calcext:value-type="string">
            <text:p>0000980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512" office:value-type="float" office:value="39424" calcext:value-type="float">
            <text:p>39424</text:p>
          </table:table-cell>
          <table:table-cell table:formula="of:=DEC2HEX([.B79];8)" office:value-type="string" office:string-value="00009A00" calcext:value-type="string">
            <text:p>00009A0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512" office:value-type="float" office:value="39936" calcext:value-type="float">
            <text:p>39936</text:p>
          </table:table-cell>
          <table:table-cell table:formula="of:=DEC2HEX([.B80];8)" office:value-type="string" office:string-value="00009C00" calcext:value-type="string">
            <text:p>00009C0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512" office:value-type="float" office:value="40448" calcext:value-type="float">
            <text:p>40448</text:p>
          </table:table-cell>
          <table:table-cell table:formula="of:=DEC2HEX([.B81];8)" office:value-type="string" office:string-value="00009E00" calcext:value-type="string">
            <text:p>00009E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512" office:value-type="float" office:value="40960" calcext:value-type="float">
            <text:p>40960</text:p>
          </table:table-cell>
          <table:table-cell table:formula="of:=DEC2HEX([.B82];8)" office:value-type="string" office:string-value="0000A000" calcext:value-type="string">
            <text:p>0000A00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512" office:value-type="float" office:value="41472" calcext:value-type="float">
            <text:p>41472</text:p>
          </table:table-cell>
          <table:table-cell table:formula="of:=DEC2HEX([.B83];8)" office:value-type="string" office:string-value="0000A200" calcext:value-type="string">
            <text:p>0000A20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512" office:value-type="float" office:value="41984" calcext:value-type="float">
            <text:p>41984</text:p>
          </table:table-cell>
          <table:table-cell table:formula="of:=DEC2HEX([.B84];8)" office:value-type="string" office:string-value="0000A400" calcext:value-type="string">
            <text:p>0000A40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512" office:value-type="float" office:value="42496" calcext:value-type="float">
            <text:p>42496</text:p>
          </table:table-cell>
          <table:table-cell table:formula="of:=DEC2HEX([.B85];8)" office:value-type="string" office:string-value="0000A600" calcext:value-type="string">
            <text:p>0000A60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512" office:value-type="float" office:value="43008" calcext:value-type="float">
            <text:p>43008</text:p>
          </table:table-cell>
          <table:table-cell table:formula="of:=DEC2HEX([.B86];8)" office:value-type="string" office:string-value="0000A800" calcext:value-type="string">
            <text:p>0000A80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512" office:value-type="float" office:value="43520" calcext:value-type="float">
            <text:p>43520</text:p>
          </table:table-cell>
          <table:table-cell table:formula="of:=DEC2HEX([.B87];8)" office:value-type="string" office:string-value="0000AA00" calcext:value-type="string">
            <text:p>0000AA0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512" office:value-type="float" office:value="44032" calcext:value-type="float">
            <text:p>44032</text:p>
          </table:table-cell>
          <table:table-cell table:formula="of:=DEC2HEX([.B88];8)" office:value-type="string" office:string-value="0000AC00" calcext:value-type="string">
            <text:p>0000AC0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512" office:value-type="float" office:value="44544" calcext:value-type="float">
            <text:p>44544</text:p>
          </table:table-cell>
          <table:table-cell table:formula="of:=DEC2HEX([.B89];8)" office:value-type="string" office:string-value="0000AE00" calcext:value-type="string">
            <text:p>0000AE0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512" office:value-type="float" office:value="45056" calcext:value-type="float">
            <text:p>45056</text:p>
          </table:table-cell>
          <table:table-cell table:formula="of:=DEC2HEX([.B90];8)" office:value-type="string" office:string-value="0000B000" calcext:value-type="string">
            <text:p>0000B00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512" office:value-type="float" office:value="45568" calcext:value-type="float">
            <text:p>45568</text:p>
          </table:table-cell>
          <table:table-cell table:formula="of:=DEC2HEX([.B91];8)" office:value-type="string" office:string-value="0000B200" calcext:value-type="string">
            <text:p>0000B20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512" office:value-type="float" office:value="46080" calcext:value-type="float">
            <text:p>46080</text:p>
          </table:table-cell>
          <table:table-cell table:formula="of:=DEC2HEX([.B92];8)" office:value-type="string" office:string-value="0000B400" calcext:value-type="string">
            <text:p>0000B40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*512" office:value-type="float" office:value="46592" calcext:value-type="float">
            <text:p>46592</text:p>
          </table:table-cell>
          <table:table-cell table:formula="of:=DEC2HEX([.B93];8)" office:value-type="string" office:string-value="0000B600" calcext:value-type="string">
            <text:p>0000B60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*512" office:value-type="float" office:value="47104" calcext:value-type="float">
            <text:p>47104</text:p>
          </table:table-cell>
          <table:table-cell table:formula="of:=DEC2HEX([.B94];8)" office:value-type="string" office:string-value="0000B800" calcext:value-type="string">
            <text:p>0000B80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*512" office:value-type="float" office:value="47616" calcext:value-type="float">
            <text:p>47616</text:p>
          </table:table-cell>
          <table:table-cell table:formula="of:=DEC2HEX([.B95];8)" office:value-type="string" office:string-value="0000BA00" calcext:value-type="string">
            <text:p>0000BA0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*512" office:value-type="float" office:value="48128" calcext:value-type="float">
            <text:p>48128</text:p>
          </table:table-cell>
          <table:table-cell table:formula="of:=DEC2HEX([.B96];8)" office:value-type="string" office:string-value="0000BC00" calcext:value-type="string">
            <text:p>0000BC0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*512" office:value-type="float" office:value="48640" calcext:value-type="float">
            <text:p>48640</text:p>
          </table:table-cell>
          <table:table-cell table:formula="of:=DEC2HEX([.B97];8)" office:value-type="string" office:string-value="0000BE00" calcext:value-type="string">
            <text:p>0000BE0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*512" office:value-type="float" office:value="49152" calcext:value-type="float">
            <text:p>49152</text:p>
          </table:table-cell>
          <table:table-cell table:formula="of:=DEC2HEX([.B98];8)" office:value-type="string" office:string-value="0000C000" calcext:value-type="string">
            <text:p>0000C00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*512" office:value-type="float" office:value="49664" calcext:value-type="float">
            <text:p>49664</text:p>
          </table:table-cell>
          <table:table-cell table:formula="of:=DEC2HEX([.B99];8)" office:value-type="string" office:string-value="0000C200" calcext:value-type="string">
            <text:p>0000C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*512" office:value-type="float" office:value="50176" calcext:value-type="float">
            <text:p>50176</text:p>
          </table:table-cell>
          <table:table-cell table:formula="of:=DEC2HEX([.B100];8)" office:value-type="string" office:string-value="0000C400" calcext:value-type="string">
            <text:p>0000C40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*512" office:value-type="float" office:value="50688" calcext:value-type="float">
            <text:p>50688</text:p>
          </table:table-cell>
          <table:table-cell table:formula="of:=DEC2HEX([.B101];8)" office:value-type="string" office:string-value="0000C600" calcext:value-type="string">
            <text:p>0000C6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*512" office:value-type="float" office:value="51200" calcext:value-type="float">
            <text:p>51200</text:p>
          </table:table-cell>
          <table:table-cell table:formula="of:=DEC2HEX([.B102];8)" office:value-type="string" office:string-value="0000C800" calcext:value-type="string">
            <text:p>0000C8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*512" office:value-type="float" office:value="51712" calcext:value-type="float">
            <text:p>51712</text:p>
          </table:table-cell>
          <table:table-cell table:formula="of:=DEC2HEX([.B103];8)" office:value-type="string" office:string-value="0000CA00" calcext:value-type="string">
            <text:p>0000CA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*512" office:value-type="float" office:value="52224" calcext:value-type="float">
            <text:p>52224</text:p>
          </table:table-cell>
          <table:table-cell table:formula="of:=DEC2HEX([.B104];8)" office:value-type="string" office:string-value="0000CC00" calcext:value-type="string">
            <text:p>0000CC0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*512" office:value-type="float" office:value="52736" calcext:value-type="float">
            <text:p>52736</text:p>
          </table:table-cell>
          <table:table-cell table:formula="of:=DEC2HEX([.B105];8)" office:value-type="string" office:string-value="0000CE00" calcext:value-type="string">
            <text:p>0000CE0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*512" office:value-type="float" office:value="53248" calcext:value-type="float">
            <text:p>53248</text:p>
          </table:table-cell>
          <table:table-cell table:formula="of:=DEC2HEX([.B106];8)" office:value-type="string" office:string-value="0000D000" calcext:value-type="string">
            <text:p>0000D00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*512" office:value-type="float" office:value="53760" calcext:value-type="float">
            <text:p>53760</text:p>
          </table:table-cell>
          <table:table-cell table:formula="of:=DEC2HEX([.B107];8)" office:value-type="string" office:string-value="0000D200" calcext:value-type="string">
            <text:p>0000D20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*512" office:value-type="float" office:value="54272" calcext:value-type="float">
            <text:p>54272</text:p>
          </table:table-cell>
          <table:table-cell table:formula="of:=DEC2HEX([.B108];8)" office:value-type="string" office:string-value="0000D400" calcext:value-type="string">
            <text:p>0000D40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*512" office:value-type="float" office:value="54784" calcext:value-type="float">
            <text:p>54784</text:p>
          </table:table-cell>
          <table:table-cell table:formula="of:=DEC2HEX([.B109];8)" office:value-type="string" office:string-value="0000D600" calcext:value-type="string">
            <text:p>0000D60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*512" office:value-type="float" office:value="55296" calcext:value-type="float">
            <text:p>55296</text:p>
          </table:table-cell>
          <table:table-cell table:formula="of:=DEC2HEX([.B110];8)" office:value-type="string" office:string-value="0000D800" calcext:value-type="string">
            <text:p>0000D80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*512" office:value-type="float" office:value="55808" calcext:value-type="float">
            <text:p>55808</text:p>
          </table:table-cell>
          <table:table-cell table:formula="of:=DEC2HEX([.B111];8)" office:value-type="string" office:string-value="0000DA00" calcext:value-type="string">
            <text:p>0000DA0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*512" office:value-type="float" office:value="56320" calcext:value-type="float">
            <text:p>56320</text:p>
          </table:table-cell>
          <table:table-cell table:formula="of:=DEC2HEX([.B112];8)" office:value-type="string" office:string-value="0000DC00" calcext:value-type="string">
            <text:p>0000DC0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*512" office:value-type="float" office:value="56832" calcext:value-type="float">
            <text:p>56832</text:p>
          </table:table-cell>
          <table:table-cell table:formula="of:=DEC2HEX([.B113];8)" office:value-type="string" office:string-value="0000DE00" calcext:value-type="string">
            <text:p>0000DE0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*512" office:value-type="float" office:value="57344" calcext:value-type="float">
            <text:p>57344</text:p>
          </table:table-cell>
          <table:table-cell table:formula="of:=DEC2HEX([.B114];8)" office:value-type="string" office:string-value="0000E000" calcext:value-type="string">
            <text:p>0000E00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*512" office:value-type="float" office:value="57856" calcext:value-type="float">
            <text:p>57856</text:p>
          </table:table-cell>
          <table:table-cell table:formula="of:=DEC2HEX([.B115];8)" office:value-type="string" office:string-value="0000E200" calcext:value-type="string">
            <text:p>0000E20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*512" office:value-type="float" office:value="58368" calcext:value-type="float">
            <text:p>58368</text:p>
          </table:table-cell>
          <table:table-cell table:formula="of:=DEC2HEX([.B116];8)" office:value-type="string" office:string-value="0000E400" calcext:value-type="string">
            <text:p>0000E40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*512" office:value-type="float" office:value="58880" calcext:value-type="float">
            <text:p>58880</text:p>
          </table:table-cell>
          <table:table-cell table:formula="of:=DEC2HEX([.B117];8)" office:value-type="string" office:string-value="0000E600" calcext:value-type="string">
            <text:p>0000E60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*512" office:value-type="float" office:value="59392" calcext:value-type="float">
            <text:p>59392</text:p>
          </table:table-cell>
          <table:table-cell table:formula="of:=DEC2HEX([.B118];8)" office:value-type="string" office:string-value="0000E800" calcext:value-type="string">
            <text:p>0000E80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*512" office:value-type="float" office:value="59904" calcext:value-type="float">
            <text:p>59904</text:p>
          </table:table-cell>
          <table:table-cell table:formula="of:=DEC2HEX([.B119];8)" office:value-type="string" office:string-value="0000EA00" calcext:value-type="string">
            <text:p>0000EA0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*512" office:value-type="float" office:value="60416" calcext:value-type="float">
            <text:p>60416</text:p>
          </table:table-cell>
          <table:table-cell table:formula="of:=DEC2HEX([.B120];8)" office:value-type="string" office:string-value="0000EC00" calcext:value-type="string">
            <text:p>0000EC0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*512" office:value-type="float" office:value="60928" calcext:value-type="float">
            <text:p>60928</text:p>
          </table:table-cell>
          <table:table-cell table:formula="of:=DEC2HEX([.B121];8)" office:value-type="string" office:string-value="0000EE00" calcext:value-type="string">
            <text:p>0000EE0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*512" office:value-type="float" office:value="61440" calcext:value-type="float">
            <text:p>61440</text:p>
          </table:table-cell>
          <table:table-cell table:formula="of:=DEC2HEX([.B122];8)" office:value-type="string" office:string-value="0000F000" calcext:value-type="string">
            <text:p>0000F00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*512" office:value-type="float" office:value="61952" calcext:value-type="float">
            <text:p>61952</text:p>
          </table:table-cell>
          <table:table-cell table:formula="of:=DEC2HEX([.B123];8)" office:value-type="string" office:string-value="0000F200" calcext:value-type="string">
            <text:p>0000F20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*512" office:value-type="float" office:value="62464" calcext:value-type="float">
            <text:p>62464</text:p>
          </table:table-cell>
          <table:table-cell table:formula="of:=DEC2HEX([.B124];8)" office:value-type="string" office:string-value="0000F400" calcext:value-type="string">
            <text:p>0000F40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*512" office:value-type="float" office:value="62976" calcext:value-type="float">
            <text:p>62976</text:p>
          </table:table-cell>
          <table:table-cell table:formula="of:=DEC2HEX([.B125];8)" office:value-type="string" office:string-value="0000F600" calcext:value-type="string">
            <text:p>0000F60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*512" office:value-type="float" office:value="63488" calcext:value-type="float">
            <text:p>63488</text:p>
          </table:table-cell>
          <table:table-cell table:formula="of:=DEC2HEX([.B126];8)" office:value-type="string" office:string-value="0000F800" calcext:value-type="string">
            <text:p>0000F80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*512" office:value-type="float" office:value="64000" calcext:value-type="float">
            <text:p>64000</text:p>
          </table:table-cell>
          <table:table-cell table:formula="of:=DEC2HEX([.B127];8)" office:value-type="string" office:string-value="0000FA00" calcext:value-type="string">
            <text:p>0000FA0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*512" office:value-type="float" office:value="64512" calcext:value-type="float">
            <text:p>64512</text:p>
          </table:table-cell>
          <table:table-cell table:formula="of:=DEC2HEX([.B128];8)" office:value-type="string" office:string-value="0000FC00" calcext:value-type="string">
            <text:p>0000FC0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*512" office:value-type="float" office:value="65024" calcext:value-type="float">
            <text:p>65024</text:p>
          </table:table-cell>
          <table:table-cell table:formula="of:=DEC2HEX([.B129];8)" office:value-type="string" office:string-value="0000FE00" calcext:value-type="string">
            <text:p>0000FE0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*512" office:value-type="float" office:value="65536" calcext:value-type="float">
            <text:p>65536</text:p>
          </table:table-cell>
          <table:table-cell table:formula="of:=DEC2HEX([.B130];8)" office:value-type="string" office:string-value="00010000" calcext:value-type="string">
            <text:p>0001000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*512" office:value-type="float" office:value="66048" calcext:value-type="float">
            <text:p>66048</text:p>
          </table:table-cell>
          <table:table-cell table:formula="of:=DEC2HEX([.B131];8)" office:value-type="string" office:string-value="00010200" calcext:value-type="string">
            <text:p>0001020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*512" office:value-type="float" office:value="66560" calcext:value-type="float">
            <text:p>66560</text:p>
          </table:table-cell>
          <table:table-cell table:formula="of:=DEC2HEX([.B132];8)" office:value-type="string" office:string-value="00010400" calcext:value-type="string">
            <text:p>0001040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*512" office:value-type="float" office:value="67072" calcext:value-type="float">
            <text:p>67072</text:p>
          </table:table-cell>
          <table:table-cell table:formula="of:=DEC2HEX([.B133];8)" office:value-type="string" office:string-value="00010600" calcext:value-type="string">
            <text:p>0001060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*512" office:value-type="float" office:value="67584" calcext:value-type="float">
            <text:p>67584</text:p>
          </table:table-cell>
          <table:table-cell table:formula="of:=DEC2HEX([.B134];8)" office:value-type="string" office:string-value="00010800" calcext:value-type="string">
            <text:p>0001080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*512" office:value-type="float" office:value="68096" calcext:value-type="float">
            <text:p>68096</text:p>
          </table:table-cell>
          <table:table-cell table:formula="of:=DEC2HEX([.B135];8)" office:value-type="string" office:string-value="00010A00" calcext:value-type="string">
            <text:p>00010A0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*512" office:value-type="float" office:value="68608" calcext:value-type="float">
            <text:p>68608</text:p>
          </table:table-cell>
          <table:table-cell table:formula="of:=DEC2HEX([.B136];8)" office:value-type="string" office:string-value="00010C00" calcext:value-type="string">
            <text:p>00010C0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*512" office:value-type="float" office:value="69120" calcext:value-type="float">
            <text:p>69120</text:p>
          </table:table-cell>
          <table:table-cell table:formula="of:=DEC2HEX([.B137];8)" office:value-type="string" office:string-value="00010E00" calcext:value-type="string">
            <text:p>00010E0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*512" office:value-type="float" office:value="69632" calcext:value-type="float">
            <text:p>69632</text:p>
          </table:table-cell>
          <table:table-cell table:formula="of:=DEC2HEX([.B138];8)" office:value-type="string" office:string-value="00011000" calcext:value-type="string">
            <text:p>0001100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*512" office:value-type="float" office:value="70144" calcext:value-type="float">
            <text:p>70144</text:p>
          </table:table-cell>
          <table:table-cell table:formula="of:=DEC2HEX([.B139];8)" office:value-type="string" office:string-value="00011200" calcext:value-type="string">
            <text:p>0001120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*512" office:value-type="float" office:value="70656" calcext:value-type="float">
            <text:p>70656</text:p>
          </table:table-cell>
          <table:table-cell table:formula="of:=DEC2HEX([.B140];8)" office:value-type="string" office:string-value="00011400" calcext:value-type="string">
            <text:p>0001140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*512" office:value-type="float" office:value="71168" calcext:value-type="float">
            <text:p>71168</text:p>
          </table:table-cell>
          <table:table-cell table:formula="of:=DEC2HEX([.B141];8)" office:value-type="string" office:string-value="00011600" calcext:value-type="string">
            <text:p>0001160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*512" office:value-type="float" office:value="71680" calcext:value-type="float">
            <text:p>71680</text:p>
          </table:table-cell>
          <table:table-cell table:formula="of:=DEC2HEX([.B142];8)" office:value-type="string" office:string-value="00011800" calcext:value-type="string">
            <text:p>0001180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*512" office:value-type="float" office:value="72192" calcext:value-type="float">
            <text:p>72192</text:p>
          </table:table-cell>
          <table:table-cell table:formula="of:=DEC2HEX([.B143];8)" office:value-type="string" office:string-value="00011A00" calcext:value-type="string">
            <text:p>00011A0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*512" office:value-type="float" office:value="72704" calcext:value-type="float">
            <text:p>72704</text:p>
          </table:table-cell>
          <table:table-cell table:formula="of:=DEC2HEX([.B144];8)" office:value-type="string" office:string-value="00011C00" calcext:value-type="string">
            <text:p>00011C0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*512" office:value-type="float" office:value="73216" calcext:value-type="float">
            <text:p>73216</text:p>
          </table:table-cell>
          <table:table-cell table:formula="of:=DEC2HEX([.B145];8)" office:value-type="string" office:string-value="00011E00" calcext:value-type="string">
            <text:p>00011E0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*512" office:value-type="float" office:value="73728" calcext:value-type="float">
            <text:p>73728</text:p>
          </table:table-cell>
          <table:table-cell table:formula="of:=DEC2HEX([.B146];8)" office:value-type="string" office:string-value="00012000" calcext:value-type="string">
            <text:p>0001200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*512" office:value-type="float" office:value="74240" calcext:value-type="float">
            <text:p>74240</text:p>
          </table:table-cell>
          <table:table-cell table:formula="of:=DEC2HEX([.B147];8)" office:value-type="string" office:string-value="00012200" calcext:value-type="string">
            <text:p>0001220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*512" office:value-type="float" office:value="74752" calcext:value-type="float">
            <text:p>74752</text:p>
          </table:table-cell>
          <table:table-cell table:formula="of:=DEC2HEX([.B148];8)" office:value-type="string" office:string-value="00012400" calcext:value-type="string">
            <text:p>0001240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*512" office:value-type="float" office:value="75264" calcext:value-type="float">
            <text:p>75264</text:p>
          </table:table-cell>
          <table:table-cell table:formula="of:=DEC2HEX([.B149];8)" office:value-type="string" office:string-value="00012600" calcext:value-type="string">
            <text:p>0001260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*512" office:value-type="float" office:value="75776" calcext:value-type="float">
            <text:p>75776</text:p>
          </table:table-cell>
          <table:table-cell table:formula="of:=DEC2HEX([.B150];8)" office:value-type="string" office:string-value="00012800" calcext:value-type="string">
            <text:p>000128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*512" office:value-type="float" office:value="76288" calcext:value-type="float">
            <text:p>76288</text:p>
          </table:table-cell>
          <table:table-cell table:formula="of:=DEC2HEX([.B151];8)" office:value-type="string" office:string-value="00012A00" calcext:value-type="string">
            <text:p>00012A0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*512" office:value-type="float" office:value="76800" calcext:value-type="float">
            <text:p>76800</text:p>
          </table:table-cell>
          <table:table-cell table:formula="of:=DEC2HEX([.B152];8)" office:value-type="string" office:string-value="00012C00" calcext:value-type="string">
            <text:p>00012C0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*512" office:value-type="float" office:value="77312" calcext:value-type="float">
            <text:p>77312</text:p>
          </table:table-cell>
          <table:table-cell table:formula="of:=DEC2HEX([.B153];8)" office:value-type="string" office:string-value="00012E00" calcext:value-type="string">
            <text:p>00012E0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*512" office:value-type="float" office:value="77824" calcext:value-type="float">
            <text:p>77824</text:p>
          </table:table-cell>
          <table:table-cell table:formula="of:=DEC2HEX([.B154];8)" office:value-type="string" office:string-value="00013000" calcext:value-type="string">
            <text:p>0001300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*512" office:value-type="float" office:value="78336" calcext:value-type="float">
            <text:p>78336</text:p>
          </table:table-cell>
          <table:table-cell table:formula="of:=DEC2HEX([.B155];8)" office:value-type="string" office:string-value="00013200" calcext:value-type="string">
            <text:p>0001320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*512" office:value-type="float" office:value="78848" calcext:value-type="float">
            <text:p>78848</text:p>
          </table:table-cell>
          <table:table-cell table:formula="of:=DEC2HEX([.B156];8)" office:value-type="string" office:string-value="00013400" calcext:value-type="string">
            <text:p>0001340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*512" office:value-type="float" office:value="79360" calcext:value-type="float">
            <text:p>79360</text:p>
          </table:table-cell>
          <table:table-cell table:formula="of:=DEC2HEX([.B157];8)" office:value-type="string" office:string-value="00013600" calcext:value-type="string">
            <text:p>0001360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*512" office:value-type="float" office:value="79872" calcext:value-type="float">
            <text:p>79872</text:p>
          </table:table-cell>
          <table:table-cell table:formula="of:=DEC2HEX([.B158];8)" office:value-type="string" office:string-value="00013800" calcext:value-type="string">
            <text:p>0001380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*512" office:value-type="float" office:value="80384" calcext:value-type="float">
            <text:p>80384</text:p>
          </table:table-cell>
          <table:table-cell table:formula="of:=DEC2HEX([.B159];8)" office:value-type="string" office:string-value="00013A00" calcext:value-type="string">
            <text:p>00013A0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*512" office:value-type="float" office:value="80896" calcext:value-type="float">
            <text:p>80896</text:p>
          </table:table-cell>
          <table:table-cell table:formula="of:=DEC2HEX([.B160];8)" office:value-type="string" office:string-value="00013C00" calcext:value-type="string">
            <text:p>00013C0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*512" office:value-type="float" office:value="81408" calcext:value-type="float">
            <text:p>81408</text:p>
          </table:table-cell>
          <table:table-cell table:formula="of:=DEC2HEX([.B161];8)" office:value-type="string" office:string-value="00013E00" calcext:value-type="string">
            <text:p>00013E0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*512" office:value-type="float" office:value="81920" calcext:value-type="float">
            <text:p>81920</text:p>
          </table:table-cell>
          <table:table-cell table:formula="of:=DEC2HEX([.B162];8)" office:value-type="string" office:string-value="00014000" calcext:value-type="string">
            <text:p>0001400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*512" office:value-type="float" office:value="82432" calcext:value-type="float">
            <text:p>82432</text:p>
          </table:table-cell>
          <table:table-cell table:formula="of:=DEC2HEX([.B163];8)" office:value-type="string" office:string-value="00014200" calcext:value-type="string">
            <text:p>0001420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*512" office:value-type="float" office:value="82944" calcext:value-type="float">
            <text:p>82944</text:p>
          </table:table-cell>
          <table:table-cell table:formula="of:=DEC2HEX([.B164];8)" office:value-type="string" office:string-value="00014400" calcext:value-type="string">
            <text:p>0001440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*512" office:value-type="float" office:value="83456" calcext:value-type="float">
            <text:p>83456</text:p>
          </table:table-cell>
          <table:table-cell table:formula="of:=DEC2HEX([.B165];8)" office:value-type="string" office:string-value="00014600" calcext:value-type="string">
            <text:p>0001460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*512" office:value-type="float" office:value="83968" calcext:value-type="float">
            <text:p>83968</text:p>
          </table:table-cell>
          <table:table-cell table:formula="of:=DEC2HEX([.B166];8)" office:value-type="string" office:string-value="00014800" calcext:value-type="string">
            <text:p>0001480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*512" office:value-type="float" office:value="84480" calcext:value-type="float">
            <text:p>84480</text:p>
          </table:table-cell>
          <table:table-cell table:formula="of:=DEC2HEX([.B167];8)" office:value-type="string" office:string-value="00014A00" calcext:value-type="string">
            <text:p>00014A0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*512" office:value-type="float" office:value="84992" calcext:value-type="float">
            <text:p>84992</text:p>
          </table:table-cell>
          <table:table-cell table:formula="of:=DEC2HEX([.B168];8)" office:value-type="string" office:string-value="00014C00" calcext:value-type="string">
            <text:p>00014C0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*512" office:value-type="float" office:value="85504" calcext:value-type="float">
            <text:p>85504</text:p>
          </table:table-cell>
          <table:table-cell table:formula="of:=DEC2HEX([.B169];8)" office:value-type="string" office:string-value="00014E00" calcext:value-type="string">
            <text:p>00014E0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*512" office:value-type="float" office:value="86016" calcext:value-type="float">
            <text:p>86016</text:p>
          </table:table-cell>
          <table:table-cell table:formula="of:=DEC2HEX([.B170];8)" office:value-type="string" office:string-value="00015000" calcext:value-type="string">
            <text:p>0001500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*512" office:value-type="float" office:value="86528" calcext:value-type="float">
            <text:p>86528</text:p>
          </table:table-cell>
          <table:table-cell table:formula="of:=DEC2HEX([.B171];8)" office:value-type="string" office:string-value="00015200" calcext:value-type="string">
            <text:p>0001520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*512" office:value-type="float" office:value="87040" calcext:value-type="float">
            <text:p>87040</text:p>
          </table:table-cell>
          <table:table-cell table:formula="of:=DEC2HEX([.B172];8)" office:value-type="string" office:string-value="00015400" calcext:value-type="string">
            <text:p>0001540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*512" office:value-type="float" office:value="87552" calcext:value-type="float">
            <text:p>87552</text:p>
          </table:table-cell>
          <table:table-cell table:formula="of:=DEC2HEX([.B173];8)" office:value-type="string" office:string-value="00015600" calcext:value-type="string">
            <text:p>0001560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*512" office:value-type="float" office:value="88064" calcext:value-type="float">
            <text:p>88064</text:p>
          </table:table-cell>
          <table:table-cell table:formula="of:=DEC2HEX([.B174];8)" office:value-type="string" office:string-value="00015800" calcext:value-type="string">
            <text:p>0001580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*512" office:value-type="float" office:value="88576" calcext:value-type="float">
            <text:p>88576</text:p>
          </table:table-cell>
          <table:table-cell table:formula="of:=DEC2HEX([.B175];8)" office:value-type="string" office:string-value="00015A00" calcext:value-type="string">
            <text:p>00015A0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*512" office:value-type="float" office:value="89088" calcext:value-type="float">
            <text:p>89088</text:p>
          </table:table-cell>
          <table:table-cell table:formula="of:=DEC2HEX([.B176];8)" office:value-type="string" office:string-value="00015C00" calcext:value-type="string">
            <text:p>00015C0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*512" office:value-type="float" office:value="89600" calcext:value-type="float">
            <text:p>89600</text:p>
          </table:table-cell>
          <table:table-cell table:formula="of:=DEC2HEX([.B177];8)" office:value-type="string" office:string-value="00015E00" calcext:value-type="string">
            <text:p>00015E0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*512" office:value-type="float" office:value="90112" calcext:value-type="float">
            <text:p>90112</text:p>
          </table:table-cell>
          <table:table-cell table:formula="of:=DEC2HEX([.B178];8)" office:value-type="string" office:string-value="00016000" calcext:value-type="string">
            <text:p>000160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*512" office:value-type="float" office:value="90624" calcext:value-type="float">
            <text:p>90624</text:p>
          </table:table-cell>
          <table:table-cell table:formula="of:=DEC2HEX([.B179];8)" office:value-type="string" office:string-value="00016200" calcext:value-type="string">
            <text:p>0001620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*512" office:value-type="float" office:value="91136" calcext:value-type="float">
            <text:p>91136</text:p>
          </table:table-cell>
          <table:table-cell table:formula="of:=DEC2HEX([.B180];8)" office:value-type="string" office:string-value="00016400" calcext:value-type="string">
            <text:p>0001640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*512" office:value-type="float" office:value="91648" calcext:value-type="float">
            <text:p>91648</text:p>
          </table:table-cell>
          <table:table-cell table:formula="of:=DEC2HEX([.B181];8)" office:value-type="string" office:string-value="00016600" calcext:value-type="string">
            <text:p>0001660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*512" office:value-type="float" office:value="92160" calcext:value-type="float">
            <text:p>92160</text:p>
          </table:table-cell>
          <table:table-cell table:formula="of:=DEC2HEX([.B182];8)" office:value-type="string" office:string-value="00016800" calcext:value-type="string">
            <text:p>0001680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*512" office:value-type="float" office:value="92672" calcext:value-type="float">
            <text:p>92672</text:p>
          </table:table-cell>
          <table:table-cell table:formula="of:=DEC2HEX([.B183];8)" office:value-type="string" office:string-value="00016A00" calcext:value-type="string">
            <text:p>00016A0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*512" office:value-type="float" office:value="93184" calcext:value-type="float">
            <text:p>93184</text:p>
          </table:table-cell>
          <table:table-cell table:formula="of:=DEC2HEX([.B184];8)" office:value-type="string" office:string-value="00016C00" calcext:value-type="string">
            <text:p>00016C0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*512" office:value-type="float" office:value="93696" calcext:value-type="float">
            <text:p>93696</text:p>
          </table:table-cell>
          <table:table-cell table:formula="of:=DEC2HEX([.B185];8)" office:value-type="string" office:string-value="00016E00" calcext:value-type="string">
            <text:p>00016E0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*512" office:value-type="float" office:value="94208" calcext:value-type="float">
            <text:p>94208</text:p>
          </table:table-cell>
          <table:table-cell table:formula="of:=DEC2HEX([.B186];8)" office:value-type="string" office:string-value="00017000" calcext:value-type="string">
            <text:p>00017000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*512" office:value-type="float" office:value="94720" calcext:value-type="float">
            <text:p>94720</text:p>
          </table:table-cell>
          <table:table-cell table:formula="of:=DEC2HEX([.B187];8)" office:value-type="string" office:string-value="00017200" calcext:value-type="string">
            <text:p>00017200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*512" office:value-type="float" office:value="95232" calcext:value-type="float">
            <text:p>95232</text:p>
          </table:table-cell>
          <table:table-cell table:formula="of:=DEC2HEX([.B188];8)" office:value-type="string" office:string-value="00017400" calcext:value-type="string">
            <text:p>0001740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*512" office:value-type="float" office:value="95744" calcext:value-type="float">
            <text:p>95744</text:p>
          </table:table-cell>
          <table:table-cell table:formula="of:=DEC2HEX([.B189];8)" office:value-type="string" office:string-value="00017600" calcext:value-type="string">
            <text:p>0001760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*512" office:value-type="float" office:value="96256" calcext:value-type="float">
            <text:p>96256</text:p>
          </table:table-cell>
          <table:table-cell table:formula="of:=DEC2HEX([.B190];8)" office:value-type="string" office:string-value="00017800" calcext:value-type="string">
            <text:p>00017800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*512" office:value-type="float" office:value="96768" calcext:value-type="float">
            <text:p>96768</text:p>
          </table:table-cell>
          <table:table-cell table:formula="of:=DEC2HEX([.B191];8)" office:value-type="string" office:string-value="00017A00" calcext:value-type="string">
            <text:p>00017A0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*512" office:value-type="float" office:value="97280" calcext:value-type="float">
            <text:p>97280</text:p>
          </table:table-cell>
          <table:table-cell table:formula="of:=DEC2HEX([.B192];8)" office:value-type="string" office:string-value="00017C00" calcext:value-type="string">
            <text:p>00017C0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*512" office:value-type="float" office:value="97792" calcext:value-type="float">
            <text:p>97792</text:p>
          </table:table-cell>
          <table:table-cell table:formula="of:=DEC2HEX([.B193];8)" office:value-type="string" office:string-value="00017E00" calcext:value-type="string">
            <text:p>00017E0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*512" office:value-type="float" office:value="98304" calcext:value-type="float">
            <text:p>98304</text:p>
          </table:table-cell>
          <table:table-cell table:formula="of:=DEC2HEX([.B194];8)" office:value-type="string" office:string-value="00018000" calcext:value-type="string">
            <text:p>0001800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*512" office:value-type="float" office:value="98816" calcext:value-type="float">
            <text:p>98816</text:p>
          </table:table-cell>
          <table:table-cell table:formula="of:=DEC2HEX([.B195];8)" office:value-type="string" office:string-value="00018200" calcext:value-type="string">
            <text:p>0001820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*512" office:value-type="float" office:value="99328" calcext:value-type="float">
            <text:p>99328</text:p>
          </table:table-cell>
          <table:table-cell table:formula="of:=DEC2HEX([.B196];8)" office:value-type="string" office:string-value="00018400" calcext:value-type="string">
            <text:p>0001840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*512" office:value-type="float" office:value="99840" calcext:value-type="float">
            <text:p>99840</text:p>
          </table:table-cell>
          <table:table-cell table:formula="of:=DEC2HEX([.B197];8)" office:value-type="string" office:string-value="00018600" calcext:value-type="string">
            <text:p>0001860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*512" office:value-type="float" office:value="100352" calcext:value-type="float">
            <text:p>100352</text:p>
          </table:table-cell>
          <table:table-cell table:formula="of:=DEC2HEX([.B198];8)" office:value-type="string" office:string-value="00018800" calcext:value-type="string">
            <text:p>0001880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*512" office:value-type="float" office:value="100864" calcext:value-type="float">
            <text:p>100864</text:p>
          </table:table-cell>
          <table:table-cell table:formula="of:=DEC2HEX([.B199];8)" office:value-type="string" office:string-value="00018A00" calcext:value-type="string">
            <text:p>00018A0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*512" office:value-type="float" office:value="101376" calcext:value-type="float">
            <text:p>101376</text:p>
          </table:table-cell>
          <table:table-cell table:formula="of:=DEC2HEX([.B200];8)" office:value-type="string" office:string-value="00018C00" calcext:value-type="string">
            <text:p>00018C0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*512" office:value-type="float" office:value="101888" calcext:value-type="float">
            <text:p>101888</text:p>
          </table:table-cell>
          <table:table-cell table:formula="of:=DEC2HEX([.B201];8)" office:value-type="string" office:string-value="00018E00" calcext:value-type="string">
            <text:p>00018E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*512" office:value-type="float" office:value="102400" calcext:value-type="float">
            <text:p>102400</text:p>
          </table:table-cell>
          <table:table-cell table:formula="of:=DEC2HEX([.B202];8)" office:value-type="string" office:string-value="00019000" calcext:value-type="string">
            <text:p>000190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*512" office:value-type="float" office:value="102912" calcext:value-type="float">
            <text:p>102912</text:p>
          </table:table-cell>
          <table:table-cell table:formula="of:=DEC2HEX([.B203];8)" office:value-type="string" office:string-value="00019200" calcext:value-type="string">
            <text:p>0001920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*512" office:value-type="float" office:value="103424" calcext:value-type="float">
            <text:p>103424</text:p>
          </table:table-cell>
          <table:table-cell table:formula="of:=DEC2HEX([.B204];8)" office:value-type="string" office:string-value="00019400" calcext:value-type="string">
            <text:p>0001940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*512" office:value-type="float" office:value="103936" calcext:value-type="float">
            <text:p>103936</text:p>
          </table:table-cell>
          <table:table-cell table:formula="of:=DEC2HEX([.B205];8)" office:value-type="string" office:string-value="00019600" calcext:value-type="string">
            <text:p>0001960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*512" office:value-type="float" office:value="104448" calcext:value-type="float">
            <text:p>104448</text:p>
          </table:table-cell>
          <table:table-cell table:formula="of:=DEC2HEX([.B206];8)" office:value-type="string" office:string-value="00019800" calcext:value-type="string">
            <text:p>0001980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*512" office:value-type="float" office:value="104960" calcext:value-type="float">
            <text:p>104960</text:p>
          </table:table-cell>
          <table:table-cell table:formula="of:=DEC2HEX([.B207];8)" office:value-type="string" office:string-value="00019A00" calcext:value-type="string">
            <text:p>00019A0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*512" office:value-type="float" office:value="105472" calcext:value-type="float">
            <text:p>105472</text:p>
          </table:table-cell>
          <table:table-cell table:formula="of:=DEC2HEX([.B208];8)" office:value-type="string" office:string-value="00019C00" calcext:value-type="string">
            <text:p>00019C0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*512" office:value-type="float" office:value="105984" calcext:value-type="float">
            <text:p>105984</text:p>
          </table:table-cell>
          <table:table-cell table:formula="of:=DEC2HEX([.B209];8)" office:value-type="string" office:string-value="00019E00" calcext:value-type="string">
            <text:p>00019E0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*512" office:value-type="float" office:value="106496" calcext:value-type="float">
            <text:p>106496</text:p>
          </table:table-cell>
          <table:table-cell table:formula="of:=DEC2HEX([.B210];8)" office:value-type="string" office:string-value="0001A000" calcext:value-type="string">
            <text:p>0001A00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*512" office:value-type="float" office:value="107008" calcext:value-type="float">
            <text:p>107008</text:p>
          </table:table-cell>
          <table:table-cell table:formula="of:=DEC2HEX([.B211];8)" office:value-type="string" office:string-value="0001A200" calcext:value-type="string">
            <text:p>0001A20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*512" office:value-type="float" office:value="107520" calcext:value-type="float">
            <text:p>107520</text:p>
          </table:table-cell>
          <table:table-cell table:formula="of:=DEC2HEX([.B212];8)" office:value-type="string" office:string-value="0001A400" calcext:value-type="string">
            <text:p>0001A40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*512" office:value-type="float" office:value="108032" calcext:value-type="float">
            <text:p>108032</text:p>
          </table:table-cell>
          <table:table-cell table:formula="of:=DEC2HEX([.B213];8)" office:value-type="string" office:string-value="0001A600" calcext:value-type="string">
            <text:p>0001A60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*512" office:value-type="float" office:value="108544" calcext:value-type="float">
            <text:p>108544</text:p>
          </table:table-cell>
          <table:table-cell table:formula="of:=DEC2HEX([.B214];8)" office:value-type="string" office:string-value="0001A800" calcext:value-type="string">
            <text:p>0001A80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*512" office:value-type="float" office:value="109056" calcext:value-type="float">
            <text:p>109056</text:p>
          </table:table-cell>
          <table:table-cell table:formula="of:=DEC2HEX([.B215];8)" office:value-type="string" office:string-value="0001AA00" calcext:value-type="string">
            <text:p>0001AA0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*512" office:value-type="float" office:value="109568" calcext:value-type="float">
            <text:p>109568</text:p>
          </table:table-cell>
          <table:table-cell table:formula="of:=DEC2HEX([.B216];8)" office:value-type="string" office:string-value="0001AC00" calcext:value-type="string">
            <text:p>0001AC0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*512" office:value-type="float" office:value="110080" calcext:value-type="float">
            <text:p>110080</text:p>
          </table:table-cell>
          <table:table-cell table:formula="of:=DEC2HEX([.B217];8)" office:value-type="string" office:string-value="0001AE00" calcext:value-type="string">
            <text:p>0001AE0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*512" office:value-type="float" office:value="110592" calcext:value-type="float">
            <text:p>110592</text:p>
          </table:table-cell>
          <table:table-cell table:formula="of:=DEC2HEX([.B218];8)" office:value-type="string" office:string-value="0001B000" calcext:value-type="string">
            <text:p>0001B00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*512" office:value-type="float" office:value="111104" calcext:value-type="float">
            <text:p>111104</text:p>
          </table:table-cell>
          <table:table-cell table:formula="of:=DEC2HEX([.B219];8)" office:value-type="string" office:string-value="0001B200" calcext:value-type="string">
            <text:p>0001B200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*512" office:value-type="float" office:value="111616" calcext:value-type="float">
            <text:p>111616</text:p>
          </table:table-cell>
          <table:table-cell table:formula="of:=DEC2HEX([.B220];8)" office:value-type="string" office:string-value="0001B400" calcext:value-type="string">
            <text:p>0001B40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*512" office:value-type="float" office:value="112128" calcext:value-type="float">
            <text:p>112128</text:p>
          </table:table-cell>
          <table:table-cell table:formula="of:=DEC2HEX([.B221];8)" office:value-type="string" office:string-value="0001B600" calcext:value-type="string">
            <text:p>0001B60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*512" office:value-type="float" office:value="112640" calcext:value-type="float">
            <text:p>112640</text:p>
          </table:table-cell>
          <table:table-cell table:formula="of:=DEC2HEX([.B222];8)" office:value-type="string" office:string-value="0001B800" calcext:value-type="string">
            <text:p>0001B80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*512" office:value-type="float" office:value="113152" calcext:value-type="float">
            <text:p>113152</text:p>
          </table:table-cell>
          <table:table-cell table:formula="of:=DEC2HEX([.B223];8)" office:value-type="string" office:string-value="0001BA00" calcext:value-type="string">
            <text:p>0001BA0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*512" office:value-type="float" office:value="113664" calcext:value-type="float">
            <text:p>113664</text:p>
          </table:table-cell>
          <table:table-cell table:formula="of:=DEC2HEX([.B224];8)" office:value-type="string" office:string-value="0001BC00" calcext:value-type="string">
            <text:p>0001BC0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*512" office:value-type="float" office:value="114176" calcext:value-type="float">
            <text:p>114176</text:p>
          </table:table-cell>
          <table:table-cell table:formula="of:=DEC2HEX([.B225];8)" office:value-type="string" office:string-value="0001BE00" calcext:value-type="string">
            <text:p>0001BE0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*512" office:value-type="float" office:value="114688" calcext:value-type="float">
            <text:p>114688</text:p>
          </table:table-cell>
          <table:table-cell table:formula="of:=DEC2HEX([.B226];8)" office:value-type="string" office:string-value="0001C000" calcext:value-type="string">
            <text:p>0001C00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*512" office:value-type="float" office:value="115200" calcext:value-type="float">
            <text:p>115200</text:p>
          </table:table-cell>
          <table:table-cell table:formula="of:=DEC2HEX([.B227];8)" office:value-type="string" office:string-value="0001C200" calcext:value-type="string">
            <text:p>0001C20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*512" office:value-type="float" office:value="115712" calcext:value-type="float">
            <text:p>115712</text:p>
          </table:table-cell>
          <table:table-cell table:formula="of:=DEC2HEX([.B228];8)" office:value-type="string" office:string-value="0001C400" calcext:value-type="string">
            <text:p>0001C40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*512" office:value-type="float" office:value="116224" calcext:value-type="float">
            <text:p>116224</text:p>
          </table:table-cell>
          <table:table-cell table:formula="of:=DEC2HEX([.B229];8)" office:value-type="string" office:string-value="0001C600" calcext:value-type="string">
            <text:p>0001C60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*512" office:value-type="float" office:value="116736" calcext:value-type="float">
            <text:p>116736</text:p>
          </table:table-cell>
          <table:table-cell table:formula="of:=DEC2HEX([.B230];8)" office:value-type="string" office:string-value="0001C800" calcext:value-type="string">
            <text:p>0001C80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*512" office:value-type="float" office:value="117248" calcext:value-type="float">
            <text:p>117248</text:p>
          </table:table-cell>
          <table:table-cell table:formula="of:=DEC2HEX([.B231];8)" office:value-type="string" office:string-value="0001CA00" calcext:value-type="string">
            <text:p>0001CA0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*512" office:value-type="float" office:value="117760" calcext:value-type="float">
            <text:p>117760</text:p>
          </table:table-cell>
          <table:table-cell table:formula="of:=DEC2HEX([.B232];8)" office:value-type="string" office:string-value="0001CC00" calcext:value-type="string">
            <text:p>0001CC0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*512" office:value-type="float" office:value="118272" calcext:value-type="float">
            <text:p>118272</text:p>
          </table:table-cell>
          <table:table-cell table:formula="of:=DEC2HEX([.B233];8)" office:value-type="string" office:string-value="0001CE00" calcext:value-type="string">
            <text:p>0001CE0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*512" office:value-type="float" office:value="118784" calcext:value-type="float">
            <text:p>118784</text:p>
          </table:table-cell>
          <table:table-cell table:formula="of:=DEC2HEX([.B234];8)" office:value-type="string" office:string-value="0001D000" calcext:value-type="string">
            <text:p>0001D00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*512" office:value-type="float" office:value="119296" calcext:value-type="float">
            <text:p>119296</text:p>
          </table:table-cell>
          <table:table-cell table:formula="of:=DEC2HEX([.B235];8)" office:value-type="string" office:string-value="0001D200" calcext:value-type="string">
            <text:p>0001D20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*512" office:value-type="float" office:value="119808" calcext:value-type="float">
            <text:p>119808</text:p>
          </table:table-cell>
          <table:table-cell table:formula="of:=DEC2HEX([.B236];8)" office:value-type="string" office:string-value="0001D400" calcext:value-type="string">
            <text:p>0001D40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*512" office:value-type="float" office:value="120320" calcext:value-type="float">
            <text:p>120320</text:p>
          </table:table-cell>
          <table:table-cell table:formula="of:=DEC2HEX([.B237];8)" office:value-type="string" office:string-value="0001D600" calcext:value-type="string">
            <text:p>0001D60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*512" office:value-type="float" office:value="120832" calcext:value-type="float">
            <text:p>120832</text:p>
          </table:table-cell>
          <table:table-cell table:formula="of:=DEC2HEX([.B238];8)" office:value-type="string" office:string-value="0001D800" calcext:value-type="string">
            <text:p>0001D80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*512" office:value-type="float" office:value="121344" calcext:value-type="float">
            <text:p>121344</text:p>
          </table:table-cell>
          <table:table-cell table:formula="of:=DEC2HEX([.B239];8)" office:value-type="string" office:string-value="0001DA00" calcext:value-type="string">
            <text:p>0001DA0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*512" office:value-type="float" office:value="121856" calcext:value-type="float">
            <text:p>121856</text:p>
          </table:table-cell>
          <table:table-cell table:formula="of:=DEC2HEX([.B240];8)" office:value-type="string" office:string-value="0001DC00" calcext:value-type="string">
            <text:p>0001DC0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*512" office:value-type="float" office:value="122368" calcext:value-type="float">
            <text:p>122368</text:p>
          </table:table-cell>
          <table:table-cell table:formula="of:=DEC2HEX([.B241];8)" office:value-type="string" office:string-value="0001DE00" calcext:value-type="string">
            <text:p>0001DE0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*512" office:value-type="float" office:value="122880" calcext:value-type="float">
            <text:p>122880</text:p>
          </table:table-cell>
          <table:table-cell table:formula="of:=DEC2HEX([.B242];8)" office:value-type="string" office:string-value="0001E000" calcext:value-type="string">
            <text:p>0001E00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*512" office:value-type="float" office:value="123392" calcext:value-type="float">
            <text:p>123392</text:p>
          </table:table-cell>
          <table:table-cell table:formula="of:=DEC2HEX([.B243];8)" office:value-type="string" office:string-value="0001E200" calcext:value-type="string">
            <text:p>0001E20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*512" office:value-type="float" office:value="123904" calcext:value-type="float">
            <text:p>123904</text:p>
          </table:table-cell>
          <table:table-cell table:formula="of:=DEC2HEX([.B244];8)" office:value-type="string" office:string-value="0001E400" calcext:value-type="string">
            <text:p>0001E40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*512" office:value-type="float" office:value="124416" calcext:value-type="float">
            <text:p>124416</text:p>
          </table:table-cell>
          <table:table-cell table:formula="of:=DEC2HEX([.B245];8)" office:value-type="string" office:string-value="0001E600" calcext:value-type="string">
            <text:p>0001E60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*512" office:value-type="float" office:value="124928" calcext:value-type="float">
            <text:p>124928</text:p>
          </table:table-cell>
          <table:table-cell table:formula="of:=DEC2HEX([.B246];8)" office:value-type="string" office:string-value="0001E800" calcext:value-type="string">
            <text:p>0001E80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*512" office:value-type="float" office:value="125440" calcext:value-type="float">
            <text:p>125440</text:p>
          </table:table-cell>
          <table:table-cell table:formula="of:=DEC2HEX([.B247];8)" office:value-type="string" office:string-value="0001EA00" calcext:value-type="string">
            <text:p>0001EA0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*512" office:value-type="float" office:value="125952" calcext:value-type="float">
            <text:p>125952</text:p>
          </table:table-cell>
          <table:table-cell table:formula="of:=DEC2HEX([.B248];8)" office:value-type="string" office:string-value="0001EC00" calcext:value-type="string">
            <text:p>0001EC0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*512" office:value-type="float" office:value="126464" calcext:value-type="float">
            <text:p>126464</text:p>
          </table:table-cell>
          <table:table-cell table:formula="of:=DEC2HEX([.B249];8)" office:value-type="string" office:string-value="0001EE00" calcext:value-type="string">
            <text:p>0001EE0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*512" office:value-type="float" office:value="126976" calcext:value-type="float">
            <text:p>126976</text:p>
          </table:table-cell>
          <table:table-cell table:formula="of:=DEC2HEX([.B250];8)" office:value-type="string" office:string-value="0001F000" calcext:value-type="string">
            <text:p>0001F00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*512" office:value-type="float" office:value="127488" calcext:value-type="float">
            <text:p>127488</text:p>
          </table:table-cell>
          <table:table-cell table:formula="of:=DEC2HEX([.B251];8)" office:value-type="string" office:string-value="0001F200" calcext:value-type="string">
            <text:p>0001F20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*512" office:value-type="float" office:value="128000" calcext:value-type="float">
            <text:p>128000</text:p>
          </table:table-cell>
          <table:table-cell table:formula="of:=DEC2HEX([.B252];8)" office:value-type="string" office:string-value="0001F400" calcext:value-type="string">
            <text:p>0001F40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*512" office:value-type="float" office:value="128512" calcext:value-type="float">
            <text:p>128512</text:p>
          </table:table-cell>
          <table:table-cell table:formula="of:=DEC2HEX([.B253];8)" office:value-type="string" office:string-value="0001F600" calcext:value-type="string">
            <text:p>0001F60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*512" office:value-type="float" office:value="129024" calcext:value-type="float">
            <text:p>129024</text:p>
          </table:table-cell>
          <table:table-cell table:formula="of:=DEC2HEX([.B254];8)" office:value-type="string" office:string-value="0001F800" calcext:value-type="string">
            <text:p>0001F80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*512" office:value-type="float" office:value="129536" calcext:value-type="float">
            <text:p>129536</text:p>
          </table:table-cell>
          <table:table-cell table:formula="of:=DEC2HEX([.B255];8)" office:value-type="string" office:string-value="0001FA00" calcext:value-type="string">
            <text:p>0001FA0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*512" office:value-type="float" office:value="130048" calcext:value-type="float">
            <text:p>130048</text:p>
          </table:table-cell>
          <table:table-cell table:formula="of:=DEC2HEX([.B256];8)" office:value-type="string" office:string-value="0001FC00" calcext:value-type="string">
            <text:p>0001FC0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*512" office:value-type="float" office:value="130560" calcext:value-type="float">
            <text:p>130560</text:p>
          </table:table-cell>
          <table:table-cell table:formula="of:=DEC2HEX([.B257];8)" office:value-type="string" office:string-value="0001FE00" calcext:value-type="string">
            <text:p>0001FE0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*512" office:value-type="float" office:value="131072" calcext:value-type="float">
            <text:p>131072</text:p>
          </table:table-cell>
          <table:table-cell table:formula="of:=DEC2HEX([.B258];8)" office:value-type="string" office:string-value="00020000" calcext:value-type="string">
            <text:p>0002000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*512" office:value-type="float" office:value="131584" calcext:value-type="float">
            <text:p>131584</text:p>
          </table:table-cell>
          <table:table-cell table:formula="of:=DEC2HEX([.B259];8)" office:value-type="string" office:string-value="00020200" calcext:value-type="string">
            <text:p>0002020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*512" office:value-type="float" office:value="132096" calcext:value-type="float">
            <text:p>132096</text:p>
          </table:table-cell>
          <table:table-cell table:formula="of:=DEC2HEX([.B260];8)" office:value-type="string" office:string-value="00020400" calcext:value-type="string">
            <text:p>0002040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*512" office:value-type="float" office:value="132608" calcext:value-type="float">
            <text:p>132608</text:p>
          </table:table-cell>
          <table:table-cell table:formula="of:=DEC2HEX([.B261];8)" office:value-type="string" office:string-value="00020600" calcext:value-type="string">
            <text:p>0002060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*512" office:value-type="float" office:value="133120" calcext:value-type="float">
            <text:p>133120</text:p>
          </table:table-cell>
          <table:table-cell table:formula="of:=DEC2HEX([.B262];8)" office:value-type="string" office:string-value="00020800" calcext:value-type="string">
            <text:p>0002080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*512" office:value-type="float" office:value="133632" calcext:value-type="float">
            <text:p>133632</text:p>
          </table:table-cell>
          <table:table-cell table:formula="of:=DEC2HEX([.B263];8)" office:value-type="string" office:string-value="00020A00" calcext:value-type="string">
            <text:p>00020A0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*512" office:value-type="float" office:value="134144" calcext:value-type="float">
            <text:p>134144</text:p>
          </table:table-cell>
          <table:table-cell table:formula="of:=DEC2HEX([.B264];8)" office:value-type="string" office:string-value="00020C00" calcext:value-type="string">
            <text:p>00020C0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*512" office:value-type="float" office:value="134656" calcext:value-type="float">
            <text:p>134656</text:p>
          </table:table-cell>
          <table:table-cell table:formula="of:=DEC2HEX([.B265];8)" office:value-type="string" office:string-value="00020E00" calcext:value-type="string">
            <text:p>00020E0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*512" office:value-type="float" office:value="135168" calcext:value-type="float">
            <text:p>135168</text:p>
          </table:table-cell>
          <table:table-cell table:formula="of:=DEC2HEX([.B266];8)" office:value-type="string" office:string-value="00021000" calcext:value-type="string">
            <text:p>0002100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*512" office:value-type="float" office:value="135680" calcext:value-type="float">
            <text:p>135680</text:p>
          </table:table-cell>
          <table:table-cell table:formula="of:=DEC2HEX([.B267];8)" office:value-type="string" office:string-value="00021200" calcext:value-type="string">
            <text:p>000212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*512" office:value-type="float" office:value="136192" calcext:value-type="float">
            <text:p>136192</text:p>
          </table:table-cell>
          <table:table-cell table:formula="of:=DEC2HEX([.B268];8)" office:value-type="string" office:string-value="00021400" calcext:value-type="string">
            <text:p>0002140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*512" office:value-type="float" office:value="136704" calcext:value-type="float">
            <text:p>136704</text:p>
          </table:table-cell>
          <table:table-cell table:formula="of:=DEC2HEX([.B269];8)" office:value-type="string" office:string-value="00021600" calcext:value-type="string">
            <text:p>0002160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*512" office:value-type="float" office:value="137216" calcext:value-type="float">
            <text:p>137216</text:p>
          </table:table-cell>
          <table:table-cell table:formula="of:=DEC2HEX([.B270];8)" office:value-type="string" office:string-value="00021800" calcext:value-type="string">
            <text:p>0002180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*512" office:value-type="float" office:value="137728" calcext:value-type="float">
            <text:p>137728</text:p>
          </table:table-cell>
          <table:table-cell table:formula="of:=DEC2HEX([.B271];8)" office:value-type="string" office:string-value="00021A00" calcext:value-type="string">
            <text:p>00021A0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*512" office:value-type="float" office:value="138240" calcext:value-type="float">
            <text:p>138240</text:p>
          </table:table-cell>
          <table:table-cell table:formula="of:=DEC2HEX([.B272];8)" office:value-type="string" office:string-value="00021C00" calcext:value-type="string">
            <text:p>00021C0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*512" office:value-type="float" office:value="138752" calcext:value-type="float">
            <text:p>138752</text:p>
          </table:table-cell>
          <table:table-cell table:formula="of:=DEC2HEX([.B273];8)" office:value-type="string" office:string-value="00021E00" calcext:value-type="string">
            <text:p>00021E0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*512" office:value-type="float" office:value="139264" calcext:value-type="float">
            <text:p>139264</text:p>
          </table:table-cell>
          <table:table-cell table:formula="of:=DEC2HEX([.B274];8)" office:value-type="string" office:string-value="00022000" calcext:value-type="string">
            <text:p>0002200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*512" office:value-type="float" office:value="139776" calcext:value-type="float">
            <text:p>139776</text:p>
          </table:table-cell>
          <table:table-cell table:formula="of:=DEC2HEX([.B275];8)" office:value-type="string" office:string-value="00022200" calcext:value-type="string">
            <text:p>0002220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*512" office:value-type="float" office:value="140288" calcext:value-type="float">
            <text:p>140288</text:p>
          </table:table-cell>
          <table:table-cell table:formula="of:=DEC2HEX([.B276];8)" office:value-type="string" office:string-value="00022400" calcext:value-type="string">
            <text:p>0002240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*512" office:value-type="float" office:value="140800" calcext:value-type="float">
            <text:p>140800</text:p>
          </table:table-cell>
          <table:table-cell table:formula="of:=DEC2HEX([.B277];8)" office:value-type="string" office:string-value="00022600" calcext:value-type="string">
            <text:p>0002260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*512" office:value-type="float" office:value="141312" calcext:value-type="float">
            <text:p>141312</text:p>
          </table:table-cell>
          <table:table-cell table:formula="of:=DEC2HEX([.B278];8)" office:value-type="string" office:string-value="00022800" calcext:value-type="string">
            <text:p>0002280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*512" office:value-type="float" office:value="141824" calcext:value-type="float">
            <text:p>141824</text:p>
          </table:table-cell>
          <table:table-cell table:formula="of:=DEC2HEX([.B279];8)" office:value-type="string" office:string-value="00022A00" calcext:value-type="string">
            <text:p>00022A0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*512" office:value-type="float" office:value="142336" calcext:value-type="float">
            <text:p>142336</text:p>
          </table:table-cell>
          <table:table-cell table:formula="of:=DEC2HEX([.B280];8)" office:value-type="string" office:string-value="00022C00" calcext:value-type="string">
            <text:p>00022C00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*512" office:value-type="float" office:value="142848" calcext:value-type="float">
            <text:p>142848</text:p>
          </table:table-cell>
          <table:table-cell table:formula="of:=DEC2HEX([.B281];8)" office:value-type="string" office:string-value="00022E00" calcext:value-type="string">
            <text:p>00022E0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*512" office:value-type="float" office:value="143360" calcext:value-type="float">
            <text:p>143360</text:p>
          </table:table-cell>
          <table:table-cell table:formula="of:=DEC2HEX([.B282];8)" office:value-type="string" office:string-value="00023000" calcext:value-type="string">
            <text:p>0002300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*512" office:value-type="float" office:value="143872" calcext:value-type="float">
            <text:p>143872</text:p>
          </table:table-cell>
          <table:table-cell table:formula="of:=DEC2HEX([.B283];8)" office:value-type="string" office:string-value="00023200" calcext:value-type="string">
            <text:p>0002320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*512" office:value-type="float" office:value="144384" calcext:value-type="float">
            <text:p>144384</text:p>
          </table:table-cell>
          <table:table-cell table:formula="of:=DEC2HEX([.B284];8)" office:value-type="string" office:string-value="00023400" calcext:value-type="string">
            <text:p>0002340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*512" office:value-type="float" office:value="144896" calcext:value-type="float">
            <text:p>144896</text:p>
          </table:table-cell>
          <table:table-cell table:formula="of:=DEC2HEX([.B285];8)" office:value-type="string" office:string-value="00023600" calcext:value-type="string">
            <text:p>0002360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*512" office:value-type="float" office:value="145408" calcext:value-type="float">
            <text:p>145408</text:p>
          </table:table-cell>
          <table:table-cell table:formula="of:=DEC2HEX([.B286];8)" office:value-type="string" office:string-value="00023800" calcext:value-type="string">
            <text:p>0002380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*512" office:value-type="float" office:value="145920" calcext:value-type="float">
            <text:p>145920</text:p>
          </table:table-cell>
          <table:table-cell table:formula="of:=DEC2HEX([.B287];8)" office:value-type="string" office:string-value="00023A00" calcext:value-type="string">
            <text:p>00023A0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*512" office:value-type="float" office:value="146432" calcext:value-type="float">
            <text:p>146432</text:p>
          </table:table-cell>
          <table:table-cell table:formula="of:=DEC2HEX([.B288];8)" office:value-type="string" office:string-value="00023C00" calcext:value-type="string">
            <text:p>00023C0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*512" office:value-type="float" office:value="146944" calcext:value-type="float">
            <text:p>146944</text:p>
          </table:table-cell>
          <table:table-cell table:formula="of:=DEC2HEX([.B289];8)" office:value-type="string" office:string-value="00023E00" calcext:value-type="string">
            <text:p>00023E0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*512" office:value-type="float" office:value="147456" calcext:value-type="float">
            <text:p>147456</text:p>
          </table:table-cell>
          <table:table-cell table:formula="of:=DEC2HEX([.B290];8)" office:value-type="string" office:string-value="00024000" calcext:value-type="string">
            <text:p>0002400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*512" office:value-type="float" office:value="147968" calcext:value-type="float">
            <text:p>147968</text:p>
          </table:table-cell>
          <table:table-cell table:formula="of:=DEC2HEX([.B291];8)" office:value-type="string" office:string-value="00024200" calcext:value-type="string">
            <text:p>0002420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*512" office:value-type="float" office:value="148480" calcext:value-type="float">
            <text:p>148480</text:p>
          </table:table-cell>
          <table:table-cell table:formula="of:=DEC2HEX([.B292];8)" office:value-type="string" office:string-value="00024400" calcext:value-type="string">
            <text:p>0002440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*512" office:value-type="float" office:value="148992" calcext:value-type="float">
            <text:p>148992</text:p>
          </table:table-cell>
          <table:table-cell table:formula="of:=DEC2HEX([.B293];8)" office:value-type="string" office:string-value="00024600" calcext:value-type="string">
            <text:p>0002460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*512" office:value-type="float" office:value="149504" calcext:value-type="float">
            <text:p>149504</text:p>
          </table:table-cell>
          <table:table-cell table:formula="of:=DEC2HEX([.B294];8)" office:value-type="string" office:string-value="00024800" calcext:value-type="string">
            <text:p>00024800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*512" office:value-type="float" office:value="150016" calcext:value-type="float">
            <text:p>150016</text:p>
          </table:table-cell>
          <table:table-cell table:formula="of:=DEC2HEX([.B295];8)" office:value-type="string" office:string-value="00024A00" calcext:value-type="string">
            <text:p>00024A0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*512" office:value-type="float" office:value="150528" calcext:value-type="float">
            <text:p>150528</text:p>
          </table:table-cell>
          <table:table-cell table:formula="of:=DEC2HEX([.B296];8)" office:value-type="string" office:string-value="00024C00" calcext:value-type="string">
            <text:p>00024C0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*512" office:value-type="float" office:value="151040" calcext:value-type="float">
            <text:p>151040</text:p>
          </table:table-cell>
          <table:table-cell table:formula="of:=DEC2HEX([.B297];8)" office:value-type="string" office:string-value="00024E00" calcext:value-type="string">
            <text:p>00024E00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*512" office:value-type="float" office:value="151552" calcext:value-type="float">
            <text:p>151552</text:p>
          </table:table-cell>
          <table:table-cell table:formula="of:=DEC2HEX([.B298];8)" office:value-type="string" office:string-value="00025000" calcext:value-type="string">
            <text:p>0002500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*512" office:value-type="float" office:value="152064" calcext:value-type="float">
            <text:p>152064</text:p>
          </table:table-cell>
          <table:table-cell table:formula="of:=DEC2HEX([.B299];8)" office:value-type="string" office:string-value="00025200" calcext:value-type="string">
            <text:p>0002520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*512" office:value-type="float" office:value="152576" calcext:value-type="float">
            <text:p>152576</text:p>
          </table:table-cell>
          <table:table-cell table:formula="of:=DEC2HEX([.B300];8)" office:value-type="string" office:string-value="00025400" calcext:value-type="string">
            <text:p>00025400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*512" office:value-type="float" office:value="153088" calcext:value-type="float">
            <text:p>153088</text:p>
          </table:table-cell>
          <table:table-cell table:formula="of:=DEC2HEX([.B301];8)" office:value-type="string" office:string-value="00025600" calcext:value-type="string">
            <text:p>0002560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*512" office:value-type="float" office:value="153600" calcext:value-type="float">
            <text:p>153600</text:p>
          </table:table-cell>
          <table:table-cell table:formula="of:=DEC2HEX([.B302];8)" office:value-type="string" office:string-value="00025800" calcext:value-type="string">
            <text:p>000258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*512" office:value-type="float" office:value="154112" calcext:value-type="float">
            <text:p>154112</text:p>
          </table:table-cell>
          <table:table-cell table:formula="of:=DEC2HEX([.B303];8)" office:value-type="string" office:string-value="00025A00" calcext:value-type="string">
            <text:p>00025A0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*512" office:value-type="float" office:value="154624" calcext:value-type="float">
            <text:p>154624</text:p>
          </table:table-cell>
          <table:table-cell table:formula="of:=DEC2HEX([.B304];8)" office:value-type="string" office:string-value="00025C00" calcext:value-type="string">
            <text:p>00025C0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*512" office:value-type="float" office:value="155136" calcext:value-type="float">
            <text:p>155136</text:p>
          </table:table-cell>
          <table:table-cell table:formula="of:=DEC2HEX([.B305];8)" office:value-type="string" office:string-value="00025E00" calcext:value-type="string">
            <text:p>00025E0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*512" office:value-type="float" office:value="155648" calcext:value-type="float">
            <text:p>155648</text:p>
          </table:table-cell>
          <table:table-cell table:formula="of:=DEC2HEX([.B306];8)" office:value-type="string" office:string-value="00026000" calcext:value-type="string">
            <text:p>0002600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*512" office:value-type="float" office:value="156160" calcext:value-type="float">
            <text:p>156160</text:p>
          </table:table-cell>
          <table:table-cell table:formula="of:=DEC2HEX([.B307];8)" office:value-type="string" office:string-value="00026200" calcext:value-type="string">
            <text:p>0002620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*512" office:value-type="float" office:value="156672" calcext:value-type="float">
            <text:p>156672</text:p>
          </table:table-cell>
          <table:table-cell table:formula="of:=DEC2HEX([.B308];8)" office:value-type="string" office:string-value="00026400" calcext:value-type="string">
            <text:p>0002640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*512" office:value-type="float" office:value="157184" calcext:value-type="float">
            <text:p>157184</text:p>
          </table:table-cell>
          <table:table-cell table:formula="of:=DEC2HEX([.B309];8)" office:value-type="string" office:string-value="00026600" calcext:value-type="string">
            <text:p>0002660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*512" office:value-type="float" office:value="157696" calcext:value-type="float">
            <text:p>157696</text:p>
          </table:table-cell>
          <table:table-cell table:formula="of:=DEC2HEX([.B310];8)" office:value-type="string" office:string-value="00026800" calcext:value-type="string">
            <text:p>0002680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*512" office:value-type="float" office:value="158208" calcext:value-type="float">
            <text:p>158208</text:p>
          </table:table-cell>
          <table:table-cell table:formula="of:=DEC2HEX([.B311];8)" office:value-type="string" office:string-value="00026A00" calcext:value-type="string">
            <text:p>00026A0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*512" office:value-type="float" office:value="158720" calcext:value-type="float">
            <text:p>158720</text:p>
          </table:table-cell>
          <table:table-cell table:formula="of:=DEC2HEX([.B312];8)" office:value-type="string" office:string-value="00026C00" calcext:value-type="string">
            <text:p>00026C0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*512" office:value-type="float" office:value="159232" calcext:value-type="float">
            <text:p>159232</text:p>
          </table:table-cell>
          <table:table-cell table:formula="of:=DEC2HEX([.B313];8)" office:value-type="string" office:string-value="00026E00" calcext:value-type="string">
            <text:p>00026E0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*512" office:value-type="float" office:value="159744" calcext:value-type="float">
            <text:p>159744</text:p>
          </table:table-cell>
          <table:table-cell table:formula="of:=DEC2HEX([.B314];8)" office:value-type="string" office:string-value="00027000" calcext:value-type="string">
            <text:p>0002700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*512" office:value-type="float" office:value="160256" calcext:value-type="float">
            <text:p>160256</text:p>
          </table:table-cell>
          <table:table-cell table:formula="of:=DEC2HEX([.B315];8)" office:value-type="string" office:string-value="00027200" calcext:value-type="string">
            <text:p>0002720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*512" office:value-type="float" office:value="160768" calcext:value-type="float">
            <text:p>160768</text:p>
          </table:table-cell>
          <table:table-cell table:formula="of:=DEC2HEX([.B316];8)" office:value-type="string" office:string-value="00027400" calcext:value-type="string">
            <text:p>0002740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*512" office:value-type="float" office:value="161280" calcext:value-type="float">
            <text:p>161280</text:p>
          </table:table-cell>
          <table:table-cell table:formula="of:=DEC2HEX([.B317];8)" office:value-type="string" office:string-value="00027600" calcext:value-type="string">
            <text:p>0002760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*512" office:value-type="float" office:value="161792" calcext:value-type="float">
            <text:p>161792</text:p>
          </table:table-cell>
          <table:table-cell table:formula="of:=DEC2HEX([.B318];8)" office:value-type="string" office:string-value="00027800" calcext:value-type="string">
            <text:p>0002780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*512" office:value-type="float" office:value="162304" calcext:value-type="float">
            <text:p>162304</text:p>
          </table:table-cell>
          <table:table-cell table:formula="of:=DEC2HEX([.B319];8)" office:value-type="string" office:string-value="00027A00" calcext:value-type="string">
            <text:p>00027A0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*512" office:value-type="float" office:value="162816" calcext:value-type="float">
            <text:p>162816</text:p>
          </table:table-cell>
          <table:table-cell table:formula="of:=DEC2HEX([.B320];8)" office:value-type="string" office:string-value="00027C00" calcext:value-type="string">
            <text:p>00027C0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*512" office:value-type="float" office:value="163328" calcext:value-type="float">
            <text:p>163328</text:p>
          </table:table-cell>
          <table:table-cell table:formula="of:=DEC2HEX([.B321];8)" office:value-type="string" office:string-value="00027E00" calcext:value-type="string">
            <text:p>00027E0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*512" office:value-type="float" office:value="163840" calcext:value-type="float">
            <text:p>163840</text:p>
          </table:table-cell>
          <table:table-cell table:formula="of:=DEC2HEX([.B322];8)" office:value-type="string" office:string-value="00028000" calcext:value-type="string">
            <text:p>0002800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*512" office:value-type="float" office:value="164352" calcext:value-type="float">
            <text:p>164352</text:p>
          </table:table-cell>
          <table:table-cell table:formula="of:=DEC2HEX([.B323];8)" office:value-type="string" office:string-value="00028200" calcext:value-type="string">
            <text:p>0002820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*512" office:value-type="float" office:value="164864" calcext:value-type="float">
            <text:p>164864</text:p>
          </table:table-cell>
          <table:table-cell table:formula="of:=DEC2HEX([.B324];8)" office:value-type="string" office:string-value="00028400" calcext:value-type="string">
            <text:p>0002840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*512" office:value-type="float" office:value="165376" calcext:value-type="float">
            <text:p>165376</text:p>
          </table:table-cell>
          <table:table-cell table:formula="of:=DEC2HEX([.B325];8)" office:value-type="string" office:string-value="00028600" calcext:value-type="string">
            <text:p>00028600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*512" office:value-type="float" office:value="165888" calcext:value-type="float">
            <text:p>165888</text:p>
          </table:table-cell>
          <table:table-cell table:formula="of:=DEC2HEX([.B326];8)" office:value-type="string" office:string-value="00028800" calcext:value-type="string">
            <text:p>0002880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*512" office:value-type="float" office:value="166400" calcext:value-type="float">
            <text:p>166400</text:p>
          </table:table-cell>
          <table:table-cell table:formula="of:=DEC2HEX([.B327];8)" office:value-type="string" office:string-value="00028A00" calcext:value-type="string">
            <text:p>00028A0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*512" office:value-type="float" office:value="166912" calcext:value-type="float">
            <text:p>166912</text:p>
          </table:table-cell>
          <table:table-cell table:formula="of:=DEC2HEX([.B328];8)" office:value-type="string" office:string-value="00028C00" calcext:value-type="string">
            <text:p>00028C0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*512" office:value-type="float" office:value="167424" calcext:value-type="float">
            <text:p>167424</text:p>
          </table:table-cell>
          <table:table-cell table:formula="of:=DEC2HEX([.B329];8)" office:value-type="string" office:string-value="00028E00" calcext:value-type="string">
            <text:p>00028E0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*512" office:value-type="float" office:value="167936" calcext:value-type="float">
            <text:p>167936</text:p>
          </table:table-cell>
          <table:table-cell table:formula="of:=DEC2HEX([.B330];8)" office:value-type="string" office:string-value="00029000" calcext:value-type="string">
            <text:p>0002900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*512" office:value-type="float" office:value="168448" calcext:value-type="float">
            <text:p>168448</text:p>
          </table:table-cell>
          <table:table-cell table:formula="of:=DEC2HEX([.B331];8)" office:value-type="string" office:string-value="00029200" calcext:value-type="string">
            <text:p>0002920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*512" office:value-type="float" office:value="168960" calcext:value-type="float">
            <text:p>168960</text:p>
          </table:table-cell>
          <table:table-cell table:formula="of:=DEC2HEX([.B332];8)" office:value-type="string" office:string-value="00029400" calcext:value-type="string">
            <text:p>0002940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*512" office:value-type="float" office:value="169472" calcext:value-type="float">
            <text:p>169472</text:p>
          </table:table-cell>
          <table:table-cell table:formula="of:=DEC2HEX([.B333];8)" office:value-type="string" office:string-value="00029600" calcext:value-type="string">
            <text:p>0002960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*512" office:value-type="float" office:value="169984" calcext:value-type="float">
            <text:p>169984</text:p>
          </table:table-cell>
          <table:table-cell table:formula="of:=DEC2HEX([.B334];8)" office:value-type="string" office:string-value="00029800" calcext:value-type="string">
            <text:p>0002980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*512" office:value-type="float" office:value="170496" calcext:value-type="float">
            <text:p>170496</text:p>
          </table:table-cell>
          <table:table-cell table:formula="of:=DEC2HEX([.B335];8)" office:value-type="string" office:string-value="00029A00" calcext:value-type="string">
            <text:p>00029A0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*512" office:value-type="float" office:value="171008" calcext:value-type="float">
            <text:p>171008</text:p>
          </table:table-cell>
          <table:table-cell table:formula="of:=DEC2HEX([.B336];8)" office:value-type="string" office:string-value="00029C00" calcext:value-type="string">
            <text:p>00029C0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*512" office:value-type="float" office:value="171520" calcext:value-type="float">
            <text:p>171520</text:p>
          </table:table-cell>
          <table:table-cell table:formula="of:=DEC2HEX([.B337];8)" office:value-type="string" office:string-value="00029E00" calcext:value-type="string">
            <text:p>00029E0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*512" office:value-type="float" office:value="172032" calcext:value-type="float">
            <text:p>172032</text:p>
          </table:table-cell>
          <table:table-cell table:formula="of:=DEC2HEX([.B338];8)" office:value-type="string" office:string-value="0002A000" calcext:value-type="string">
            <text:p>0002A00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*512" office:value-type="float" office:value="172544" calcext:value-type="float">
            <text:p>172544</text:p>
          </table:table-cell>
          <table:table-cell table:formula="of:=DEC2HEX([.B339];8)" office:value-type="string" office:string-value="0002A200" calcext:value-type="string">
            <text:p>0002A20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*512" office:value-type="float" office:value="173056" calcext:value-type="float">
            <text:p>173056</text:p>
          </table:table-cell>
          <table:table-cell table:formula="of:=DEC2HEX([.B340];8)" office:value-type="string" office:string-value="0002A400" calcext:value-type="string">
            <text:p>0002A40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*512" office:value-type="float" office:value="173568" calcext:value-type="float">
            <text:p>173568</text:p>
          </table:table-cell>
          <table:table-cell table:formula="of:=DEC2HEX([.B341];8)" office:value-type="string" office:string-value="0002A600" calcext:value-type="string">
            <text:p>0002A60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*512" office:value-type="float" office:value="174080" calcext:value-type="float">
            <text:p>174080</text:p>
          </table:table-cell>
          <table:table-cell table:formula="of:=DEC2HEX([.B342];8)" office:value-type="string" office:string-value="0002A800" calcext:value-type="string">
            <text:p>0002A80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*512" office:value-type="float" office:value="174592" calcext:value-type="float">
            <text:p>174592</text:p>
          </table:table-cell>
          <table:table-cell table:formula="of:=DEC2HEX([.B343];8)" office:value-type="string" office:string-value="0002AA00" calcext:value-type="string">
            <text:p>0002AA0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*512" office:value-type="float" office:value="175104" calcext:value-type="float">
            <text:p>175104</text:p>
          </table:table-cell>
          <table:table-cell table:formula="of:=DEC2HEX([.B344];8)" office:value-type="string" office:string-value="0002AC00" calcext:value-type="string">
            <text:p>0002AC0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*512" office:value-type="float" office:value="175616" calcext:value-type="float">
            <text:p>175616</text:p>
          </table:table-cell>
          <table:table-cell table:formula="of:=DEC2HEX([.B345];8)" office:value-type="string" office:string-value="0002AE00" calcext:value-type="string">
            <text:p>0002AE0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*512" office:value-type="float" office:value="176128" calcext:value-type="float">
            <text:p>176128</text:p>
          </table:table-cell>
          <table:table-cell table:formula="of:=DEC2HEX([.B346];8)" office:value-type="string" office:string-value="0002B000" calcext:value-type="string">
            <text:p>0002B00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*512" office:value-type="float" office:value="176640" calcext:value-type="float">
            <text:p>176640</text:p>
          </table:table-cell>
          <table:table-cell table:formula="of:=DEC2HEX([.B347];8)" office:value-type="string" office:string-value="0002B200" calcext:value-type="string">
            <text:p>0002B20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*512" office:value-type="float" office:value="177152" calcext:value-type="float">
            <text:p>177152</text:p>
          </table:table-cell>
          <table:table-cell table:formula="of:=DEC2HEX([.B348];8)" office:value-type="string" office:string-value="0002B400" calcext:value-type="string">
            <text:p>0002B40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*512" office:value-type="float" office:value="177664" calcext:value-type="float">
            <text:p>177664</text:p>
          </table:table-cell>
          <table:table-cell table:formula="of:=DEC2HEX([.B349];8)" office:value-type="string" office:string-value="0002B600" calcext:value-type="string">
            <text:p>0002B60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*512" office:value-type="float" office:value="178176" calcext:value-type="float">
            <text:p>178176</text:p>
          </table:table-cell>
          <table:table-cell table:formula="of:=DEC2HEX([.B350];8)" office:value-type="string" office:string-value="0002B800" calcext:value-type="string">
            <text:p>0002B80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*512" office:value-type="float" office:value="178688" calcext:value-type="float">
            <text:p>178688</text:p>
          </table:table-cell>
          <table:table-cell table:formula="of:=DEC2HEX([.B351];8)" office:value-type="string" office:string-value="0002BA00" calcext:value-type="string">
            <text:p>0002BA0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*512" office:value-type="float" office:value="179200" calcext:value-type="float">
            <text:p>179200</text:p>
          </table:table-cell>
          <table:table-cell table:formula="of:=DEC2HEX([.B352];8)" office:value-type="string" office:string-value="0002BC00" calcext:value-type="string">
            <text:p>0002BC0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*512" office:value-type="float" office:value="179712" calcext:value-type="float">
            <text:p>179712</text:p>
          </table:table-cell>
          <table:table-cell table:formula="of:=DEC2HEX([.B353];8)" office:value-type="string" office:string-value="0002BE00" calcext:value-type="string">
            <text:p>0002BE0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*512" office:value-type="float" office:value="180224" calcext:value-type="float">
            <text:p>180224</text:p>
          </table:table-cell>
          <table:table-cell table:formula="of:=DEC2HEX([.B354];8)" office:value-type="string" office:string-value="0002C000" calcext:value-type="string">
            <text:p>0002C00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*512" office:value-type="float" office:value="180736" calcext:value-type="float">
            <text:p>180736</text:p>
          </table:table-cell>
          <table:table-cell table:formula="of:=DEC2HEX([.B355];8)" office:value-type="string" office:string-value="0002C200" calcext:value-type="string">
            <text:p>0002C20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*512" office:value-type="float" office:value="181248" calcext:value-type="float">
            <text:p>181248</text:p>
          </table:table-cell>
          <table:table-cell table:formula="of:=DEC2HEX([.B356];8)" office:value-type="string" office:string-value="0002C400" calcext:value-type="string">
            <text:p>0002C40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*512" office:value-type="float" office:value="181760" calcext:value-type="float">
            <text:p>181760</text:p>
          </table:table-cell>
          <table:table-cell table:formula="of:=DEC2HEX([.B357];8)" office:value-type="string" office:string-value="0002C600" calcext:value-type="string">
            <text:p>0002C60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*512" office:value-type="float" office:value="182272" calcext:value-type="float">
            <text:p>182272</text:p>
          </table:table-cell>
          <table:table-cell table:formula="of:=DEC2HEX([.B358];8)" office:value-type="string" office:string-value="0002C800" calcext:value-type="string">
            <text:p>0002C80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*512" office:value-type="float" office:value="182784" calcext:value-type="float">
            <text:p>182784</text:p>
          </table:table-cell>
          <table:table-cell table:formula="of:=DEC2HEX([.B359];8)" office:value-type="string" office:string-value="0002CA00" calcext:value-type="string">
            <text:p>0002CA0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*512" office:value-type="float" office:value="183296" calcext:value-type="float">
            <text:p>183296</text:p>
          </table:table-cell>
          <table:table-cell table:formula="of:=DEC2HEX([.B360];8)" office:value-type="string" office:string-value="0002CC00" calcext:value-type="string">
            <text:p>0002CC0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*512" office:value-type="float" office:value="183808" calcext:value-type="float">
            <text:p>183808</text:p>
          </table:table-cell>
          <table:table-cell table:formula="of:=DEC2HEX([.B361];8)" office:value-type="string" office:string-value="0002CE00" calcext:value-type="string">
            <text:p>0002CE0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*512" office:value-type="float" office:value="184320" calcext:value-type="float">
            <text:p>184320</text:p>
          </table:table-cell>
          <table:table-cell table:formula="of:=DEC2HEX([.B362];8)" office:value-type="string" office:string-value="0002D000" calcext:value-type="string">
            <text:p>0002D00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*512" office:value-type="float" office:value="184832" calcext:value-type="float">
            <text:p>184832</text:p>
          </table:table-cell>
          <table:table-cell table:formula="of:=DEC2HEX([.B363];8)" office:value-type="string" office:string-value="0002D200" calcext:value-type="string">
            <text:p>0002D20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*512" office:value-type="float" office:value="185344" calcext:value-type="float">
            <text:p>185344</text:p>
          </table:table-cell>
          <table:table-cell table:formula="of:=DEC2HEX([.B364];8)" office:value-type="string" office:string-value="0002D400" calcext:value-type="string">
            <text:p>0002D400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*512" office:value-type="float" office:value="185856" calcext:value-type="float">
            <text:p>185856</text:p>
          </table:table-cell>
          <table:table-cell table:formula="of:=DEC2HEX([.B365];8)" office:value-type="string" office:string-value="0002D600" calcext:value-type="string">
            <text:p>0002D60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*512" office:value-type="float" office:value="186368" calcext:value-type="float">
            <text:p>186368</text:p>
          </table:table-cell>
          <table:table-cell table:formula="of:=DEC2HEX([.B366];8)" office:value-type="string" office:string-value="0002D800" calcext:value-type="string">
            <text:p>0002D800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*512" office:value-type="float" office:value="186880" calcext:value-type="float">
            <text:p>186880</text:p>
          </table:table-cell>
          <table:table-cell table:formula="of:=DEC2HEX([.B367];8)" office:value-type="string" office:string-value="0002DA00" calcext:value-type="string">
            <text:p>0002DA00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*512" office:value-type="float" office:value="187392" calcext:value-type="float">
            <text:p>187392</text:p>
          </table:table-cell>
          <table:table-cell table:formula="of:=DEC2HEX([.B368];8)" office:value-type="string" office:string-value="0002DC00" calcext:value-type="string">
            <text:p>0002DC00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*512" office:value-type="float" office:value="187904" calcext:value-type="float">
            <text:p>187904</text:p>
          </table:table-cell>
          <table:table-cell table:formula="of:=DEC2HEX([.B369];8)" office:value-type="string" office:string-value="0002DE00" calcext:value-type="string">
            <text:p>0002DE0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*512" office:value-type="float" office:value="188416" calcext:value-type="float">
            <text:p>188416</text:p>
          </table:table-cell>
          <table:table-cell table:formula="of:=DEC2HEX([.B370];8)" office:value-type="string" office:string-value="0002E000" calcext:value-type="string">
            <text:p>0002E000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*512" office:value-type="float" office:value="188928" calcext:value-type="float">
            <text:p>188928</text:p>
          </table:table-cell>
          <table:table-cell table:formula="of:=DEC2HEX([.B371];8)" office:value-type="string" office:string-value="0002E200" calcext:value-type="string">
            <text:p>0002E20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*512" office:value-type="float" office:value="189440" calcext:value-type="float">
            <text:p>189440</text:p>
          </table:table-cell>
          <table:table-cell table:formula="of:=DEC2HEX([.B372];8)" office:value-type="string" office:string-value="0002E400" calcext:value-type="string">
            <text:p>0002E40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*512" office:value-type="float" office:value="189952" calcext:value-type="float">
            <text:p>189952</text:p>
          </table:table-cell>
          <table:table-cell table:formula="of:=DEC2HEX([.B373];8)" office:value-type="string" office:string-value="0002E600" calcext:value-type="string">
            <text:p>0002E60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*512" office:value-type="float" office:value="190464" calcext:value-type="float">
            <text:p>190464</text:p>
          </table:table-cell>
          <table:table-cell table:formula="of:=DEC2HEX([.B374];8)" office:value-type="string" office:string-value="0002E800" calcext:value-type="string">
            <text:p>0002E800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*512" office:value-type="float" office:value="190976" calcext:value-type="float">
            <text:p>190976</text:p>
          </table:table-cell>
          <table:table-cell table:formula="of:=DEC2HEX([.B375];8)" office:value-type="string" office:string-value="0002EA00" calcext:value-type="string">
            <text:p>0002EA0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*512" office:value-type="float" office:value="191488" calcext:value-type="float">
            <text:p>191488</text:p>
          </table:table-cell>
          <table:table-cell table:formula="of:=DEC2HEX([.B376];8)" office:value-type="string" office:string-value="0002EC00" calcext:value-type="string">
            <text:p>0002EC0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*512" office:value-type="float" office:value="192000" calcext:value-type="float">
            <text:p>192000</text:p>
          </table:table-cell>
          <table:table-cell table:formula="of:=DEC2HEX([.B377];8)" office:value-type="string" office:string-value="0002EE00" calcext:value-type="string">
            <text:p>0002EE0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*512" office:value-type="float" office:value="192512" calcext:value-type="float">
            <text:p>192512</text:p>
          </table:table-cell>
          <table:table-cell table:formula="of:=DEC2HEX([.B378];8)" office:value-type="string" office:string-value="0002F000" calcext:value-type="string">
            <text:p>0002F00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*512" office:value-type="float" office:value="193024" calcext:value-type="float">
            <text:p>193024</text:p>
          </table:table-cell>
          <table:table-cell table:formula="of:=DEC2HEX([.B379];8)" office:value-type="string" office:string-value="0002F200" calcext:value-type="string">
            <text:p>0002F200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*512" office:value-type="float" office:value="193536" calcext:value-type="float">
            <text:p>193536</text:p>
          </table:table-cell>
          <table:table-cell table:formula="of:=DEC2HEX([.B380];8)" office:value-type="string" office:string-value="0002F400" calcext:value-type="string">
            <text:p>0002F40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*512" office:value-type="float" office:value="194048" calcext:value-type="float">
            <text:p>194048</text:p>
          </table:table-cell>
          <table:table-cell table:formula="of:=DEC2HEX([.B381];8)" office:value-type="string" office:string-value="0002F600" calcext:value-type="string">
            <text:p>0002F60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*512" office:value-type="float" office:value="194560" calcext:value-type="float">
            <text:p>194560</text:p>
          </table:table-cell>
          <table:table-cell table:formula="of:=DEC2HEX([.B382];8)" office:value-type="string" office:string-value="0002F800" calcext:value-type="string">
            <text:p>0002F80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*512" office:value-type="float" office:value="195072" calcext:value-type="float">
            <text:p>195072</text:p>
          </table:table-cell>
          <table:table-cell table:formula="of:=DEC2HEX([.B383];8)" office:value-type="string" office:string-value="0002FA00" calcext:value-type="string">
            <text:p>0002FA00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*512" office:value-type="float" office:value="195584" calcext:value-type="float">
            <text:p>195584</text:p>
          </table:table-cell>
          <table:table-cell table:formula="of:=DEC2HEX([.B384];8)" office:value-type="string" office:string-value="0002FC00" calcext:value-type="string">
            <text:p>0002FC00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*512" office:value-type="float" office:value="196096" calcext:value-type="float">
            <text:p>196096</text:p>
          </table:table-cell>
          <table:table-cell table:formula="of:=DEC2HEX([.B385];8)" office:value-type="string" office:string-value="0002FE00" calcext:value-type="string">
            <text:p>0002FE0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*512" office:value-type="float" office:value="196608" calcext:value-type="float">
            <text:p>196608</text:p>
          </table:table-cell>
          <table:table-cell table:formula="of:=DEC2HEX([.B386];8)" office:value-type="string" office:string-value="00030000" calcext:value-type="string">
            <text:p>00030000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*512" office:value-type="float" office:value="197120" calcext:value-type="float">
            <text:p>197120</text:p>
          </table:table-cell>
          <table:table-cell table:formula="of:=DEC2HEX([.B387];8)" office:value-type="string" office:string-value="00030200" calcext:value-type="string">
            <text:p>0003020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*512" office:value-type="float" office:value="197632" calcext:value-type="float">
            <text:p>197632</text:p>
          </table:table-cell>
          <table:table-cell table:formula="of:=DEC2HEX([.B388];8)" office:value-type="string" office:string-value="00030400" calcext:value-type="string">
            <text:p>0003040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*512" office:value-type="float" office:value="198144" calcext:value-type="float">
            <text:p>198144</text:p>
          </table:table-cell>
          <table:table-cell table:formula="of:=DEC2HEX([.B389];8)" office:value-type="string" office:string-value="00030600" calcext:value-type="string">
            <text:p>0003060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*512" office:value-type="float" office:value="198656" calcext:value-type="float">
            <text:p>198656</text:p>
          </table:table-cell>
          <table:table-cell table:formula="of:=DEC2HEX([.B390];8)" office:value-type="string" office:string-value="00030800" calcext:value-type="string">
            <text:p>0003080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*512" office:value-type="float" office:value="199168" calcext:value-type="float">
            <text:p>199168</text:p>
          </table:table-cell>
          <table:table-cell table:formula="of:=DEC2HEX([.B391];8)" office:value-type="string" office:string-value="00030A00" calcext:value-type="string">
            <text:p>00030A0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*512" office:value-type="float" office:value="199680" calcext:value-type="float">
            <text:p>199680</text:p>
          </table:table-cell>
          <table:table-cell table:formula="of:=DEC2HEX([.B392];8)" office:value-type="string" office:string-value="00030C00" calcext:value-type="string">
            <text:p>00030C0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*512" office:value-type="float" office:value="200192" calcext:value-type="float">
            <text:p>200192</text:p>
          </table:table-cell>
          <table:table-cell table:formula="of:=DEC2HEX([.B393];8)" office:value-type="string" office:string-value="00030E00" calcext:value-type="string">
            <text:p>00030E0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*512" office:value-type="float" office:value="200704" calcext:value-type="float">
            <text:p>200704</text:p>
          </table:table-cell>
          <table:table-cell table:formula="of:=DEC2HEX([.B394];8)" office:value-type="string" office:string-value="00031000" calcext:value-type="string">
            <text:p>0003100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*512" office:value-type="float" office:value="201216" calcext:value-type="float">
            <text:p>201216</text:p>
          </table:table-cell>
          <table:table-cell table:formula="of:=DEC2HEX([.B395];8)" office:value-type="string" office:string-value="00031200" calcext:value-type="string">
            <text:p>00031200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*512" office:value-type="float" office:value="201728" calcext:value-type="float">
            <text:p>201728</text:p>
          </table:table-cell>
          <table:table-cell table:formula="of:=DEC2HEX([.B396];8)" office:value-type="string" office:string-value="00031400" calcext:value-type="string">
            <text:p>0003140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*512" office:value-type="float" office:value="202240" calcext:value-type="float">
            <text:p>202240</text:p>
          </table:table-cell>
          <table:table-cell table:formula="of:=DEC2HEX([.B397];8)" office:value-type="string" office:string-value="00031600" calcext:value-type="string">
            <text:p>00031600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*512" office:value-type="float" office:value="202752" calcext:value-type="float">
            <text:p>202752</text:p>
          </table:table-cell>
          <table:table-cell table:formula="of:=DEC2HEX([.B398];8)" office:value-type="string" office:string-value="00031800" calcext:value-type="string">
            <text:p>0003180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*512" office:value-type="float" office:value="203264" calcext:value-type="float">
            <text:p>203264</text:p>
          </table:table-cell>
          <table:table-cell table:formula="of:=DEC2HEX([.B399];8)" office:value-type="string" office:string-value="00031A00" calcext:value-type="string">
            <text:p>00031A0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*512" office:value-type="float" office:value="203776" calcext:value-type="float">
            <text:p>203776</text:p>
          </table:table-cell>
          <table:table-cell table:formula="of:=DEC2HEX([.B400];8)" office:value-type="string" office:string-value="00031C00" calcext:value-type="string">
            <text:p>00031C0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*512" office:value-type="float" office:value="204288" calcext:value-type="float">
            <text:p>204288</text:p>
          </table:table-cell>
          <table:table-cell table:formula="of:=DEC2HEX([.B401];8)" office:value-type="string" office:string-value="00031E00" calcext:value-type="string">
            <text:p>00031E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*512" office:value-type="float" office:value="204800" calcext:value-type="float">
            <text:p>204800</text:p>
          </table:table-cell>
          <table:table-cell table:formula="of:=DEC2HEX([.B402];8)" office:value-type="string" office:string-value="00032000" calcext:value-type="string">
            <text:p>000320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*512" office:value-type="float" office:value="205312" calcext:value-type="float">
            <text:p>205312</text:p>
          </table:table-cell>
          <table:table-cell table:formula="of:=DEC2HEX([.B403];8)" office:value-type="string" office:string-value="00032200" calcext:value-type="string">
            <text:p>0003220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*512" office:value-type="float" office:value="205824" calcext:value-type="float">
            <text:p>205824</text:p>
          </table:table-cell>
          <table:table-cell table:formula="of:=DEC2HEX([.B404];8)" office:value-type="string" office:string-value="00032400" calcext:value-type="string">
            <text:p>0003240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*512" office:value-type="float" office:value="206336" calcext:value-type="float">
            <text:p>206336</text:p>
          </table:table-cell>
          <table:table-cell table:formula="of:=DEC2HEX([.B405];8)" office:value-type="string" office:string-value="00032600" calcext:value-type="string">
            <text:p>0003260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*512" office:value-type="float" office:value="206848" calcext:value-type="float">
            <text:p>206848</text:p>
          </table:table-cell>
          <table:table-cell table:formula="of:=DEC2HEX([.B406];8)" office:value-type="string" office:string-value="00032800" calcext:value-type="string">
            <text:p>00032800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*512" office:value-type="float" office:value="207360" calcext:value-type="float">
            <text:p>207360</text:p>
          </table:table-cell>
          <table:table-cell table:formula="of:=DEC2HEX([.B407];8)" office:value-type="string" office:string-value="00032A00" calcext:value-type="string">
            <text:p>00032A0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*512" office:value-type="float" office:value="207872" calcext:value-type="float">
            <text:p>207872</text:p>
          </table:table-cell>
          <table:table-cell table:formula="of:=DEC2HEX([.B408];8)" office:value-type="string" office:string-value="00032C00" calcext:value-type="string">
            <text:p>00032C0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*512" office:value-type="float" office:value="208384" calcext:value-type="float">
            <text:p>208384</text:p>
          </table:table-cell>
          <table:table-cell table:formula="of:=DEC2HEX([.B409];8)" office:value-type="string" office:string-value="00032E00" calcext:value-type="string">
            <text:p>00032E00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*512" office:value-type="float" office:value="208896" calcext:value-type="float">
            <text:p>208896</text:p>
          </table:table-cell>
          <table:table-cell table:formula="of:=DEC2HEX([.B410];8)" office:value-type="string" office:string-value="00033000" calcext:value-type="string">
            <text:p>0003300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*512" office:value-type="float" office:value="209408" calcext:value-type="float">
            <text:p>209408</text:p>
          </table:table-cell>
          <table:table-cell table:formula="of:=DEC2HEX([.B411];8)" office:value-type="string" office:string-value="00033200" calcext:value-type="string">
            <text:p>00033200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*512" office:value-type="float" office:value="209920" calcext:value-type="float">
            <text:p>209920</text:p>
          </table:table-cell>
          <table:table-cell table:formula="of:=DEC2HEX([.B412];8)" office:value-type="string" office:string-value="00033400" calcext:value-type="string">
            <text:p>0003340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*512" office:value-type="float" office:value="210432" calcext:value-type="float">
            <text:p>210432</text:p>
          </table:table-cell>
          <table:table-cell table:formula="of:=DEC2HEX([.B413];8)" office:value-type="string" office:string-value="00033600" calcext:value-type="string">
            <text:p>00033600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*512" office:value-type="float" office:value="210944" calcext:value-type="float">
            <text:p>210944</text:p>
          </table:table-cell>
          <table:table-cell table:formula="of:=DEC2HEX([.B414];8)" office:value-type="string" office:string-value="00033800" calcext:value-type="string">
            <text:p>00033800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*512" office:value-type="float" office:value="211456" calcext:value-type="float">
            <text:p>211456</text:p>
          </table:table-cell>
          <table:table-cell table:formula="of:=DEC2HEX([.B415];8)" office:value-type="string" office:string-value="00033A00" calcext:value-type="string">
            <text:p>00033A0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*512" office:value-type="float" office:value="211968" calcext:value-type="float">
            <text:p>211968</text:p>
          </table:table-cell>
          <table:table-cell table:formula="of:=DEC2HEX([.B416];8)" office:value-type="string" office:string-value="00033C00" calcext:value-type="string">
            <text:p>00033C00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*512" office:value-type="float" office:value="212480" calcext:value-type="float">
            <text:p>212480</text:p>
          </table:table-cell>
          <table:table-cell table:formula="of:=DEC2HEX([.B417];8)" office:value-type="string" office:string-value="00033E00" calcext:value-type="string">
            <text:p>00033E0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*512" office:value-type="float" office:value="212992" calcext:value-type="float">
            <text:p>212992</text:p>
          </table:table-cell>
          <table:table-cell table:formula="of:=DEC2HEX([.B418];8)" office:value-type="string" office:string-value="00034000" calcext:value-type="string">
            <text:p>0003400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*512" office:value-type="float" office:value="213504" calcext:value-type="float">
            <text:p>213504</text:p>
          </table:table-cell>
          <table:table-cell table:formula="of:=DEC2HEX([.B419];8)" office:value-type="string" office:string-value="00034200" calcext:value-type="string">
            <text:p>0003420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*512" office:value-type="float" office:value="214016" calcext:value-type="float">
            <text:p>214016</text:p>
          </table:table-cell>
          <table:table-cell table:formula="of:=DEC2HEX([.B420];8)" office:value-type="string" office:string-value="00034400" calcext:value-type="string">
            <text:p>00034400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*512" office:value-type="float" office:value="214528" calcext:value-type="float">
            <text:p>214528</text:p>
          </table:table-cell>
          <table:table-cell table:formula="of:=DEC2HEX([.B421];8)" office:value-type="string" office:string-value="00034600" calcext:value-type="string">
            <text:p>0003460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*512" office:value-type="float" office:value="215040" calcext:value-type="float">
            <text:p>215040</text:p>
          </table:table-cell>
          <table:table-cell table:formula="of:=DEC2HEX([.B422];8)" office:value-type="string" office:string-value="00034800" calcext:value-type="string">
            <text:p>0003480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*512" office:value-type="float" office:value="215552" calcext:value-type="float">
            <text:p>215552</text:p>
          </table:table-cell>
          <table:table-cell table:formula="of:=DEC2HEX([.B423];8)" office:value-type="string" office:string-value="00034A00" calcext:value-type="string">
            <text:p>00034A0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*512" office:value-type="float" office:value="216064" calcext:value-type="float">
            <text:p>216064</text:p>
          </table:table-cell>
          <table:table-cell table:formula="of:=DEC2HEX([.B424];8)" office:value-type="string" office:string-value="00034C00" calcext:value-type="string">
            <text:p>00034C00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*512" office:value-type="float" office:value="216576" calcext:value-type="float">
            <text:p>216576</text:p>
          </table:table-cell>
          <table:table-cell table:formula="of:=DEC2HEX([.B425];8)" office:value-type="string" office:string-value="00034E00" calcext:value-type="string">
            <text:p>00034E00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*512" office:value-type="float" office:value="217088" calcext:value-type="float">
            <text:p>217088</text:p>
          </table:table-cell>
          <table:table-cell table:formula="of:=DEC2HEX([.B426];8)" office:value-type="string" office:string-value="00035000" calcext:value-type="string">
            <text:p>00035000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*512" office:value-type="float" office:value="217600" calcext:value-type="float">
            <text:p>217600</text:p>
          </table:table-cell>
          <table:table-cell table:formula="of:=DEC2HEX([.B427];8)" office:value-type="string" office:string-value="00035200" calcext:value-type="string">
            <text:p>0003520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*512" office:value-type="float" office:value="218112" calcext:value-type="float">
            <text:p>218112</text:p>
          </table:table-cell>
          <table:table-cell table:formula="of:=DEC2HEX([.B428];8)" office:value-type="string" office:string-value="00035400" calcext:value-type="string">
            <text:p>00035400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*512" office:value-type="float" office:value="218624" calcext:value-type="float">
            <text:p>218624</text:p>
          </table:table-cell>
          <table:table-cell table:formula="of:=DEC2HEX([.B429];8)" office:value-type="string" office:string-value="00035600" calcext:value-type="string">
            <text:p>00035600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*512" office:value-type="float" office:value="219136" calcext:value-type="float">
            <text:p>219136</text:p>
          </table:table-cell>
          <table:table-cell table:formula="of:=DEC2HEX([.B430];8)" office:value-type="string" office:string-value="00035800" calcext:value-type="string">
            <text:p>00035800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*512" office:value-type="float" office:value="219648" calcext:value-type="float">
            <text:p>219648</text:p>
          </table:table-cell>
          <table:table-cell table:formula="of:=DEC2HEX([.B431];8)" office:value-type="string" office:string-value="00035A00" calcext:value-type="string">
            <text:p>00035A0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*512" office:value-type="float" office:value="220160" calcext:value-type="float">
            <text:p>220160</text:p>
          </table:table-cell>
          <table:table-cell table:formula="of:=DEC2HEX([.B432];8)" office:value-type="string" office:string-value="00035C00" calcext:value-type="string">
            <text:p>00035C0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*512" office:value-type="float" office:value="220672" calcext:value-type="float">
            <text:p>220672</text:p>
          </table:table-cell>
          <table:table-cell table:formula="of:=DEC2HEX([.B433];8)" office:value-type="string" office:string-value="00035E00" calcext:value-type="string">
            <text:p>00035E0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*512" office:value-type="float" office:value="221184" calcext:value-type="float">
            <text:p>221184</text:p>
          </table:table-cell>
          <table:table-cell table:formula="of:=DEC2HEX([.B434];8)" office:value-type="string" office:string-value="00036000" calcext:value-type="string">
            <text:p>00036000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*512" office:value-type="float" office:value="221696" calcext:value-type="float">
            <text:p>221696</text:p>
          </table:table-cell>
          <table:table-cell table:formula="of:=DEC2HEX([.B435];8)" office:value-type="string" office:string-value="00036200" calcext:value-type="string">
            <text:p>00036200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*512" office:value-type="float" office:value="222208" calcext:value-type="float">
            <text:p>222208</text:p>
          </table:table-cell>
          <table:table-cell table:formula="of:=DEC2HEX([.B436];8)" office:value-type="string" office:string-value="00036400" calcext:value-type="string">
            <text:p>0003640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*512" office:value-type="float" office:value="222720" calcext:value-type="float">
            <text:p>222720</text:p>
          </table:table-cell>
          <table:table-cell table:formula="of:=DEC2HEX([.B437];8)" office:value-type="string" office:string-value="00036600" calcext:value-type="string">
            <text:p>00036600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*512" office:value-type="float" office:value="223232" calcext:value-type="float">
            <text:p>223232</text:p>
          </table:table-cell>
          <table:table-cell table:formula="of:=DEC2HEX([.B438];8)" office:value-type="string" office:string-value="00036800" calcext:value-type="string">
            <text:p>00036800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*512" office:value-type="float" office:value="223744" calcext:value-type="float">
            <text:p>223744</text:p>
          </table:table-cell>
          <table:table-cell table:formula="of:=DEC2HEX([.B439];8)" office:value-type="string" office:string-value="00036A00" calcext:value-type="string">
            <text:p>00036A00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*512" office:value-type="float" office:value="224256" calcext:value-type="float">
            <text:p>224256</text:p>
          </table:table-cell>
          <table:table-cell table:formula="of:=DEC2HEX([.B440];8)" office:value-type="string" office:string-value="00036C00" calcext:value-type="string">
            <text:p>00036C00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*512" office:value-type="float" office:value="224768" calcext:value-type="float">
            <text:p>224768</text:p>
          </table:table-cell>
          <table:table-cell table:formula="of:=DEC2HEX([.B441];8)" office:value-type="string" office:string-value="00036E00" calcext:value-type="string">
            <text:p>00036E0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*512" office:value-type="float" office:value="225280" calcext:value-type="float">
            <text:p>225280</text:p>
          </table:table-cell>
          <table:table-cell table:formula="of:=DEC2HEX([.B442];8)" office:value-type="string" office:string-value="00037000" calcext:value-type="string">
            <text:p>0003700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*512" office:value-type="float" office:value="225792" calcext:value-type="float">
            <text:p>225792</text:p>
          </table:table-cell>
          <table:table-cell table:formula="of:=DEC2HEX([.B443];8)" office:value-type="string" office:string-value="00037200" calcext:value-type="string">
            <text:p>0003720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*512" office:value-type="float" office:value="226304" calcext:value-type="float">
            <text:p>226304</text:p>
          </table:table-cell>
          <table:table-cell table:formula="of:=DEC2HEX([.B444];8)" office:value-type="string" office:string-value="00037400" calcext:value-type="string">
            <text:p>00037400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*512" office:value-type="float" office:value="226816" calcext:value-type="float">
            <text:p>226816</text:p>
          </table:table-cell>
          <table:table-cell table:formula="of:=DEC2HEX([.B445];8)" office:value-type="string" office:string-value="00037600" calcext:value-type="string">
            <text:p>0003760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*512" office:value-type="float" office:value="227328" calcext:value-type="float">
            <text:p>227328</text:p>
          </table:table-cell>
          <table:table-cell table:formula="of:=DEC2HEX([.B446];8)" office:value-type="string" office:string-value="00037800" calcext:value-type="string">
            <text:p>00037800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*512" office:value-type="float" office:value="227840" calcext:value-type="float">
            <text:p>227840</text:p>
          </table:table-cell>
          <table:table-cell table:formula="of:=DEC2HEX([.B447];8)" office:value-type="string" office:string-value="00037A00" calcext:value-type="string">
            <text:p>00037A0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*512" office:value-type="float" office:value="228352" calcext:value-type="float">
            <text:p>228352</text:p>
          </table:table-cell>
          <table:table-cell table:formula="of:=DEC2HEX([.B448];8)" office:value-type="string" office:string-value="00037C00" calcext:value-type="string">
            <text:p>00037C00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*512" office:value-type="float" office:value="228864" calcext:value-type="float">
            <text:p>228864</text:p>
          </table:table-cell>
          <table:table-cell table:formula="of:=DEC2HEX([.B449];8)" office:value-type="string" office:string-value="00037E00" calcext:value-type="string">
            <text:p>00037E00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*512" office:value-type="float" office:value="229376" calcext:value-type="float">
            <text:p>229376</text:p>
          </table:table-cell>
          <table:table-cell table:formula="of:=DEC2HEX([.B450];8)" office:value-type="string" office:string-value="00038000" calcext:value-type="string">
            <text:p>00038000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*512" office:value-type="float" office:value="229888" calcext:value-type="float">
            <text:p>229888</text:p>
          </table:table-cell>
          <table:table-cell table:formula="of:=DEC2HEX([.B451];8)" office:value-type="string" office:string-value="00038200" calcext:value-type="string">
            <text:p>0003820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*512" office:value-type="float" office:value="230400" calcext:value-type="float">
            <text:p>230400</text:p>
          </table:table-cell>
          <table:table-cell table:formula="of:=DEC2HEX([.B452];8)" office:value-type="string" office:string-value="00038400" calcext:value-type="string">
            <text:p>0003840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*512" office:value-type="float" office:value="230912" calcext:value-type="float">
            <text:p>230912</text:p>
          </table:table-cell>
          <table:table-cell table:formula="of:=DEC2HEX([.B453];8)" office:value-type="string" office:string-value="00038600" calcext:value-type="string">
            <text:p>0003860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*512" office:value-type="float" office:value="231424" calcext:value-type="float">
            <text:p>231424</text:p>
          </table:table-cell>
          <table:table-cell table:formula="of:=DEC2HEX([.B454];8)" office:value-type="string" office:string-value="00038800" calcext:value-type="string">
            <text:p>00038800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*512" office:value-type="float" office:value="231936" calcext:value-type="float">
            <text:p>231936</text:p>
          </table:table-cell>
          <table:table-cell table:formula="of:=DEC2HEX([.B455];8)" office:value-type="string" office:string-value="00038A00" calcext:value-type="string">
            <text:p>00038A00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*512" office:value-type="float" office:value="232448" calcext:value-type="float">
            <text:p>232448</text:p>
          </table:table-cell>
          <table:table-cell table:formula="of:=DEC2HEX([.B456];8)" office:value-type="string" office:string-value="00038C00" calcext:value-type="string">
            <text:p>00038C00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*512" office:value-type="float" office:value="232960" calcext:value-type="float">
            <text:p>232960</text:p>
          </table:table-cell>
          <table:table-cell table:formula="of:=DEC2HEX([.B457];8)" office:value-type="string" office:string-value="00038E00" calcext:value-type="string">
            <text:p>00038E0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*512" office:value-type="float" office:value="233472" calcext:value-type="float">
            <text:p>233472</text:p>
          </table:table-cell>
          <table:table-cell table:formula="of:=DEC2HEX([.B458];8)" office:value-type="string" office:string-value="00039000" calcext:value-type="string">
            <text:p>00039000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*512" office:value-type="float" office:value="233984" calcext:value-type="float">
            <text:p>233984</text:p>
          </table:table-cell>
          <table:table-cell table:formula="of:=DEC2HEX([.B459];8)" office:value-type="string" office:string-value="00039200" calcext:value-type="string">
            <text:p>00039200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*512" office:value-type="float" office:value="234496" calcext:value-type="float">
            <text:p>234496</text:p>
          </table:table-cell>
          <table:table-cell table:formula="of:=DEC2HEX([.B460];8)" office:value-type="string" office:string-value="00039400" calcext:value-type="string">
            <text:p>00039400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*512" office:value-type="float" office:value="235008" calcext:value-type="float">
            <text:p>235008</text:p>
          </table:table-cell>
          <table:table-cell table:formula="of:=DEC2HEX([.B461];8)" office:value-type="string" office:string-value="00039600" calcext:value-type="string">
            <text:p>0003960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*512" office:value-type="float" office:value="235520" calcext:value-type="float">
            <text:p>235520</text:p>
          </table:table-cell>
          <table:table-cell table:formula="of:=DEC2HEX([.B462];8)" office:value-type="string" office:string-value="00039800" calcext:value-type="string">
            <text:p>0003980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*512" office:value-type="float" office:value="236032" calcext:value-type="float">
            <text:p>236032</text:p>
          </table:table-cell>
          <table:table-cell table:formula="of:=DEC2HEX([.B463];8)" office:value-type="string" office:string-value="00039A00" calcext:value-type="string">
            <text:p>00039A0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*512" office:value-type="float" office:value="236544" calcext:value-type="float">
            <text:p>236544</text:p>
          </table:table-cell>
          <table:table-cell table:formula="of:=DEC2HEX([.B464];8)" office:value-type="string" office:string-value="00039C00" calcext:value-type="string">
            <text:p>00039C00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*512" office:value-type="float" office:value="237056" calcext:value-type="float">
            <text:p>237056</text:p>
          </table:table-cell>
          <table:table-cell table:formula="of:=DEC2HEX([.B465];8)" office:value-type="string" office:string-value="00039E00" calcext:value-type="string">
            <text:p>00039E00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*512" office:value-type="float" office:value="237568" calcext:value-type="float">
            <text:p>237568</text:p>
          </table:table-cell>
          <table:table-cell table:formula="of:=DEC2HEX([.B466];8)" office:value-type="string" office:string-value="0003A000" calcext:value-type="string">
            <text:p>0003A000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*512" office:value-type="float" office:value="238080" calcext:value-type="float">
            <text:p>238080</text:p>
          </table:table-cell>
          <table:table-cell table:formula="of:=DEC2HEX([.B467];8)" office:value-type="string" office:string-value="0003A200" calcext:value-type="string">
            <text:p>0003A200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*512" office:value-type="float" office:value="238592" calcext:value-type="float">
            <text:p>238592</text:p>
          </table:table-cell>
          <table:table-cell table:formula="of:=DEC2HEX([.B468];8)" office:value-type="string" office:string-value="0003A400" calcext:value-type="string">
            <text:p>0003A400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*512" office:value-type="float" office:value="239104" calcext:value-type="float">
            <text:p>239104</text:p>
          </table:table-cell>
          <table:table-cell table:formula="of:=DEC2HEX([.B469];8)" office:value-type="string" office:string-value="0003A600" calcext:value-type="string">
            <text:p>0003A600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*512" office:value-type="float" office:value="239616" calcext:value-type="float">
            <text:p>239616</text:p>
          </table:table-cell>
          <table:table-cell table:formula="of:=DEC2HEX([.B470];8)" office:value-type="string" office:string-value="0003A800" calcext:value-type="string">
            <text:p>0003A800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*512" office:value-type="float" office:value="240128" calcext:value-type="float">
            <text:p>240128</text:p>
          </table:table-cell>
          <table:table-cell table:formula="of:=DEC2HEX([.B471];8)" office:value-type="string" office:string-value="0003AA00" calcext:value-type="string">
            <text:p>0003AA0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*512" office:value-type="float" office:value="240640" calcext:value-type="float">
            <text:p>240640</text:p>
          </table:table-cell>
          <table:table-cell table:formula="of:=DEC2HEX([.B472];8)" office:value-type="string" office:string-value="0003AC00" calcext:value-type="string">
            <text:p>0003AC0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*512" office:value-type="float" office:value="241152" calcext:value-type="float">
            <text:p>241152</text:p>
          </table:table-cell>
          <table:table-cell table:formula="of:=DEC2HEX([.B473];8)" office:value-type="string" office:string-value="0003AE00" calcext:value-type="string">
            <text:p>0003AE0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*512" office:value-type="float" office:value="241664" calcext:value-type="float">
            <text:p>241664</text:p>
          </table:table-cell>
          <table:table-cell table:formula="of:=DEC2HEX([.B474];8)" office:value-type="string" office:string-value="0003B000" calcext:value-type="string">
            <text:p>0003B00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*512" office:value-type="float" office:value="242176" calcext:value-type="float">
            <text:p>242176</text:p>
          </table:table-cell>
          <table:table-cell table:formula="of:=DEC2HEX([.B475];8)" office:value-type="string" office:string-value="0003B200" calcext:value-type="string">
            <text:p>0003B200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*512" office:value-type="float" office:value="242688" calcext:value-type="float">
            <text:p>242688</text:p>
          </table:table-cell>
          <table:table-cell table:formula="of:=DEC2HEX([.B476];8)" office:value-type="string" office:string-value="0003B400" calcext:value-type="string">
            <text:p>0003B400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*512" office:value-type="float" office:value="243200" calcext:value-type="float">
            <text:p>243200</text:p>
          </table:table-cell>
          <table:table-cell table:formula="of:=DEC2HEX([.B477];8)" office:value-type="string" office:string-value="0003B600" calcext:value-type="string">
            <text:p>0003B600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*512" office:value-type="float" office:value="243712" calcext:value-type="float">
            <text:p>243712</text:p>
          </table:table-cell>
          <table:table-cell table:formula="of:=DEC2HEX([.B478];8)" office:value-type="string" office:string-value="0003B800" calcext:value-type="string">
            <text:p>0003B800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*512" office:value-type="float" office:value="244224" calcext:value-type="float">
            <text:p>244224</text:p>
          </table:table-cell>
          <table:table-cell table:formula="of:=DEC2HEX([.B479];8)" office:value-type="string" office:string-value="0003BA00" calcext:value-type="string">
            <text:p>0003BA00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*512" office:value-type="float" office:value="244736" calcext:value-type="float">
            <text:p>244736</text:p>
          </table:table-cell>
          <table:table-cell table:formula="of:=DEC2HEX([.B480];8)" office:value-type="string" office:string-value="0003BC00" calcext:value-type="string">
            <text:p>0003BC00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*512" office:value-type="float" office:value="245248" calcext:value-type="float">
            <text:p>245248</text:p>
          </table:table-cell>
          <table:table-cell table:formula="of:=DEC2HEX([.B481];8)" office:value-type="string" office:string-value="0003BE00" calcext:value-type="string">
            <text:p>0003BE0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*512" office:value-type="float" office:value="245760" calcext:value-type="float">
            <text:p>245760</text:p>
          </table:table-cell>
          <table:table-cell table:formula="of:=DEC2HEX([.B482];8)" office:value-type="string" office:string-value="0003C000" calcext:value-type="string">
            <text:p>0003C00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*512" office:value-type="float" office:value="246272" calcext:value-type="float">
            <text:p>246272</text:p>
          </table:table-cell>
          <table:table-cell table:formula="of:=DEC2HEX([.B483];8)" office:value-type="string" office:string-value="0003C200" calcext:value-type="string">
            <text:p>0003C20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*512" office:value-type="float" office:value="246784" calcext:value-type="float">
            <text:p>246784</text:p>
          </table:table-cell>
          <table:table-cell table:formula="of:=DEC2HEX([.B484];8)" office:value-type="string" office:string-value="0003C400" calcext:value-type="string">
            <text:p>0003C400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*512" office:value-type="float" office:value="247296" calcext:value-type="float">
            <text:p>247296</text:p>
          </table:table-cell>
          <table:table-cell table:formula="of:=DEC2HEX([.B485];8)" office:value-type="string" office:string-value="0003C600" calcext:value-type="string">
            <text:p>0003C600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*512" office:value-type="float" office:value="247808" calcext:value-type="float">
            <text:p>247808</text:p>
          </table:table-cell>
          <table:table-cell table:formula="of:=DEC2HEX([.B486];8)" office:value-type="string" office:string-value="0003C800" calcext:value-type="string">
            <text:p>0003C800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*512" office:value-type="float" office:value="248320" calcext:value-type="float">
            <text:p>248320</text:p>
          </table:table-cell>
          <table:table-cell table:formula="of:=DEC2HEX([.B487];8)" office:value-type="string" office:string-value="0003CA00" calcext:value-type="string">
            <text:p>0003CA00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*512" office:value-type="float" office:value="248832" calcext:value-type="float">
            <text:p>248832</text:p>
          </table:table-cell>
          <table:table-cell table:formula="of:=DEC2HEX([.B488];8)" office:value-type="string" office:string-value="0003CC00" calcext:value-type="string">
            <text:p>0003CC00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*512" office:value-type="float" office:value="249344" calcext:value-type="float">
            <text:p>249344</text:p>
          </table:table-cell>
          <table:table-cell table:formula="of:=DEC2HEX([.B489];8)" office:value-type="string" office:string-value="0003CE00" calcext:value-type="string">
            <text:p>0003CE00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*512" office:value-type="float" office:value="249856" calcext:value-type="float">
            <text:p>249856</text:p>
          </table:table-cell>
          <table:table-cell table:formula="of:=DEC2HEX([.B490];8)" office:value-type="string" office:string-value="0003D000" calcext:value-type="string">
            <text:p>0003D000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*512" office:value-type="float" office:value="250368" calcext:value-type="float">
            <text:p>250368</text:p>
          </table:table-cell>
          <table:table-cell table:formula="of:=DEC2HEX([.B491];8)" office:value-type="string" office:string-value="0003D200" calcext:value-type="string">
            <text:p>0003D20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*512" office:value-type="float" office:value="250880" calcext:value-type="float">
            <text:p>250880</text:p>
          </table:table-cell>
          <table:table-cell table:formula="of:=DEC2HEX([.B492];8)" office:value-type="string" office:string-value="0003D400" calcext:value-type="string">
            <text:p>0003D40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*512" office:value-type="float" office:value="251392" calcext:value-type="float">
            <text:p>251392</text:p>
          </table:table-cell>
          <table:table-cell table:formula="of:=DEC2HEX([.B493];8)" office:value-type="string" office:string-value="0003D600" calcext:value-type="string">
            <text:p>0003D60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*512" office:value-type="float" office:value="251904" calcext:value-type="float">
            <text:p>251904</text:p>
          </table:table-cell>
          <table:table-cell table:formula="of:=DEC2HEX([.B494];8)" office:value-type="string" office:string-value="0003D800" calcext:value-type="string">
            <text:p>0003D800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*512" office:value-type="float" office:value="252416" calcext:value-type="float">
            <text:p>252416</text:p>
          </table:table-cell>
          <table:table-cell table:formula="of:=DEC2HEX([.B495];8)" office:value-type="string" office:string-value="0003DA00" calcext:value-type="string">
            <text:p>0003DA00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*512" office:value-type="float" office:value="252928" calcext:value-type="float">
            <text:p>252928</text:p>
          </table:table-cell>
          <table:table-cell table:formula="of:=DEC2HEX([.B496];8)" office:value-type="string" office:string-value="0003DC00" calcext:value-type="string">
            <text:p>0003DC0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*512" office:value-type="float" office:value="253440" calcext:value-type="float">
            <text:p>253440</text:p>
          </table:table-cell>
          <table:table-cell table:formula="of:=DEC2HEX([.B497];8)" office:value-type="string" office:string-value="0003DE00" calcext:value-type="string">
            <text:p>0003DE00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*512" office:value-type="float" office:value="253952" calcext:value-type="float">
            <text:p>253952</text:p>
          </table:table-cell>
          <table:table-cell table:formula="of:=DEC2HEX([.B498];8)" office:value-type="string" office:string-value="0003E000" calcext:value-type="string">
            <text:p>0003E00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*512" office:value-type="float" office:value="254464" calcext:value-type="float">
            <text:p>254464</text:p>
          </table:table-cell>
          <table:table-cell table:formula="of:=DEC2HEX([.B499];8)" office:value-type="string" office:string-value="0003E200" calcext:value-type="string">
            <text:p>0003E200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*512" office:value-type="float" office:value="254976" calcext:value-type="float">
            <text:p>254976</text:p>
          </table:table-cell>
          <table:table-cell table:formula="of:=DEC2HEX([.B500];8)" office:value-type="string" office:string-value="0003E400" calcext:value-type="string">
            <text:p>0003E400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*512" office:value-type="float" office:value="255488" calcext:value-type="float">
            <text:p>255488</text:p>
          </table:table-cell>
          <table:table-cell table:formula="of:=DEC2HEX([.B501];8)" office:value-type="string" office:string-value="0003E600" calcext:value-type="string">
            <text:p>0003E6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*512" office:value-type="float" office:value="256000" calcext:value-type="float">
            <text:p>256000</text:p>
          </table:table-cell>
          <table:table-cell table:formula="of:=DEC2HEX([.B502];8)" office:value-type="string" office:string-value="0003E800" calcext:value-type="string">
            <text:p>0003E8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*512" office:value-type="float" office:value="256512" calcext:value-type="float">
            <text:p>256512</text:p>
          </table:table-cell>
          <table:table-cell table:formula="of:=DEC2HEX([.B503];8)" office:value-type="string" office:string-value="0003EA00" calcext:value-type="string">
            <text:p>0003EA00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*512" office:value-type="float" office:value="257024" calcext:value-type="float">
            <text:p>257024</text:p>
          </table:table-cell>
          <table:table-cell table:formula="of:=DEC2HEX([.B504];8)" office:value-type="string" office:string-value="0003EC00" calcext:value-type="string">
            <text:p>0003EC00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*512" office:value-type="float" office:value="257536" calcext:value-type="float">
            <text:p>257536</text:p>
          </table:table-cell>
          <table:table-cell table:formula="of:=DEC2HEX([.B505];8)" office:value-type="string" office:string-value="0003EE00" calcext:value-type="string">
            <text:p>0003EE00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*512" office:value-type="float" office:value="258048" calcext:value-type="float">
            <text:p>258048</text:p>
          </table:table-cell>
          <table:table-cell table:formula="of:=DEC2HEX([.B506];8)" office:value-type="string" office:string-value="0003F000" calcext:value-type="string">
            <text:p>0003F000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*512" office:value-type="float" office:value="258560" calcext:value-type="float">
            <text:p>258560</text:p>
          </table:table-cell>
          <table:table-cell table:formula="of:=DEC2HEX([.B507];8)" office:value-type="string" office:string-value="0003F200" calcext:value-type="string">
            <text:p>0003F200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*512" office:value-type="float" office:value="259072" calcext:value-type="float">
            <text:p>259072</text:p>
          </table:table-cell>
          <table:table-cell table:formula="of:=DEC2HEX([.B508];8)" office:value-type="string" office:string-value="0003F400" calcext:value-type="string">
            <text:p>0003F400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*512" office:value-type="float" office:value="259584" calcext:value-type="float">
            <text:p>259584</text:p>
          </table:table-cell>
          <table:table-cell table:formula="of:=DEC2HEX([.B509];8)" office:value-type="string" office:string-value="0003F600" calcext:value-type="string">
            <text:p>0003F600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*512" office:value-type="float" office:value="260096" calcext:value-type="float">
            <text:p>260096</text:p>
          </table:table-cell>
          <table:table-cell table:formula="of:=DEC2HEX([.B510];8)" office:value-type="string" office:string-value="0003F800" calcext:value-type="string">
            <text:p>0003F800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*512" office:value-type="float" office:value="260608" calcext:value-type="float">
            <text:p>260608</text:p>
          </table:table-cell>
          <table:table-cell table:formula="of:=DEC2HEX([.B511];8)" office:value-type="string" office:string-value="0003FA00" calcext:value-type="string">
            <text:p>0003FA00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*512" office:value-type="float" office:value="261120" calcext:value-type="float">
            <text:p>261120</text:p>
          </table:table-cell>
          <table:table-cell table:formula="of:=DEC2HEX([.B512];8)" office:value-type="string" office:string-value="0003FC00" calcext:value-type="string">
            <text:p>0003FC0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*512" office:value-type="float" office:value="261632" calcext:value-type="float">
            <text:p>261632</text:p>
          </table:table-cell>
          <table:table-cell table:formula="of:=DEC2HEX([.B513];8)" office:value-type="string" office:string-value="0003FE00" calcext:value-type="string">
            <text:p>0003FE00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*512" office:value-type="float" office:value="262144" calcext:value-type="float">
            <text:p>262144</text:p>
          </table:table-cell>
          <table:table-cell table:formula="of:=DEC2HEX([.B514];8)" office:value-type="string" office:string-value="00040000" calcext:value-type="string">
            <text:p>00040000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*512" office:value-type="float" office:value="262656" calcext:value-type="float">
            <text:p>262656</text:p>
          </table:table-cell>
          <table:table-cell table:formula="of:=DEC2HEX([.B515];8)" office:value-type="string" office:string-value="00040200" calcext:value-type="string">
            <text:p>00040200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*512" office:value-type="float" office:value="263168" calcext:value-type="float">
            <text:p>263168</text:p>
          </table:table-cell>
          <table:table-cell table:formula="of:=DEC2HEX([.B516];8)" office:value-type="string" office:string-value="00040400" calcext:value-type="string">
            <text:p>00040400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*512" office:value-type="float" office:value="263680" calcext:value-type="float">
            <text:p>263680</text:p>
          </table:table-cell>
          <table:table-cell table:formula="of:=DEC2HEX([.B517];8)" office:value-type="string" office:string-value="00040600" calcext:value-type="string">
            <text:p>00040600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*512" office:value-type="float" office:value="264192" calcext:value-type="float">
            <text:p>264192</text:p>
          </table:table-cell>
          <table:table-cell table:formula="of:=DEC2HEX([.B518];8)" office:value-type="string" office:string-value="00040800" calcext:value-type="string">
            <text:p>00040800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*512" office:value-type="float" office:value="264704" calcext:value-type="float">
            <text:p>264704</text:p>
          </table:table-cell>
          <table:table-cell table:formula="of:=DEC2HEX([.B519];8)" office:value-type="string" office:string-value="00040A00" calcext:value-type="string">
            <text:p>00040A00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*512" office:value-type="float" office:value="265216" calcext:value-type="float">
            <text:p>265216</text:p>
          </table:table-cell>
          <table:table-cell table:formula="of:=DEC2HEX([.B520];8)" office:value-type="string" office:string-value="00040C00" calcext:value-type="string">
            <text:p>00040C00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*512" office:value-type="float" office:value="265728" calcext:value-type="float">
            <text:p>265728</text:p>
          </table:table-cell>
          <table:table-cell table:formula="of:=DEC2HEX([.B521];8)" office:value-type="string" office:string-value="00040E00" calcext:value-type="string">
            <text:p>00040E00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*512" office:value-type="float" office:value="266240" calcext:value-type="float">
            <text:p>266240</text:p>
          </table:table-cell>
          <table:table-cell table:formula="of:=DEC2HEX([.B522];8)" office:value-type="string" office:string-value="00041000" calcext:value-type="string">
            <text:p>0004100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*512" office:value-type="float" office:value="266752" calcext:value-type="float">
            <text:p>266752</text:p>
          </table:table-cell>
          <table:table-cell table:formula="of:=DEC2HEX([.B523];8)" office:value-type="string" office:string-value="00041200" calcext:value-type="string">
            <text:p>00041200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*512" office:value-type="float" office:value="267264" calcext:value-type="float">
            <text:p>267264</text:p>
          </table:table-cell>
          <table:table-cell table:formula="of:=DEC2HEX([.B524];8)" office:value-type="string" office:string-value="00041400" calcext:value-type="string">
            <text:p>00041400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*512" office:value-type="float" office:value="267776" calcext:value-type="float">
            <text:p>267776</text:p>
          </table:table-cell>
          <table:table-cell table:formula="of:=DEC2HEX([.B525];8)" office:value-type="string" office:string-value="00041600" calcext:value-type="string">
            <text:p>00041600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*512" office:value-type="float" office:value="268288" calcext:value-type="float">
            <text:p>268288</text:p>
          </table:table-cell>
          <table:table-cell table:formula="of:=DEC2HEX([.B526];8)" office:value-type="string" office:string-value="00041800" calcext:value-type="string">
            <text:p>00041800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*512" office:value-type="float" office:value="268800" calcext:value-type="float">
            <text:p>268800</text:p>
          </table:table-cell>
          <table:table-cell table:formula="of:=DEC2HEX([.B527];8)" office:value-type="string" office:string-value="00041A00" calcext:value-type="string">
            <text:p>00041A00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*512" office:value-type="float" office:value="269312" calcext:value-type="float">
            <text:p>269312</text:p>
          </table:table-cell>
          <table:table-cell table:formula="of:=DEC2HEX([.B528];8)" office:value-type="string" office:string-value="00041C00" calcext:value-type="string">
            <text:p>00041C00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*512" office:value-type="float" office:value="269824" calcext:value-type="float">
            <text:p>269824</text:p>
          </table:table-cell>
          <table:table-cell table:formula="of:=DEC2HEX([.B529];8)" office:value-type="string" office:string-value="00041E00" calcext:value-type="string">
            <text:p>00041E00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*512" office:value-type="float" office:value="270336" calcext:value-type="float">
            <text:p>270336</text:p>
          </table:table-cell>
          <table:table-cell table:formula="of:=DEC2HEX([.B530];8)" office:value-type="string" office:string-value="00042000" calcext:value-type="string">
            <text:p>00042000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*512" office:value-type="float" office:value="270848" calcext:value-type="float">
            <text:p>270848</text:p>
          </table:table-cell>
          <table:table-cell table:formula="of:=DEC2HEX([.B531];8)" office:value-type="string" office:string-value="00042200" calcext:value-type="string">
            <text:p>00042200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*512" office:value-type="float" office:value="271360" calcext:value-type="float">
            <text:p>271360</text:p>
          </table:table-cell>
          <table:table-cell table:formula="of:=DEC2HEX([.B532];8)" office:value-type="string" office:string-value="00042400" calcext:value-type="string">
            <text:p>0004240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*512" office:value-type="float" office:value="271872" calcext:value-type="float">
            <text:p>271872</text:p>
          </table:table-cell>
          <table:table-cell table:formula="of:=DEC2HEX([.B533];8)" office:value-type="string" office:string-value="00042600" calcext:value-type="string">
            <text:p>00042600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*512" office:value-type="float" office:value="272384" calcext:value-type="float">
            <text:p>272384</text:p>
          </table:table-cell>
          <table:table-cell table:formula="of:=DEC2HEX([.B534];8)" office:value-type="string" office:string-value="00042800" calcext:value-type="string">
            <text:p>00042800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*512" office:value-type="float" office:value="272896" calcext:value-type="float">
            <text:p>272896</text:p>
          </table:table-cell>
          <table:table-cell table:formula="of:=DEC2HEX([.B535];8)" office:value-type="string" office:string-value="00042A00" calcext:value-type="string">
            <text:p>00042A00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*512" office:value-type="float" office:value="273408" calcext:value-type="float">
            <text:p>273408</text:p>
          </table:table-cell>
          <table:table-cell table:formula="of:=DEC2HEX([.B536];8)" office:value-type="string" office:string-value="00042C00" calcext:value-type="string">
            <text:p>00042C00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*512" office:value-type="float" office:value="273920" calcext:value-type="float">
            <text:p>273920</text:p>
          </table:table-cell>
          <table:table-cell table:formula="of:=DEC2HEX([.B537];8)" office:value-type="string" office:string-value="00042E00" calcext:value-type="string">
            <text:p>00042E00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*512" office:value-type="float" office:value="274432" calcext:value-type="float">
            <text:p>274432</text:p>
          </table:table-cell>
          <table:table-cell table:formula="of:=DEC2HEX([.B538];8)" office:value-type="string" office:string-value="00043000" calcext:value-type="string">
            <text:p>00043000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*512" office:value-type="float" office:value="274944" calcext:value-type="float">
            <text:p>274944</text:p>
          </table:table-cell>
          <table:table-cell table:formula="of:=DEC2HEX([.B539];8)" office:value-type="string" office:string-value="00043200" calcext:value-type="string">
            <text:p>00043200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*512" office:value-type="float" office:value="275456" calcext:value-type="float">
            <text:p>275456</text:p>
          </table:table-cell>
          <table:table-cell table:formula="of:=DEC2HEX([.B540];8)" office:value-type="string" office:string-value="00043400" calcext:value-type="string">
            <text:p>00043400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*512" office:value-type="float" office:value="275968" calcext:value-type="float">
            <text:p>275968</text:p>
          </table:table-cell>
          <table:table-cell table:formula="of:=DEC2HEX([.B541];8)" office:value-type="string" office:string-value="00043600" calcext:value-type="string">
            <text:p>00043600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*512" office:value-type="float" office:value="276480" calcext:value-type="float">
            <text:p>276480</text:p>
          </table:table-cell>
          <table:table-cell table:formula="of:=DEC2HEX([.B542];8)" office:value-type="string" office:string-value="00043800" calcext:value-type="string">
            <text:p>0004380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*512" office:value-type="float" office:value="276992" calcext:value-type="float">
            <text:p>276992</text:p>
          </table:table-cell>
          <table:table-cell table:formula="of:=DEC2HEX([.B543];8)" office:value-type="string" office:string-value="00043A00" calcext:value-type="string">
            <text:p>00043A00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*512" office:value-type="float" office:value="277504" calcext:value-type="float">
            <text:p>277504</text:p>
          </table:table-cell>
          <table:table-cell table:formula="of:=DEC2HEX([.B544];8)" office:value-type="string" office:string-value="00043C00" calcext:value-type="string">
            <text:p>00043C00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*512" office:value-type="float" office:value="278016" calcext:value-type="float">
            <text:p>278016</text:p>
          </table:table-cell>
          <table:table-cell table:formula="of:=DEC2HEX([.B545];8)" office:value-type="string" office:string-value="00043E00" calcext:value-type="string">
            <text:p>00043E00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*512" office:value-type="float" office:value="278528" calcext:value-type="float">
            <text:p>278528</text:p>
          </table:table-cell>
          <table:table-cell table:formula="of:=DEC2HEX([.B546];8)" office:value-type="string" office:string-value="00044000" calcext:value-type="string">
            <text:p>00044000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*512" office:value-type="float" office:value="279040" calcext:value-type="float">
            <text:p>279040</text:p>
          </table:table-cell>
          <table:table-cell table:formula="of:=DEC2HEX([.B547];8)" office:value-type="string" office:string-value="00044200" calcext:value-type="string">
            <text:p>00044200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*512" office:value-type="float" office:value="279552" calcext:value-type="float">
            <text:p>279552</text:p>
          </table:table-cell>
          <table:table-cell table:formula="of:=DEC2HEX([.B548];8)" office:value-type="string" office:string-value="00044400" calcext:value-type="string">
            <text:p>00044400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*512" office:value-type="float" office:value="280064" calcext:value-type="float">
            <text:p>280064</text:p>
          </table:table-cell>
          <table:table-cell table:formula="of:=DEC2HEX([.B549];8)" office:value-type="string" office:string-value="00044600" calcext:value-type="string">
            <text:p>00044600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*512" office:value-type="float" office:value="280576" calcext:value-type="float">
            <text:p>280576</text:p>
          </table:table-cell>
          <table:table-cell table:formula="of:=DEC2HEX([.B550];8)" office:value-type="string" office:string-value="00044800" calcext:value-type="string">
            <text:p>00044800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*512" office:value-type="float" office:value="281088" calcext:value-type="float">
            <text:p>281088</text:p>
          </table:table-cell>
          <table:table-cell table:formula="of:=DEC2HEX([.B551];8)" office:value-type="string" office:string-value="00044A00" calcext:value-type="string">
            <text:p>00044A00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*512" office:value-type="float" office:value="281600" calcext:value-type="float">
            <text:p>281600</text:p>
          </table:table-cell>
          <table:table-cell table:formula="of:=DEC2HEX([.B552];8)" office:value-type="string" office:string-value="00044C00" calcext:value-type="string">
            <text:p>00044C0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*512" office:value-type="float" office:value="282112" calcext:value-type="float">
            <text:p>282112</text:p>
          </table:table-cell>
          <table:table-cell table:formula="of:=DEC2HEX([.B553];8)" office:value-type="string" office:string-value="00044E00" calcext:value-type="string">
            <text:p>00044E00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*512" office:value-type="float" office:value="282624" calcext:value-type="float">
            <text:p>282624</text:p>
          </table:table-cell>
          <table:table-cell table:formula="of:=DEC2HEX([.B554];8)" office:value-type="string" office:string-value="00045000" calcext:value-type="string">
            <text:p>00045000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*512" office:value-type="float" office:value="283136" calcext:value-type="float">
            <text:p>283136</text:p>
          </table:table-cell>
          <table:table-cell table:formula="of:=DEC2HEX([.B555];8)" office:value-type="string" office:string-value="00045200" calcext:value-type="string">
            <text:p>00045200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*512" office:value-type="float" office:value="283648" calcext:value-type="float">
            <text:p>283648</text:p>
          </table:table-cell>
          <table:table-cell table:formula="of:=DEC2HEX([.B556];8)" office:value-type="string" office:string-value="00045400" calcext:value-type="string">
            <text:p>00045400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*512" office:value-type="float" office:value="284160" calcext:value-type="float">
            <text:p>284160</text:p>
          </table:table-cell>
          <table:table-cell table:formula="of:=DEC2HEX([.B557];8)" office:value-type="string" office:string-value="00045600" calcext:value-type="string">
            <text:p>00045600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*512" office:value-type="float" office:value="284672" calcext:value-type="float">
            <text:p>284672</text:p>
          </table:table-cell>
          <table:table-cell table:formula="of:=DEC2HEX([.B558];8)" office:value-type="string" office:string-value="00045800" calcext:value-type="string">
            <text:p>00045800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*512" office:value-type="float" office:value="285184" calcext:value-type="float">
            <text:p>285184</text:p>
          </table:table-cell>
          <table:table-cell table:formula="of:=DEC2HEX([.B559];8)" office:value-type="string" office:string-value="00045A00" calcext:value-type="string">
            <text:p>00045A00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*512" office:value-type="float" office:value="285696" calcext:value-type="float">
            <text:p>285696</text:p>
          </table:table-cell>
          <table:table-cell table:formula="of:=DEC2HEX([.B560];8)" office:value-type="string" office:string-value="00045C00" calcext:value-type="string">
            <text:p>00045C00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*512" office:value-type="float" office:value="286208" calcext:value-type="float">
            <text:p>286208</text:p>
          </table:table-cell>
          <table:table-cell table:formula="of:=DEC2HEX([.B561];8)" office:value-type="string" office:string-value="00045E00" calcext:value-type="string">
            <text:p>00045E00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*512" office:value-type="float" office:value="286720" calcext:value-type="float">
            <text:p>286720</text:p>
          </table:table-cell>
          <table:table-cell table:formula="of:=DEC2HEX([.B562];8)" office:value-type="string" office:string-value="00046000" calcext:value-type="string">
            <text:p>0004600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*512" office:value-type="float" office:value="287232" calcext:value-type="float">
            <text:p>287232</text:p>
          </table:table-cell>
          <table:table-cell table:formula="of:=DEC2HEX([.B563];8)" office:value-type="string" office:string-value="00046200" calcext:value-type="string">
            <text:p>00046200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*512" office:value-type="float" office:value="287744" calcext:value-type="float">
            <text:p>287744</text:p>
          </table:table-cell>
          <table:table-cell table:formula="of:=DEC2HEX([.B564];8)" office:value-type="string" office:string-value="00046400" calcext:value-type="string">
            <text:p>00046400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*512" office:value-type="float" office:value="288256" calcext:value-type="float">
            <text:p>288256</text:p>
          </table:table-cell>
          <table:table-cell table:formula="of:=DEC2HEX([.B565];8)" office:value-type="string" office:string-value="00046600" calcext:value-type="string">
            <text:p>00046600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*512" office:value-type="float" office:value="288768" calcext:value-type="float">
            <text:p>288768</text:p>
          </table:table-cell>
          <table:table-cell table:formula="of:=DEC2HEX([.B566];8)" office:value-type="string" office:string-value="00046800" calcext:value-type="string">
            <text:p>00046800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*512" office:value-type="float" office:value="289280" calcext:value-type="float">
            <text:p>289280</text:p>
          </table:table-cell>
          <table:table-cell table:formula="of:=DEC2HEX([.B567];8)" office:value-type="string" office:string-value="00046A00" calcext:value-type="string">
            <text:p>00046A00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*512" office:value-type="float" office:value="289792" calcext:value-type="float">
            <text:p>289792</text:p>
          </table:table-cell>
          <table:table-cell table:formula="of:=DEC2HEX([.B568];8)" office:value-type="string" office:string-value="00046C00" calcext:value-type="string">
            <text:p>00046C00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*512" office:value-type="float" office:value="290304" calcext:value-type="float">
            <text:p>290304</text:p>
          </table:table-cell>
          <table:table-cell table:formula="of:=DEC2HEX([.B569];8)" office:value-type="string" office:string-value="00046E00" calcext:value-type="string">
            <text:p>00046E00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*512" office:value-type="float" office:value="290816" calcext:value-type="float">
            <text:p>290816</text:p>
          </table:table-cell>
          <table:table-cell table:formula="of:=DEC2HEX([.B570];8)" office:value-type="string" office:string-value="00047000" calcext:value-type="string">
            <text:p>00047000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*512" office:value-type="float" office:value="291328" calcext:value-type="float">
            <text:p>291328</text:p>
          </table:table-cell>
          <table:table-cell table:formula="of:=DEC2HEX([.B571];8)" office:value-type="string" office:string-value="00047200" calcext:value-type="string">
            <text:p>00047200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*512" office:value-type="float" office:value="291840" calcext:value-type="float">
            <text:p>291840</text:p>
          </table:table-cell>
          <table:table-cell table:formula="of:=DEC2HEX([.B572];8)" office:value-type="string" office:string-value="00047400" calcext:value-type="string">
            <text:p>0004740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*512" office:value-type="float" office:value="292352" calcext:value-type="float">
            <text:p>292352</text:p>
          </table:table-cell>
          <table:table-cell table:formula="of:=DEC2HEX([.B573];8)" office:value-type="string" office:string-value="00047600" calcext:value-type="string">
            <text:p>00047600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*512" office:value-type="float" office:value="292864" calcext:value-type="float">
            <text:p>292864</text:p>
          </table:table-cell>
          <table:table-cell table:formula="of:=DEC2HEX([.B574];8)" office:value-type="string" office:string-value="00047800" calcext:value-type="string">
            <text:p>00047800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*512" office:value-type="float" office:value="293376" calcext:value-type="float">
            <text:p>293376</text:p>
          </table:table-cell>
          <table:table-cell table:formula="of:=DEC2HEX([.B575];8)" office:value-type="string" office:string-value="00047A00" calcext:value-type="string">
            <text:p>00047A00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*512" office:value-type="float" office:value="293888" calcext:value-type="float">
            <text:p>293888</text:p>
          </table:table-cell>
          <table:table-cell table:formula="of:=DEC2HEX([.B576];8)" office:value-type="string" office:string-value="00047C00" calcext:value-type="string">
            <text:p>00047C00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*512" office:value-type="float" office:value="294400" calcext:value-type="float">
            <text:p>294400</text:p>
          </table:table-cell>
          <table:table-cell table:formula="of:=DEC2HEX([.B577];8)" office:value-type="string" office:string-value="00047E00" calcext:value-type="string">
            <text:p>00047E00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*512" office:value-type="float" office:value="294912" calcext:value-type="float">
            <text:p>294912</text:p>
          </table:table-cell>
          <table:table-cell table:formula="of:=DEC2HEX([.B578];8)" office:value-type="string" office:string-value="00048000" calcext:value-type="string">
            <text:p>00048000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*512" office:value-type="float" office:value="295424" calcext:value-type="float">
            <text:p>295424</text:p>
          </table:table-cell>
          <table:table-cell table:formula="of:=DEC2HEX([.B579];8)" office:value-type="string" office:string-value="00048200" calcext:value-type="string">
            <text:p>00048200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*512" office:value-type="float" office:value="295936" calcext:value-type="float">
            <text:p>295936</text:p>
          </table:table-cell>
          <table:table-cell table:formula="of:=DEC2HEX([.B580];8)" office:value-type="string" office:string-value="00048400" calcext:value-type="string">
            <text:p>00048400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*512" office:value-type="float" office:value="296448" calcext:value-type="float">
            <text:p>296448</text:p>
          </table:table-cell>
          <table:table-cell table:formula="of:=DEC2HEX([.B581];8)" office:value-type="string" office:string-value="00048600" calcext:value-type="string">
            <text:p>00048600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*512" office:value-type="float" office:value="296960" calcext:value-type="float">
            <text:p>296960</text:p>
          </table:table-cell>
          <table:table-cell table:formula="of:=DEC2HEX([.B582];8)" office:value-type="string" office:string-value="00048800" calcext:value-type="string">
            <text:p>0004880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*512" office:value-type="float" office:value="297472" calcext:value-type="float">
            <text:p>297472</text:p>
          </table:table-cell>
          <table:table-cell table:formula="of:=DEC2HEX([.B583];8)" office:value-type="string" office:string-value="00048A00" calcext:value-type="string">
            <text:p>00048A00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*512" office:value-type="float" office:value="297984" calcext:value-type="float">
            <text:p>297984</text:p>
          </table:table-cell>
          <table:table-cell table:formula="of:=DEC2HEX([.B584];8)" office:value-type="string" office:string-value="00048C00" calcext:value-type="string">
            <text:p>00048C00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*512" office:value-type="float" office:value="298496" calcext:value-type="float">
            <text:p>298496</text:p>
          </table:table-cell>
          <table:table-cell table:formula="of:=DEC2HEX([.B585];8)" office:value-type="string" office:string-value="00048E00" calcext:value-type="string">
            <text:p>00048E00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*512" office:value-type="float" office:value="299008" calcext:value-type="float">
            <text:p>299008</text:p>
          </table:table-cell>
          <table:table-cell table:formula="of:=DEC2HEX([.B586];8)" office:value-type="string" office:string-value="00049000" calcext:value-type="string">
            <text:p>00049000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*512" office:value-type="float" office:value="299520" calcext:value-type="float">
            <text:p>299520</text:p>
          </table:table-cell>
          <table:table-cell table:formula="of:=DEC2HEX([.B587];8)" office:value-type="string" office:string-value="00049200" calcext:value-type="string">
            <text:p>00049200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*512" office:value-type="float" office:value="300032" calcext:value-type="float">
            <text:p>300032</text:p>
          </table:table-cell>
          <table:table-cell table:formula="of:=DEC2HEX([.B588];8)" office:value-type="string" office:string-value="00049400" calcext:value-type="string">
            <text:p>00049400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*512" office:value-type="float" office:value="300544" calcext:value-type="float">
            <text:p>300544</text:p>
          </table:table-cell>
          <table:table-cell table:formula="of:=DEC2HEX([.B589];8)" office:value-type="string" office:string-value="00049600" calcext:value-type="string">
            <text:p>00049600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*512" office:value-type="float" office:value="301056" calcext:value-type="float">
            <text:p>301056</text:p>
          </table:table-cell>
          <table:table-cell table:formula="of:=DEC2HEX([.B590];8)" office:value-type="string" office:string-value="00049800" calcext:value-type="string">
            <text:p>00049800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*512" office:value-type="float" office:value="301568" calcext:value-type="float">
            <text:p>301568</text:p>
          </table:table-cell>
          <table:table-cell table:formula="of:=DEC2HEX([.B591];8)" office:value-type="string" office:string-value="00049A00" calcext:value-type="string">
            <text:p>00049A00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*512" office:value-type="float" office:value="302080" calcext:value-type="float">
            <text:p>302080</text:p>
          </table:table-cell>
          <table:table-cell table:formula="of:=DEC2HEX([.B592];8)" office:value-type="string" office:string-value="00049C00" calcext:value-type="string">
            <text:p>00049C0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*512" office:value-type="float" office:value="302592" calcext:value-type="float">
            <text:p>302592</text:p>
          </table:table-cell>
          <table:table-cell table:formula="of:=DEC2HEX([.B593];8)" office:value-type="string" office:string-value="00049E00" calcext:value-type="string">
            <text:p>00049E00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*512" office:value-type="float" office:value="303104" calcext:value-type="float">
            <text:p>303104</text:p>
          </table:table-cell>
          <table:table-cell table:formula="of:=DEC2HEX([.B594];8)" office:value-type="string" office:string-value="0004A000" calcext:value-type="string">
            <text:p>0004A000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*512" office:value-type="float" office:value="303616" calcext:value-type="float">
            <text:p>303616</text:p>
          </table:table-cell>
          <table:table-cell table:formula="of:=DEC2HEX([.B595];8)" office:value-type="string" office:string-value="0004A200" calcext:value-type="string">
            <text:p>0004A200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*512" office:value-type="float" office:value="304128" calcext:value-type="float">
            <text:p>304128</text:p>
          </table:table-cell>
          <table:table-cell table:formula="of:=DEC2HEX([.B596];8)" office:value-type="string" office:string-value="0004A400" calcext:value-type="string">
            <text:p>0004A400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*512" office:value-type="float" office:value="304640" calcext:value-type="float">
            <text:p>304640</text:p>
          </table:table-cell>
          <table:table-cell table:formula="of:=DEC2HEX([.B597];8)" office:value-type="string" office:string-value="0004A600" calcext:value-type="string">
            <text:p>0004A600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*512" office:value-type="float" office:value="305152" calcext:value-type="float">
            <text:p>305152</text:p>
          </table:table-cell>
          <table:table-cell table:formula="of:=DEC2HEX([.B598];8)" office:value-type="string" office:string-value="0004A800" calcext:value-type="string">
            <text:p>0004A800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*512" office:value-type="float" office:value="305664" calcext:value-type="float">
            <text:p>305664</text:p>
          </table:table-cell>
          <table:table-cell table:formula="of:=DEC2HEX([.B599];8)" office:value-type="string" office:string-value="0004AA00" calcext:value-type="string">
            <text:p>0004AA00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*512" office:value-type="float" office:value="306176" calcext:value-type="float">
            <text:p>306176</text:p>
          </table:table-cell>
          <table:table-cell table:formula="of:=DEC2HEX([.B600];8)" office:value-type="string" office:string-value="0004AC00" calcext:value-type="string">
            <text:p>0004AC00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*512" office:value-type="float" office:value="306688" calcext:value-type="float">
            <text:p>306688</text:p>
          </table:table-cell>
          <table:table-cell table:formula="of:=DEC2HEX([.B601];8)" office:value-type="string" office:string-value="0004AE00" calcext:value-type="string">
            <text:p>0004AE0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*512" office:value-type="float" office:value="307200" calcext:value-type="float">
            <text:p>307200</text:p>
          </table:table-cell>
          <table:table-cell table:formula="of:=DEC2HEX([.B602];8)" office:value-type="string" office:string-value="0004B000" calcext:value-type="string">
            <text:p>0004B0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*512" office:value-type="float" office:value="307712" calcext:value-type="float">
            <text:p>307712</text:p>
          </table:table-cell>
          <table:table-cell table:formula="of:=DEC2HEX([.B603];8)" office:value-type="string" office:string-value="0004B200" calcext:value-type="string">
            <text:p>0004B200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*512" office:value-type="float" office:value="308224" calcext:value-type="float">
            <text:p>308224</text:p>
          </table:table-cell>
          <table:table-cell table:formula="of:=DEC2HEX([.B604];8)" office:value-type="string" office:string-value="0004B400" calcext:value-type="string">
            <text:p>0004B400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*512" office:value-type="float" office:value="308736" calcext:value-type="float">
            <text:p>308736</text:p>
          </table:table-cell>
          <table:table-cell table:formula="of:=DEC2HEX([.B605];8)" office:value-type="string" office:string-value="0004B600" calcext:value-type="string">
            <text:p>0004B600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*512" office:value-type="float" office:value="309248" calcext:value-type="float">
            <text:p>309248</text:p>
          </table:table-cell>
          <table:table-cell table:formula="of:=DEC2HEX([.B606];8)" office:value-type="string" office:string-value="0004B800" calcext:value-type="string">
            <text:p>0004B800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*512" office:value-type="float" office:value="309760" calcext:value-type="float">
            <text:p>309760</text:p>
          </table:table-cell>
          <table:table-cell table:formula="of:=DEC2HEX([.B607];8)" office:value-type="string" office:string-value="0004BA00" calcext:value-type="string">
            <text:p>0004BA00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*512" office:value-type="float" office:value="310272" calcext:value-type="float">
            <text:p>310272</text:p>
          </table:table-cell>
          <table:table-cell table:formula="of:=DEC2HEX([.B608];8)" office:value-type="string" office:string-value="0004BC00" calcext:value-type="string">
            <text:p>0004BC00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*512" office:value-type="float" office:value="310784" calcext:value-type="float">
            <text:p>310784</text:p>
          </table:table-cell>
          <table:table-cell table:formula="of:=DEC2HEX([.B609];8)" office:value-type="string" office:string-value="0004BE00" calcext:value-type="string">
            <text:p>0004BE00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*512" office:value-type="float" office:value="311296" calcext:value-type="float">
            <text:p>311296</text:p>
          </table:table-cell>
          <table:table-cell table:formula="of:=DEC2HEX([.B610];8)" office:value-type="string" office:string-value="0004C000" calcext:value-type="string">
            <text:p>0004C000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*512" office:value-type="float" office:value="311808" calcext:value-type="float">
            <text:p>311808</text:p>
          </table:table-cell>
          <table:table-cell table:formula="of:=DEC2HEX([.B611];8)" office:value-type="string" office:string-value="0004C200" calcext:value-type="string">
            <text:p>0004C200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*512" office:value-type="float" office:value="312320" calcext:value-type="float">
            <text:p>312320</text:p>
          </table:table-cell>
          <table:table-cell table:formula="of:=DEC2HEX([.B612];8)" office:value-type="string" office:string-value="0004C400" calcext:value-type="string">
            <text:p>0004C40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*512" office:value-type="float" office:value="312832" calcext:value-type="float">
            <text:p>312832</text:p>
          </table:table-cell>
          <table:table-cell table:formula="of:=DEC2HEX([.B613];8)" office:value-type="string" office:string-value="0004C600" calcext:value-type="string">
            <text:p>0004C600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*512" office:value-type="float" office:value="313344" calcext:value-type="float">
            <text:p>313344</text:p>
          </table:table-cell>
          <table:table-cell table:formula="of:=DEC2HEX([.B614];8)" office:value-type="string" office:string-value="0004C800" calcext:value-type="string">
            <text:p>0004C800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*512" office:value-type="float" office:value="313856" calcext:value-type="float">
            <text:p>313856</text:p>
          </table:table-cell>
          <table:table-cell table:formula="of:=DEC2HEX([.B615];8)" office:value-type="string" office:string-value="0004CA00" calcext:value-type="string">
            <text:p>0004CA00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*512" office:value-type="float" office:value="314368" calcext:value-type="float">
            <text:p>314368</text:p>
          </table:table-cell>
          <table:table-cell table:formula="of:=DEC2HEX([.B616];8)" office:value-type="string" office:string-value="0004CC00" calcext:value-type="string">
            <text:p>0004CC00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*512" office:value-type="float" office:value="314880" calcext:value-type="float">
            <text:p>314880</text:p>
          </table:table-cell>
          <table:table-cell table:formula="of:=DEC2HEX([.B617];8)" office:value-type="string" office:string-value="0004CE00" calcext:value-type="string">
            <text:p>0004CE00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*512" office:value-type="float" office:value="315392" calcext:value-type="float">
            <text:p>315392</text:p>
          </table:table-cell>
          <table:table-cell table:formula="of:=DEC2HEX([.B618];8)" office:value-type="string" office:string-value="0004D000" calcext:value-type="string">
            <text:p>0004D000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*512" office:value-type="float" office:value="315904" calcext:value-type="float">
            <text:p>315904</text:p>
          </table:table-cell>
          <table:table-cell table:formula="of:=DEC2HEX([.B619];8)" office:value-type="string" office:string-value="0004D200" calcext:value-type="string">
            <text:p>0004D200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*512" office:value-type="float" office:value="316416" calcext:value-type="float">
            <text:p>316416</text:p>
          </table:table-cell>
          <table:table-cell table:formula="of:=DEC2HEX([.B620];8)" office:value-type="string" office:string-value="0004D400" calcext:value-type="string">
            <text:p>0004D400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*512" office:value-type="float" office:value="316928" calcext:value-type="float">
            <text:p>316928</text:p>
          </table:table-cell>
          <table:table-cell table:formula="of:=DEC2HEX([.B621];8)" office:value-type="string" office:string-value="0004D600" calcext:value-type="string">
            <text:p>0004D600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*512" office:value-type="float" office:value="317440" calcext:value-type="float">
            <text:p>317440</text:p>
          </table:table-cell>
          <table:table-cell table:formula="of:=DEC2HEX([.B622];8)" office:value-type="string" office:string-value="0004D800" calcext:value-type="string">
            <text:p>0004D80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*512" office:value-type="float" office:value="317952" calcext:value-type="float">
            <text:p>317952</text:p>
          </table:table-cell>
          <table:table-cell table:formula="of:=DEC2HEX([.B623];8)" office:value-type="string" office:string-value="0004DA00" calcext:value-type="string">
            <text:p>0004DA00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*512" office:value-type="float" office:value="318464" calcext:value-type="float">
            <text:p>318464</text:p>
          </table:table-cell>
          <table:table-cell table:formula="of:=DEC2HEX([.B624];8)" office:value-type="string" office:string-value="0004DC00" calcext:value-type="string">
            <text:p>0004DC00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*512" office:value-type="float" office:value="318976" calcext:value-type="float">
            <text:p>318976</text:p>
          </table:table-cell>
          <table:table-cell table:formula="of:=DEC2HEX([.B625];8)" office:value-type="string" office:string-value="0004DE00" calcext:value-type="string">
            <text:p>0004DE00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*512" office:value-type="float" office:value="319488" calcext:value-type="float">
            <text:p>319488</text:p>
          </table:table-cell>
          <table:table-cell table:formula="of:=DEC2HEX([.B626];8)" office:value-type="string" office:string-value="0004E000" calcext:value-type="string">
            <text:p>0004E000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*512" office:value-type="float" office:value="320000" calcext:value-type="float">
            <text:p>320000</text:p>
          </table:table-cell>
          <table:table-cell table:formula="of:=DEC2HEX([.B627];8)" office:value-type="string" office:string-value="0004E200" calcext:value-type="string">
            <text:p>0004E200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*512" office:value-type="float" office:value="320512" calcext:value-type="float">
            <text:p>320512</text:p>
          </table:table-cell>
          <table:table-cell table:formula="of:=DEC2HEX([.B628];8)" office:value-type="string" office:string-value="0004E400" calcext:value-type="string">
            <text:p>0004E400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*512" office:value-type="float" office:value="321024" calcext:value-type="float">
            <text:p>321024</text:p>
          </table:table-cell>
          <table:table-cell table:formula="of:=DEC2HEX([.B629];8)" office:value-type="string" office:string-value="0004E600" calcext:value-type="string">
            <text:p>0004E600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*512" office:value-type="float" office:value="321536" calcext:value-type="float">
            <text:p>321536</text:p>
          </table:table-cell>
          <table:table-cell table:formula="of:=DEC2HEX([.B630];8)" office:value-type="string" office:string-value="0004E800" calcext:value-type="string">
            <text:p>0004E800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*512" office:value-type="float" office:value="322048" calcext:value-type="float">
            <text:p>322048</text:p>
          </table:table-cell>
          <table:table-cell table:formula="of:=DEC2HEX([.B631];8)" office:value-type="string" office:string-value="0004EA00" calcext:value-type="string">
            <text:p>0004EA00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*512" office:value-type="float" office:value="322560" calcext:value-type="float">
            <text:p>322560</text:p>
          </table:table-cell>
          <table:table-cell table:formula="of:=DEC2HEX([.B632];8)" office:value-type="string" office:string-value="0004EC00" calcext:value-type="string">
            <text:p>0004EC0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*512" office:value-type="float" office:value="323072" calcext:value-type="float">
            <text:p>323072</text:p>
          </table:table-cell>
          <table:table-cell table:formula="of:=DEC2HEX([.B633];8)" office:value-type="string" office:string-value="0004EE00" calcext:value-type="string">
            <text:p>0004EE00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*512" office:value-type="float" office:value="323584" calcext:value-type="float">
            <text:p>323584</text:p>
          </table:table-cell>
          <table:table-cell table:formula="of:=DEC2HEX([.B634];8)" office:value-type="string" office:string-value="0004F000" calcext:value-type="string">
            <text:p>0004F000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*512" office:value-type="float" office:value="324096" calcext:value-type="float">
            <text:p>324096</text:p>
          </table:table-cell>
          <table:table-cell table:formula="of:=DEC2HEX([.B635];8)" office:value-type="string" office:string-value="0004F200" calcext:value-type="string">
            <text:p>0004F200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*512" office:value-type="float" office:value="324608" calcext:value-type="float">
            <text:p>324608</text:p>
          </table:table-cell>
          <table:table-cell table:formula="of:=DEC2HEX([.B636];8)" office:value-type="string" office:string-value="0004F400" calcext:value-type="string">
            <text:p>0004F400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*512" office:value-type="float" office:value="325120" calcext:value-type="float">
            <text:p>325120</text:p>
          </table:table-cell>
          <table:table-cell table:formula="of:=DEC2HEX([.B637];8)" office:value-type="string" office:string-value="0004F600" calcext:value-type="string">
            <text:p>0004F600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*512" office:value-type="float" office:value="325632" calcext:value-type="float">
            <text:p>325632</text:p>
          </table:table-cell>
          <table:table-cell table:formula="of:=DEC2HEX([.B638];8)" office:value-type="string" office:string-value="0004F800" calcext:value-type="string">
            <text:p>0004F800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*512" office:value-type="float" office:value="326144" calcext:value-type="float">
            <text:p>326144</text:p>
          </table:table-cell>
          <table:table-cell table:formula="of:=DEC2HEX([.B639];8)" office:value-type="string" office:string-value="0004FA00" calcext:value-type="string">
            <text:p>0004FA00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*512" office:value-type="float" office:value="326656" calcext:value-type="float">
            <text:p>326656</text:p>
          </table:table-cell>
          <table:table-cell table:formula="of:=DEC2HEX([.B640];8)" office:value-type="string" office:string-value="0004FC00" calcext:value-type="string">
            <text:p>0004FC00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*512" office:value-type="float" office:value="327168" calcext:value-type="float">
            <text:p>327168</text:p>
          </table:table-cell>
          <table:table-cell table:formula="of:=DEC2HEX([.B641];8)" office:value-type="string" office:string-value="0004FE00" calcext:value-type="string">
            <text:p>0004FE00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*512" office:value-type="float" office:value="327680" calcext:value-type="float">
            <text:p>327680</text:p>
          </table:table-cell>
          <table:table-cell table:formula="of:=DEC2HEX([.B642];8)" office:value-type="string" office:string-value="00050000" calcext:value-type="string">
            <text:p>0005000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*512" office:value-type="float" office:value="328192" calcext:value-type="float">
            <text:p>328192</text:p>
          </table:table-cell>
          <table:table-cell table:formula="of:=DEC2HEX([.B643];8)" office:value-type="string" office:string-value="00050200" calcext:value-type="string">
            <text:p>00050200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*512" office:value-type="float" office:value="328704" calcext:value-type="float">
            <text:p>328704</text:p>
          </table:table-cell>
          <table:table-cell table:formula="of:=DEC2HEX([.B644];8)" office:value-type="string" office:string-value="00050400" calcext:value-type="string">
            <text:p>00050400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*512" office:value-type="float" office:value="329216" calcext:value-type="float">
            <text:p>329216</text:p>
          </table:table-cell>
          <table:table-cell table:formula="of:=DEC2HEX([.B645];8)" office:value-type="string" office:string-value="00050600" calcext:value-type="string">
            <text:p>00050600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*512" office:value-type="float" office:value="329728" calcext:value-type="float">
            <text:p>329728</text:p>
          </table:table-cell>
          <table:table-cell table:formula="of:=DEC2HEX([.B646];8)" office:value-type="string" office:string-value="00050800" calcext:value-type="string">
            <text:p>00050800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*512" office:value-type="float" office:value="330240" calcext:value-type="float">
            <text:p>330240</text:p>
          </table:table-cell>
          <table:table-cell table:formula="of:=DEC2HEX([.B647];8)" office:value-type="string" office:string-value="00050A00" calcext:value-type="string">
            <text:p>00050A00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*512" office:value-type="float" office:value="330752" calcext:value-type="float">
            <text:p>330752</text:p>
          </table:table-cell>
          <table:table-cell table:formula="of:=DEC2HEX([.B648];8)" office:value-type="string" office:string-value="00050C00" calcext:value-type="string">
            <text:p>00050C00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*512" office:value-type="float" office:value="331264" calcext:value-type="float">
            <text:p>331264</text:p>
          </table:table-cell>
          <table:table-cell table:formula="of:=DEC2HEX([.B649];8)" office:value-type="string" office:string-value="00050E00" calcext:value-type="string">
            <text:p>00050E00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*512" office:value-type="float" office:value="331776" calcext:value-type="float">
            <text:p>331776</text:p>
          </table:table-cell>
          <table:table-cell table:formula="of:=DEC2HEX([.B650];8)" office:value-type="string" office:string-value="00051000" calcext:value-type="string">
            <text:p>00051000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*512" office:value-type="float" office:value="332288" calcext:value-type="float">
            <text:p>332288</text:p>
          </table:table-cell>
          <table:table-cell table:formula="of:=DEC2HEX([.B651];8)" office:value-type="string" office:string-value="00051200" calcext:value-type="string">
            <text:p>00051200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*512" office:value-type="float" office:value="332800" calcext:value-type="float">
            <text:p>332800</text:p>
          </table:table-cell>
          <table:table-cell table:formula="of:=DEC2HEX([.B652];8)" office:value-type="string" office:string-value="00051400" calcext:value-type="string">
            <text:p>0005140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*512" office:value-type="float" office:value="333312" calcext:value-type="float">
            <text:p>333312</text:p>
          </table:table-cell>
          <table:table-cell table:formula="of:=DEC2HEX([.B653];8)" office:value-type="string" office:string-value="00051600" calcext:value-type="string">
            <text:p>00051600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*512" office:value-type="float" office:value="333824" calcext:value-type="float">
            <text:p>333824</text:p>
          </table:table-cell>
          <table:table-cell table:formula="of:=DEC2HEX([.B654];8)" office:value-type="string" office:string-value="00051800" calcext:value-type="string">
            <text:p>00051800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*512" office:value-type="float" office:value="334336" calcext:value-type="float">
            <text:p>334336</text:p>
          </table:table-cell>
          <table:table-cell table:formula="of:=DEC2HEX([.B655];8)" office:value-type="string" office:string-value="00051A00" calcext:value-type="string">
            <text:p>00051A00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*512" office:value-type="float" office:value="334848" calcext:value-type="float">
            <text:p>334848</text:p>
          </table:table-cell>
          <table:table-cell table:formula="of:=DEC2HEX([.B656];8)" office:value-type="string" office:string-value="00051C00" calcext:value-type="string">
            <text:p>00051C00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*512" office:value-type="float" office:value="335360" calcext:value-type="float">
            <text:p>335360</text:p>
          </table:table-cell>
          <table:table-cell table:formula="of:=DEC2HEX([.B657];8)" office:value-type="string" office:string-value="00051E00" calcext:value-type="string">
            <text:p>00051E00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*512" office:value-type="float" office:value="335872" calcext:value-type="float">
            <text:p>335872</text:p>
          </table:table-cell>
          <table:table-cell table:formula="of:=DEC2HEX([.B658];8)" office:value-type="string" office:string-value="00052000" calcext:value-type="string">
            <text:p>00052000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*512" office:value-type="float" office:value="336384" calcext:value-type="float">
            <text:p>336384</text:p>
          </table:table-cell>
          <table:table-cell table:formula="of:=DEC2HEX([.B659];8)" office:value-type="string" office:string-value="00052200" calcext:value-type="string">
            <text:p>00052200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*512" office:value-type="float" office:value="336896" calcext:value-type="float">
            <text:p>336896</text:p>
          </table:table-cell>
          <table:table-cell table:formula="of:=DEC2HEX([.B660];8)" office:value-type="string" office:string-value="00052400" calcext:value-type="string">
            <text:p>00052400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*512" office:value-type="float" office:value="337408" calcext:value-type="float">
            <text:p>337408</text:p>
          </table:table-cell>
          <table:table-cell table:formula="of:=DEC2HEX([.B661];8)" office:value-type="string" office:string-value="00052600" calcext:value-type="string">
            <text:p>00052600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*512" office:value-type="float" office:value="337920" calcext:value-type="float">
            <text:p>337920</text:p>
          </table:table-cell>
          <table:table-cell table:formula="of:=DEC2HEX([.B662];8)" office:value-type="string" office:string-value="00052800" calcext:value-type="string">
            <text:p>0005280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*512" office:value-type="float" office:value="338432" calcext:value-type="float">
            <text:p>338432</text:p>
          </table:table-cell>
          <table:table-cell table:formula="of:=DEC2HEX([.B663];8)" office:value-type="string" office:string-value="00052A00" calcext:value-type="string">
            <text:p>00052A00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*512" office:value-type="float" office:value="338944" calcext:value-type="float">
            <text:p>338944</text:p>
          </table:table-cell>
          <table:table-cell table:formula="of:=DEC2HEX([.B664];8)" office:value-type="string" office:string-value="00052C00" calcext:value-type="string">
            <text:p>00052C00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*512" office:value-type="float" office:value="339456" calcext:value-type="float">
            <text:p>339456</text:p>
          </table:table-cell>
          <table:table-cell table:formula="of:=DEC2HEX([.B665];8)" office:value-type="string" office:string-value="00052E00" calcext:value-type="string">
            <text:p>00052E00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*512" office:value-type="float" office:value="339968" calcext:value-type="float">
            <text:p>339968</text:p>
          </table:table-cell>
          <table:table-cell table:formula="of:=DEC2HEX([.B666];8)" office:value-type="string" office:string-value="00053000" calcext:value-type="string">
            <text:p>00053000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*512" office:value-type="float" office:value="340480" calcext:value-type="float">
            <text:p>340480</text:p>
          </table:table-cell>
          <table:table-cell table:formula="of:=DEC2HEX([.B667];8)" office:value-type="string" office:string-value="00053200" calcext:value-type="string">
            <text:p>00053200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*512" office:value-type="float" office:value="340992" calcext:value-type="float">
            <text:p>340992</text:p>
          </table:table-cell>
          <table:table-cell table:formula="of:=DEC2HEX([.B668];8)" office:value-type="string" office:string-value="00053400" calcext:value-type="string">
            <text:p>00053400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*512" office:value-type="float" office:value="341504" calcext:value-type="float">
            <text:p>341504</text:p>
          </table:table-cell>
          <table:table-cell table:formula="of:=DEC2HEX([.B669];8)" office:value-type="string" office:string-value="00053600" calcext:value-type="string">
            <text:p>00053600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*512" office:value-type="float" office:value="342016" calcext:value-type="float">
            <text:p>342016</text:p>
          </table:table-cell>
          <table:table-cell table:formula="of:=DEC2HEX([.B670];8)" office:value-type="string" office:string-value="00053800" calcext:value-type="string">
            <text:p>00053800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*512" office:value-type="float" office:value="342528" calcext:value-type="float">
            <text:p>342528</text:p>
          </table:table-cell>
          <table:table-cell table:formula="of:=DEC2HEX([.B671];8)" office:value-type="string" office:string-value="00053A00" calcext:value-type="string">
            <text:p>00053A00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*512" office:value-type="float" office:value="343040" calcext:value-type="float">
            <text:p>343040</text:p>
          </table:table-cell>
          <table:table-cell table:formula="of:=DEC2HEX([.B672];8)" office:value-type="string" office:string-value="00053C00" calcext:value-type="string">
            <text:p>00053C0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*512" office:value-type="float" office:value="343552" calcext:value-type="float">
            <text:p>343552</text:p>
          </table:table-cell>
          <table:table-cell table:formula="of:=DEC2HEX([.B673];8)" office:value-type="string" office:string-value="00053E00" calcext:value-type="string">
            <text:p>00053E00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*512" office:value-type="float" office:value="344064" calcext:value-type="float">
            <text:p>344064</text:p>
          </table:table-cell>
          <table:table-cell table:formula="of:=DEC2HEX([.B674];8)" office:value-type="string" office:string-value="00054000" calcext:value-type="string">
            <text:p>00054000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*512" office:value-type="float" office:value="344576" calcext:value-type="float">
            <text:p>344576</text:p>
          </table:table-cell>
          <table:table-cell table:formula="of:=DEC2HEX([.B675];8)" office:value-type="string" office:string-value="00054200" calcext:value-type="string">
            <text:p>00054200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*512" office:value-type="float" office:value="345088" calcext:value-type="float">
            <text:p>345088</text:p>
          </table:table-cell>
          <table:table-cell table:formula="of:=DEC2HEX([.B676];8)" office:value-type="string" office:string-value="00054400" calcext:value-type="string">
            <text:p>00054400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*512" office:value-type="float" office:value="345600" calcext:value-type="float">
            <text:p>345600</text:p>
          </table:table-cell>
          <table:table-cell table:formula="of:=DEC2HEX([.B677];8)" office:value-type="string" office:string-value="00054600" calcext:value-type="string">
            <text:p>00054600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*512" office:value-type="float" office:value="346112" calcext:value-type="float">
            <text:p>346112</text:p>
          </table:table-cell>
          <table:table-cell table:formula="of:=DEC2HEX([.B678];8)" office:value-type="string" office:string-value="00054800" calcext:value-type="string">
            <text:p>00054800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*512" office:value-type="float" office:value="346624" calcext:value-type="float">
            <text:p>346624</text:p>
          </table:table-cell>
          <table:table-cell table:formula="of:=DEC2HEX([.B679];8)" office:value-type="string" office:string-value="00054A00" calcext:value-type="string">
            <text:p>00054A00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*512" office:value-type="float" office:value="347136" calcext:value-type="float">
            <text:p>347136</text:p>
          </table:table-cell>
          <table:table-cell table:formula="of:=DEC2HEX([.B680];8)" office:value-type="string" office:string-value="00054C00" calcext:value-type="string">
            <text:p>00054C00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*512" office:value-type="float" office:value="347648" calcext:value-type="float">
            <text:p>347648</text:p>
          </table:table-cell>
          <table:table-cell table:formula="of:=DEC2HEX([.B681];8)" office:value-type="string" office:string-value="00054E00" calcext:value-type="string">
            <text:p>00054E00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*512" office:value-type="float" office:value="348160" calcext:value-type="float">
            <text:p>348160</text:p>
          </table:table-cell>
          <table:table-cell table:formula="of:=DEC2HEX([.B682];8)" office:value-type="string" office:string-value="00055000" calcext:value-type="string">
            <text:p>0005500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*512" office:value-type="float" office:value="348672" calcext:value-type="float">
            <text:p>348672</text:p>
          </table:table-cell>
          <table:table-cell table:formula="of:=DEC2HEX([.B683];8)" office:value-type="string" office:string-value="00055200" calcext:value-type="string">
            <text:p>00055200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*512" office:value-type="float" office:value="349184" calcext:value-type="float">
            <text:p>349184</text:p>
          </table:table-cell>
          <table:table-cell table:formula="of:=DEC2HEX([.B684];8)" office:value-type="string" office:string-value="00055400" calcext:value-type="string">
            <text:p>00055400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*512" office:value-type="float" office:value="349696" calcext:value-type="float">
            <text:p>349696</text:p>
          </table:table-cell>
          <table:table-cell table:formula="of:=DEC2HEX([.B685];8)" office:value-type="string" office:string-value="00055600" calcext:value-type="string">
            <text:p>00055600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*512" office:value-type="float" office:value="350208" calcext:value-type="float">
            <text:p>350208</text:p>
          </table:table-cell>
          <table:table-cell table:formula="of:=DEC2HEX([.B686];8)" office:value-type="string" office:string-value="00055800" calcext:value-type="string">
            <text:p>00055800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*512" office:value-type="float" office:value="350720" calcext:value-type="float">
            <text:p>350720</text:p>
          </table:table-cell>
          <table:table-cell table:formula="of:=DEC2HEX([.B687];8)" office:value-type="string" office:string-value="00055A00" calcext:value-type="string">
            <text:p>00055A00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*512" office:value-type="float" office:value="351232" calcext:value-type="float">
            <text:p>351232</text:p>
          </table:table-cell>
          <table:table-cell table:formula="of:=DEC2HEX([.B688];8)" office:value-type="string" office:string-value="00055C00" calcext:value-type="string">
            <text:p>00055C00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*512" office:value-type="float" office:value="351744" calcext:value-type="float">
            <text:p>351744</text:p>
          </table:table-cell>
          <table:table-cell table:formula="of:=DEC2HEX([.B689];8)" office:value-type="string" office:string-value="00055E00" calcext:value-type="string">
            <text:p>00055E00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*512" office:value-type="float" office:value="352256" calcext:value-type="float">
            <text:p>352256</text:p>
          </table:table-cell>
          <table:table-cell table:formula="of:=DEC2HEX([.B690];8)" office:value-type="string" office:string-value="00056000" calcext:value-type="string">
            <text:p>00056000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*512" office:value-type="float" office:value="352768" calcext:value-type="float">
            <text:p>352768</text:p>
          </table:table-cell>
          <table:table-cell table:formula="of:=DEC2HEX([.B691];8)" office:value-type="string" office:string-value="00056200" calcext:value-type="string">
            <text:p>00056200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*512" office:value-type="float" office:value="353280" calcext:value-type="float">
            <text:p>353280</text:p>
          </table:table-cell>
          <table:table-cell table:formula="of:=DEC2HEX([.B692];8)" office:value-type="string" office:string-value="00056400" calcext:value-type="string">
            <text:p>0005640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*512" office:value-type="float" office:value="353792" calcext:value-type="float">
            <text:p>353792</text:p>
          </table:table-cell>
          <table:table-cell table:formula="of:=DEC2HEX([.B693];8)" office:value-type="string" office:string-value="00056600" calcext:value-type="string">
            <text:p>00056600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*512" office:value-type="float" office:value="354304" calcext:value-type="float">
            <text:p>354304</text:p>
          </table:table-cell>
          <table:table-cell table:formula="of:=DEC2HEX([.B694];8)" office:value-type="string" office:string-value="00056800" calcext:value-type="string">
            <text:p>00056800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*512" office:value-type="float" office:value="354816" calcext:value-type="float">
            <text:p>354816</text:p>
          </table:table-cell>
          <table:table-cell table:formula="of:=DEC2HEX([.B695];8)" office:value-type="string" office:string-value="00056A00" calcext:value-type="string">
            <text:p>00056A00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*512" office:value-type="float" office:value="355328" calcext:value-type="float">
            <text:p>355328</text:p>
          </table:table-cell>
          <table:table-cell table:formula="of:=DEC2HEX([.B696];8)" office:value-type="string" office:string-value="00056C00" calcext:value-type="string">
            <text:p>00056C00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*512" office:value-type="float" office:value="355840" calcext:value-type="float">
            <text:p>355840</text:p>
          </table:table-cell>
          <table:table-cell table:formula="of:=DEC2HEX([.B697];8)" office:value-type="string" office:string-value="00056E00" calcext:value-type="string">
            <text:p>00056E0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*512" office:value-type="float" office:value="356352" calcext:value-type="float">
            <text:p>356352</text:p>
          </table:table-cell>
          <table:table-cell table:formula="of:=DEC2HEX([.B698];8)" office:value-type="string" office:string-value="00057000" calcext:value-type="string">
            <text:p>00057000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*512" office:value-type="float" office:value="356864" calcext:value-type="float">
            <text:p>356864</text:p>
          </table:table-cell>
          <table:table-cell table:formula="of:=DEC2HEX([.B699];8)" office:value-type="string" office:string-value="00057200" calcext:value-type="string">
            <text:p>00057200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*512" office:value-type="float" office:value="357376" calcext:value-type="float">
            <text:p>357376</text:p>
          </table:table-cell>
          <table:table-cell table:formula="of:=DEC2HEX([.B700];8)" office:value-type="string" office:string-value="00057400" calcext:value-type="string">
            <text:p>00057400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*512" office:value-type="float" office:value="357888" calcext:value-type="float">
            <text:p>357888</text:p>
          </table:table-cell>
          <table:table-cell table:formula="of:=DEC2HEX([.B701];8)" office:value-type="string" office:string-value="00057600" calcext:value-type="string">
            <text:p>0005760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*512" office:value-type="float" office:value="358400" calcext:value-type="float">
            <text:p>358400</text:p>
          </table:table-cell>
          <table:table-cell table:formula="of:=DEC2HEX([.B702];8)" office:value-type="string" office:string-value="00057800" calcext:value-type="string">
            <text:p>000578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*512" office:value-type="float" office:value="358912" calcext:value-type="float">
            <text:p>358912</text:p>
          </table:table-cell>
          <table:table-cell table:formula="of:=DEC2HEX([.B703];8)" office:value-type="string" office:string-value="00057A00" calcext:value-type="string">
            <text:p>00057A00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*512" office:value-type="float" office:value="359424" calcext:value-type="float">
            <text:p>359424</text:p>
          </table:table-cell>
          <table:table-cell table:formula="of:=DEC2HEX([.B704];8)" office:value-type="string" office:string-value="00057C00" calcext:value-type="string">
            <text:p>00057C00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*512" office:value-type="float" office:value="359936" calcext:value-type="float">
            <text:p>359936</text:p>
          </table:table-cell>
          <table:table-cell table:formula="of:=DEC2HEX([.B705];8)" office:value-type="string" office:string-value="00057E00" calcext:value-type="string">
            <text:p>00057E00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*512" office:value-type="float" office:value="360448" calcext:value-type="float">
            <text:p>360448</text:p>
          </table:table-cell>
          <table:table-cell table:formula="of:=DEC2HEX([.B706];8)" office:value-type="string" office:string-value="00058000" calcext:value-type="string">
            <text:p>00058000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*512" office:value-type="float" office:value="360960" calcext:value-type="float">
            <text:p>360960</text:p>
          </table:table-cell>
          <table:table-cell table:formula="of:=DEC2HEX([.B707];8)" office:value-type="string" office:string-value="00058200" calcext:value-type="string">
            <text:p>00058200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*512" office:value-type="float" office:value="361472" calcext:value-type="float">
            <text:p>361472</text:p>
          </table:table-cell>
          <table:table-cell table:formula="of:=DEC2HEX([.B708];8)" office:value-type="string" office:string-value="00058400" calcext:value-type="string">
            <text:p>00058400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*512" office:value-type="float" office:value="361984" calcext:value-type="float">
            <text:p>361984</text:p>
          </table:table-cell>
          <table:table-cell table:formula="of:=DEC2HEX([.B709];8)" office:value-type="string" office:string-value="00058600" calcext:value-type="string">
            <text:p>00058600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*512" office:value-type="float" office:value="362496" calcext:value-type="float">
            <text:p>362496</text:p>
          </table:table-cell>
          <table:table-cell table:formula="of:=DEC2HEX([.B710];8)" office:value-type="string" office:string-value="00058800" calcext:value-type="string">
            <text:p>00058800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*512" office:value-type="float" office:value="363008" calcext:value-type="float">
            <text:p>363008</text:p>
          </table:table-cell>
          <table:table-cell table:formula="of:=DEC2HEX([.B711];8)" office:value-type="string" office:string-value="00058A00" calcext:value-type="string">
            <text:p>00058A00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*512" office:value-type="float" office:value="363520" calcext:value-type="float">
            <text:p>363520</text:p>
          </table:table-cell>
          <table:table-cell table:formula="of:=DEC2HEX([.B712];8)" office:value-type="string" office:string-value="00058C00" calcext:value-type="string">
            <text:p>00058C0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*512" office:value-type="float" office:value="364032" calcext:value-type="float">
            <text:p>364032</text:p>
          </table:table-cell>
          <table:table-cell table:formula="of:=DEC2HEX([.B713];8)" office:value-type="string" office:string-value="00058E00" calcext:value-type="string">
            <text:p>00058E00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*512" office:value-type="float" office:value="364544" calcext:value-type="float">
            <text:p>364544</text:p>
          </table:table-cell>
          <table:table-cell table:formula="of:=DEC2HEX([.B714];8)" office:value-type="string" office:string-value="00059000" calcext:value-type="string">
            <text:p>00059000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*512" office:value-type="float" office:value="365056" calcext:value-type="float">
            <text:p>365056</text:p>
          </table:table-cell>
          <table:table-cell table:formula="of:=DEC2HEX([.B715];8)" office:value-type="string" office:string-value="00059200" calcext:value-type="string">
            <text:p>00059200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*512" office:value-type="float" office:value="365568" calcext:value-type="float">
            <text:p>365568</text:p>
          </table:table-cell>
          <table:table-cell table:formula="of:=DEC2HEX([.B716];8)" office:value-type="string" office:string-value="00059400" calcext:value-type="string">
            <text:p>00059400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*512" office:value-type="float" office:value="366080" calcext:value-type="float">
            <text:p>366080</text:p>
          </table:table-cell>
          <table:table-cell table:formula="of:=DEC2HEX([.B717];8)" office:value-type="string" office:string-value="00059600" calcext:value-type="string">
            <text:p>00059600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*512" office:value-type="float" office:value="366592" calcext:value-type="float">
            <text:p>366592</text:p>
          </table:table-cell>
          <table:table-cell table:formula="of:=DEC2HEX([.B718];8)" office:value-type="string" office:string-value="00059800" calcext:value-type="string">
            <text:p>00059800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*512" office:value-type="float" office:value="367104" calcext:value-type="float">
            <text:p>367104</text:p>
          </table:table-cell>
          <table:table-cell table:formula="of:=DEC2HEX([.B719];8)" office:value-type="string" office:string-value="00059A00" calcext:value-type="string">
            <text:p>00059A00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*512" office:value-type="float" office:value="367616" calcext:value-type="float">
            <text:p>367616</text:p>
          </table:table-cell>
          <table:table-cell table:formula="of:=DEC2HEX([.B720];8)" office:value-type="string" office:string-value="00059C00" calcext:value-type="string">
            <text:p>00059C00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*512" office:value-type="float" office:value="368128" calcext:value-type="float">
            <text:p>368128</text:p>
          </table:table-cell>
          <table:table-cell table:formula="of:=DEC2HEX([.B721];8)" office:value-type="string" office:string-value="00059E00" calcext:value-type="string">
            <text:p>00059E00</text:p>
          </table:table-cell>
          <table:table-cell table:number-columns-repeated="4"/>
        </table:table-row>
        <table:table-row table:style-name="ro1" table:number-rows-repeated="10478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11:47:50.088426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0T01:06:58.602464383</meta:creation-date>
    <dc:date>2020-08-15T11:59:31.594931773</dc:date>
    <meta:editing-duration>PT7H26M26S</meta:editing-duration>
    <meta:editing-cycles>6</meta:editing-cycles>
    <meta:generator>LibreOffice/6.4.5.2$Linux_X86_64 LibreOffice_project/a726b36747cf2001e06b58ad5db1aa3a9a1872d6</meta:generator>
    <meta:document-statistic meta:table-count="1" meta:cell-count="2176" meta:object-count="0"/>
  </office:meta>
</office:document-meta>
</file>